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5.119cm"/>
    </style:style>
    <style:style style:family="table-column" style:name="co2">
      <style:table-column-properties fo:break-before="auto" style:column-width="11.188cm"/>
    </style:style>
    <style:style style:family="table-column" style:name="co3">
      <style:table-column-properties fo:break-before="auto" style:column-width="0.923cm"/>
    </style:style>
    <style:style style:family="table-column" style:name="co4">
      <style:table-column-properties fo:break-before="auto" style:column-width="2.041cm"/>
    </style:style>
    <style:style style:family="table-column" style:name="co5">
      <style:table-column-properties fo:break-before="auto" style:column-width="2.21cm"/>
    </style:style>
    <style:style style:family="table-column" style:name="co6">
      <style:table-column-properties fo:break-before="auto" style:column-width="2.432cm"/>
    </style:style>
    <style:style style:family="table-column" style:name="co7">
      <style:table-column-properties fo:break-before="auto" style:column-width="2.406cm"/>
    </style:style>
    <style:style style:family="table-column" style:name="co8">
      <style:table-column-properties fo:break-before="auto" style:column-width="2.321cm"/>
    </style:style>
    <style:style style:family="table-column" style:name="co9">
      <style:table-column-properties fo:break-before="auto" style:column-width="2.182cm"/>
    </style:style>
    <style:style style:family="table-column" style:name="co10">
      <style:table-column-properties fo:break-before="auto" style:column-width="2.097cm"/>
    </style:style>
    <style:style style:family="table-column" style:name="co11">
      <style:table-column-properties fo:break-before="auto" style:column-width="2.378cm"/>
    </style:style>
    <style:style style:family="table-column" style:name="co12">
      <style:table-column-properties fo:break-before="auto" style:column-width="1.774cm"/>
    </style:style>
    <style:style style:family="table-column" style:name="co13">
      <style:table-column-properties fo:break-before="auto" style:column-width="3.16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9cm"/>
    </style:style>
    <style:style style:family="table-row" style:name="ro3">
      <style:table-row-properties fo:break-before="auto" style:use-optimal-row-height="false" style:row-height="0.953cm"/>
    </style:style>
    <style:style style:family="table-row" style:name="ro4">
      <style:table-row-properties fo:break-before="auto" style:use-optimal-row-height="false" style:row-height="0.45cm"/>
    </style:style>
    <style:style style:family="table" style:name="ta1" style:master-page-name="PageStyle_5f_VIERDE_20_GEDEELTE">
      <style:table-properties style:writing-mode="lr-tb" table:display="true"/>
    </style:style>
    <style:style style:family="table" style:name="ta2" style:master-page-name="PageStyle_5f_Opmerkingen">
      <style:table-properties style:writing-mode="lr-tb" table:display="true"/>
    </style:style>
    <number:number-style style:name="N1">
      <number:number number:decimal-places="0" number:min-integer-digits="1"/>
    </number:number-style>
    <number:number-style style:name="N3">
      <number:number number:grouping="true" number:decimal-places="0" number:min-integer-digits="1"/>
    </number:number-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Default" style:name="ce10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20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27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family="table-cell" style:parent-style-name="Default" style:name="ce40">
      <style:table-cell-properties fo:padding="0.071cm"/>
      <style:text-properties style:text-outline="false" style:text-line-through-type="none" fo:font-style="italic" style:font-style-asian="italic" style:text-line-through-style="none" style:font-size-complex="10pt" style:font-size-asian="10pt" style:font-style-complex="italic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270"/>
      <style:paragraph-properties fo:margin-left="0cm" style:writing-mode="page" css3t:text-justify="auto"/>
    </style:style>
    <style:style style:data-style-name="N1" style:family="table-cell" style:parent-style-name="Default" style:name="ce43">
      <style:table-cell-properties fo:padding="0.071cm"/>
    </style:style>
    <style:style style:data-style-name="N1" style:family="table-cell" style:parent-style-name="Default" style:name="ce44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VIERDE GEDEELTE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5" table:default-cell-style-name="ce9"/>
        <table:table-column table:style-name="co9" table:default-cell-style-name="ce9"/>
        <table:table-column table:style-name="co6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Default" table:number-columns-repeated="1011"/>
        <table:table-row table:style-name="ro1">
          <table:table-cell ns41:value-type="string" table:style-name="TL Title" office:value-type="string">
            <office:annotation draw:style-name="gr1" svg:height="2.727cm" draw:caption-point-y="-0.042cm" svg:width="5.835cm" svg:x="5.534cm" draw:caption-point-x="-0.426cm" svg:y="0.052cm" draw:text-style-name="P1">
              <dc:creator>CDM</dc:creator>
              <dc:date>2014-12-12T00:00:00</dc:date>
              <text:p text:style-name="P1"><text:span text:style-name="T1">Let op! In deze tabel staan de nummers van de noten achter de slash, u kunt de bijbehorende opmerkingen in het volgende tabblad (zelfde regel) terugvinden.</text:span></text:p>
            </office:annotation>
            <text:p>HERTOGDOM LIMBURG - VIERDE GEDEELTE. INDEELING DER BEVOLKING NAAR DE BEROEPEN.</text:p>
          </table:table-cell>
          <table:table-cell table:style-name="ce11"/>
          <table:table-cell table:style-name="ce19" table:number-columns-repeated="11"/>
          <table:table-cell table:style-name="ce35"/>
          <table:table-cell table:number-columns-repeated="1010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2">
          <table:table-cell ns41:value-type="string" table:number-rows-spanned="3" table:style-name="TL RowProperty" table:number-columns-spanned="1" office:value-type="string">
            <text:p>Gebied</text:p>
          </table:table-cell>
          <table:table-cell ns41:value-type="string" table:number-rows-spanned="3" table:style-name="TL RowProperty" table:number-columns-spanned="1" office:value-type="string">
            <text:p>Beroepen of middelen van bestaan</text:p>
          </table:table-cell>
          <table:table-cell table:style-name="ce20"/>
          <table:table-cell ns41:value-type="string" table:number-rows-spanned="1" table:style-name="TL ColHeader" table:number-columns-spanned="2" office:value-type="string">
            <text:p>Beneden de 10 jaren</text:p>
          </table:table-cell>
          <table:covered-table-cell table:style-name="ce27"/>
          <table:table-cell ns41:value-type="string" table:number-rows-spanned="1" table:style-name="TL ColHeader" table:number-columns-spanned="2" office:value-type="string">
            <text:p>Van 10 en 11 jaren</text:p>
          </table:table-cell>
          <table:covered-table-cell table:style-name="ce27"/>
          <table:table-cell ns41:value-type="string" table:number-rows-spanned="1" table:style-name="TL ColHeader" table:number-columns-spanned="2" office:value-type="string">
            <text:p>Van 12 tot en met 15 jaren</text:p>
          </table:table-cell>
          <table:covered-table-cell table:style-name="ce27"/>
          <table:table-cell ns41:value-type="string" table:number-rows-spanned="1" table:style-name="TL ColHeader" table:number-columns-spanned="2" office:value-type="string">
            <text:p>Van 16 jaren en daarboven</text:p>
          </table:table-cell>
          <table:covered-table-cell table:style-name="ce27"/>
          <table:table-cell ns41:value-type="string" table:number-rows-spanned="2" table:style-name="TL ColHeader" table:number-columns-spanned="3" office:value-type="string">
            <text:p>TOTAAL</text:p>
          </table:table-cell>
          <table:covered-table-cell table:style-name="ce27"/>
          <table:covered-table-cell table:style-name="ce34"/>
          <table:table-cell table:number-columns-repeated="1010"/>
        </table:table-row>
        <table:table-row table:style-name="ro3">
          <table:covered-table-cell table:style-name="ce4"/>
          <table:covered-table-cell table:style-name="ce13"/>
          <table:table-cell table:style-name="ce21"/>
          <table:table-cell ns41:value-type="string" table:number-rows-spanned="1" table:style-name="TL ColHeader" table:number-columns-spanned="2" office:value-type="string">
            <text:p>Geboren in 1849 tot en met 1840</text:p>
          </table:table-cell>
          <table:covered-table-cell table:style-name="ce28"/>
          <table:table-cell ns41:value-type="string" table:number-rows-spanned="1" table:style-name="TL ColHeader" table:number-columns-spanned="2" office:value-type="string">
            <text:p>Geboren in 1839 en 1838</text:p>
          </table:table-cell>
          <table:covered-table-cell table:style-name="ce28"/>
          <table:table-cell ns41:value-type="string" table:number-rows-spanned="1" table:style-name="TL ColHeader" table:number-columns-spanned="2" office:value-type="string">
            <text:p>Geboren in 1837 tot en met 1834</text:p>
          </table:table-cell>
          <table:covered-table-cell table:style-name="ce28"/>
          <table:table-cell ns41:value-type="string" table:number-rows-spanned="1" table:style-name="TL ColHeader" table:number-columns-spanned="2" office:value-type="string">
            <text:p>Geboren in 1833 en vroegere jaren.</text:p>
          </table:table-cell>
          <table:covered-table-cell table:style-name="TL ColHeader" table:number-columns-repeated="3"/>
          <table:covered-table-cell table:style-name="ce13"/>
          <table:table-cell table:number-columns-repeated="1010"/>
        </table:table-row>
        <table:table-row table:style-name="ro1">
          <table:covered-table-cell table:style-name="ce5"/>
          <table:covered-table-cell table:style-name="ce14"/>
          <table:table-cell table:style-name="ce20"/>
          <table:table-cell ns41:value-type="string" table:style-name="TL ColHeader" office:value-type="string">
            <text:p>Mannelijk </text:p>
          </table:table-cell>
          <table:table-cell ns41:value-type="string" table:style-name="TL ColHeader" office:value-type="string">
            <text:p>Vrouwelijk</text:p>
          </table:table-cell>
          <table:table-cell ns41:value-type="string" table:style-name="TL ColHeader" office:value-type="string">
            <text:p>Mannelijk </text:p>
          </table:table-cell>
          <table:table-cell ns41:value-type="string" table:style-name="TL ColHeader" office:value-type="string">
            <text:p>Vrouwelijk</text:p>
          </table:table-cell>
          <table:table-cell ns41:value-type="string" table:style-name="TL ColHeader" office:value-type="string">
            <text:p>Mannelijk </text:p>
          </table:table-cell>
          <table:table-cell ns41:value-type="string" table:style-name="TL ColHeader" office:value-type="string">
            <text:p>Vrouwelijk</text:p>
          </table:table-cell>
          <table:table-cell ns41:value-type="string" table:style-name="TL ColHeader" office:value-type="string">
            <text:p>Mannelijk </text:p>
          </table:table-cell>
          <table:table-cell ns41:value-type="string" table:style-name="TL ColHeader" office:value-type="string">
            <text:p>Vrouwelijk</text:p>
          </table:table-cell>
          <table:table-cell ns41:value-type="string" table:style-name="TL ColHeader" office:value-type="string">
            <text:p>Mannelijk </text:p>
          </table:table-cell>
          <table:table-cell ns41:value-type="string" table:style-name="TL ColHeader" office:value-type="string">
            <text:p>Vrouwelijk</text:p>
          </table:table-cell>
          <table:table-cell ns41:value-type="string" table:style-name="TL ColHeader" office:value-type="string">
            <text:p>Totaal</text:p>
          </table:table-cell>
          <table:table-cell table:number-columns-repeated="1010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Aannem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Aardappelenmeel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Aardewerk- en porcelein-fabrijkan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5" office:value-type="float">
            <text:p>3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Aardewerk- en porcelein-kooplie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Advoka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Afbraak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Aluin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Ambtenaren Staats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0" office:value-type="float">
            <text:p>80</text:p>
          </table:table-cell>
          <table:table-cell table:style-name="TL Data"/>
          <table:table-cell ns41:value-type="float" table:style-name="TL Data" office:value="80" office:value-type="float">
            <text:p>80</text:p>
          </table:table-cell>
          <table:table-cell table:style-name="TL Data"/>
          <table:table-cell ns41:value-type="float" table:style-name="TL Data" office:value="80" office:value-type="float">
            <text:p>8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Ambtenaren Provinciale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Ambtenaren Gemeente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6" office:value-type="float">
            <text:p>56</text:p>
          </table:table-cell>
          <table:table-cell table:style-name="TL Data"/>
          <table:table-cell ns41:value-type="float" table:style-name="TL Data" office:value="56" office:value-type="float">
            <text:p>56</text:p>
          </table:table-cell>
          <table:table-cell table:style-name="TL Data"/>
          <table:table-cell ns41:value-type="float" table:style-name="TL Data" office:value="56" office:value-type="float">
            <text:p>5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Ambtenaren Niet genoemde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Apothekers, drogis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table:style-name="TL Data" office:value="41" office:value-type="float">
            <text:p>41</text:p>
          </table:table-cell>
          <table:table-cell table:style-name="TL Data"/>
          <table:table-cell ns41:value-type="float" table:style-name="TL Data" office:value="41" office:value-type="float">
            <text:p>4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Arbeiders, daglooner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149" office:value-type="float">
            <text:p>1,149</text:p>
          </table:table-cell>
          <table:table-cell ns41:value-type="float" table:style-name="TL Data" office:value="857" office:value-type="float">
            <text:p>857</text:p>
          </table:table-cell>
          <table:table-cell ns41:value-type="float" table:style-name="TL Data" office:value="1216" office:value-type="float">
            <text:p>1,216</text:p>
          </table:table-cell>
          <table:table-cell ns41:value-type="float" table:style-name="TL Data" office:value="896" office:value-type="float">
            <text:p>896</text:p>
          </table:table-cell>
          <table:table-cell ns41:value-type="float" table:style-name="TL Data" office:value="2112" office:value-type="float">
            <text:p>2,1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Asch-, bagger-, vuilnislieden, asch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Azijnstokers, kunstazij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Baardscheerders, kappers, paruik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8" office:value-type="float">
            <text:p>4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Badstoofhou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Bankiers, effectenhandelaars, geldwisselaars, kass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Bed- en matrassenmakers en verhuurders, behangers, stoffeerd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Beeldhouwers, lofwerk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Beleenbankhouders, inbrenge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Best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Bestellers, expediteurs, factoors, voetboden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6" office:value-type="float">
            <text:p>2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Bezembinders, rietboeren, rijs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Bierbrouwers, bierst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3" office:value-type="float">
            <text:p>6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Billard-, kaats-ball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Bleekers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1" office:value-type="float">
            <text:p>2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Blik-, en pleetwerkers, lamp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Bloemisten, boomkweekers, tuiniers, warmoezen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0" office:value-type="float">
            <text:p>4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Boekbin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Boek- en dagbladdrukkers en verkoopers 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Boek- en dagbladdrukkers en verkoopers knechts, letterzet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Bontwer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Bordpapier (werkers in) doozen-, kaart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Borduurwerkers, kantwerk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Borstel-, kaarden-, kammen-, rijven-, zeeft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Bouwmeesters, civiel ingeni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Branders en stokers van stroop, likeuren, sterke drank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Breuk- en draagbanden-, keurslijv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Brillenslijpers en 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Brood-, kleingoed-, koek- en banketbakkers en slij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8" office:value-type="float">
            <text:p>14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Bijenteelt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Chicorei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Chocolade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Dagbladschrijvers, letterkundig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Debiteurs en gedelegeerden in de loterij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Dekkers (lei-, pannen-, riet-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0" office:value-type="float">
            <text:p>5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Deurwaa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Dienstboden, bakers, huisbewaarders, minnen, oppassers, portiers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130" office:value-type="float">
            <text:p>1,130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152" office:value-type="float">
            <text:p>1,152</text:p>
          </table:table-cell>
          <table:table-cell ns41:value-type="float" table:style-name="TL Data" office:value="1324" office:value-type="float">
            <text:p>1,32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Doodgravers, bedienaars van begravenissen, verhuurders van rouwkleed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Fabrijkanten van verschillenden aard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Fineerza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Gaarkeukenhoud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Galanteriewarenhand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Garen- en bandwinkel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Gas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Geneesheeren, heelmeesters, officieren van gezondheid, oog- en tandmeesters, vroedmeesters, vroedvrouwen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7" office:value-type="float">
            <text:p>3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Gepensioneerden (burgerlijke en militair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42" office:value-type="float">
            <text:p>24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Geschutgieters, geweer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121" office:value-type="float">
            <text:p>121</text:p>
          </table:table-cell>
          <table:table-cell table:style-name="TL Data"/>
          <table:table-cell ns41:value-type="float" table:style-name="TL Data" office:value="144" office:value-type="float">
            <text:p>144</text:p>
          </table:table-cell>
          <table:table-cell table:style-name="TL Data"/>
          <table:table-cell ns41:value-type="float" table:style-name="TL Data" office:value="144" office:value-type="float">
            <text:p>14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Gezantschappen en consulaten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Glasblaz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table:style-name="TL Data" office:value="53" office:value-type="float">
            <text:p>53</text:p>
          </table:table-cell>
          <table:table-cell table:style-name="TL Data"/>
          <table:table-cell ns41:value-type="float" table:style-name="TL Data" office:value="53" office:value-type="float">
            <text:p>5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Godsdienstleeraren en aan de dienst verbonden personen. Protestanten, predi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Godsdienstleeraren en aan de dienst verbonden personen. Protestant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Godsdienstleeraren en aan de dienst verbonden personen. Roomsch-Catholijken, pastoors, kapellaan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4" office:value-type="float">
            <text:p>34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Godsdienstleeraren en aan de dienst verbonden personen. Roomsch-Catholijk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Godsdienstleeraren en aan de dienst verbonden personen. Roomsch-Catholijken, kloosterlingen, geestelijke zu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5" office:value-type="float">
            <text:p>4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Godsdienstleeraren en aan de dienst verbonden personen. Israeliten, rabbijn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Godsdienstleeraren en aan de dienst verbonden personen. Israelit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Gouddraadtrekkers, passementwerkers, galon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Graanhandelaars, gist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6" office:value-type="float">
            <text:p>2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Graveurs op hout, metaal en steen, stempel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Griendbaz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Groenten-, fruit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99" office:value-type="float">
            <text:p>9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Grondeigena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2" office:value-type="float">
            <text:p>2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Grossiers, slij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Grutters, kruiden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Haar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Handelsleerling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Handelsreizi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Handschoenen- en dass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Haven- en baken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Heemraden en verdere ambtenaren van de waterschapp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Heetmaaij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Hennep- en vlasbereiders en teel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Herbergiers, kasteleins, koffijhuishouders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00" office:value-type="float">
            <text:p>10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Herders en veeho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Hoeden-, petten- en stroohoed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1" office:value-type="float">
            <text:p>5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Hoogleeraren en leeraren aan hooge scholen, athenaea, seminarien, clinische scholen en akademi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Houtha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Houtzaagmolenaars, houtzagers, hout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Huisleerlingen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3" office:value-type="float">
            <text:p>3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Ingenieurs en verdere ambtenaren van den waterstaa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Inleggers van levensbehoef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J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Jagt (personen behoorende tot d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Juweliers, goud- en zilversmed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7" office:value-type="float">
            <text:p>4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Kaarders, wolkamm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Kaarsenmakers (smeer- en was-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Kabinet- en schrijnwerkers, kunstdraaij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90" office:value-type="float">
            <text:p>29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Kadetten van de landmag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Kadetten van de zeemag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Kalkbranders, cement- en tras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Kantoor- en winkelbedienden, pakhuisknechts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47" office:value-type="float">
            <text:p>14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Kleeder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34" office:value-type="float">
            <text:p>33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Kleederen- en gemaaktgoed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Kleinhandelaars, winkel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331" office:value-type="float">
            <text:p>33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Klerken en schrijvers bij notarissen, ontvangers, prokureurs, deurwaarders enz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Klomp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Knoopenmakers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4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Kolonisten arbei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Kolonisten hulpbehoevende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Kolonisten bedel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Koninklijk Huis (personen, verbonden aan het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Kooplieden van verschillenden aard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98" office:value-type="float">
            <text:p>9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Koornmolen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9" office:value-type="float">
            <text:p>2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Koornversch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Koper- en blikslagers, draadvlechters, ketellapp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0" office:value-type="float">
            <text:p>6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Koper-, klok- en geelg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Kostschool- houders en onderwij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Kostschool- 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Kraankinde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Kram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Kramm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Krib- en dijkwerkers, heilbaz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Kroeghouders, tappe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87" office:value-type="float">
            <text:p>8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Kruidfabrijkanten en vuurwerk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Kruijers, sjouwers, schoenpoets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Krijgslieden van en bov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53" office:value-type="float">
            <text:p>153</text:p>
          </table:table-cell>
          <table:table-cell table:style-name="TL Data"/>
          <table:table-cell ns41:value-type="float" table:style-name="TL Data" office:value="153" office:value-type="float">
            <text:p>153</text:p>
          </table:table-cell>
          <table:table-cell table:style-name="TL Data"/>
          <table:table-cell ns41:value-type="float" table:style-name="TL Data" office:value="153" office:value-type="float">
            <text:p>15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Krijgslieden beneden den rang van 2den luitenant</text:p>
          </table:table-cell>
          <table:table-cell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688" office:value-type="float">
            <text:p>1,688</text:p>
          </table:table-cell>
          <table:table-cell table:style-name="TL Data"/>
          <table:table-cell ns41:value-type="float" table:style-name="TL Data" office:value="1704" office:value-type="float">
            <text:p>1,704</text:p>
          </table:table-cell>
          <table:table-cell table:style-name="TL Data"/>
          <table:table-cell ns41:value-type="float" table:style-name="TL Data" office:value="1704" office:value-type="float">
            <text:p>1,70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Kuipers, hoepel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Kunstenaars, goochelaars enz.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Kunstkoopers, muzijk- en teekenhandela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Kunstl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Kunstoefenaren muzijkanten, muzijkmeesters, organis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Kunstoefenaren schil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Kunstoefenaren teekenaars, teekenmeesters, daguerreotypeurs, decorat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Kunstoefenaren tooneelspelers, dansmeesters, zan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Kunstwerk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Kurkensnij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Landbouw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94" office:value-type="float">
            <text:p>19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Landhuishoudkundige scholen onderwij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Landhuishoudkundige scholen 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Landmeters en teekenaars bij de kadaster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Lantaarnopste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Latijnsche schol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Latijnsche scholen leerlingen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Leerbereiders en looij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Liefdadige gestichten hoof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Liefdadige gestichten dienstdoend personeel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Liniee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Loodgieters en pompenmakers, brandspuit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" office:value-type="float">
            <text:p>2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Loodswezen en strandvonderij (personen behoorende tot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Loodwit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Lijmzi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Magazijn- en pakhuis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Makelaars en kargadoo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Mand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Manufakturen fabrijkanten/*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Manufakturen kooplieden/*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Manufakturen werklieden/*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Mariniers en zeelieden van en bov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Mariniers en zeelieden beneden den rang van 2den luitenan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Matt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Meekrapbereiders en 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Meesters (keur-, markt-, waag-), afsl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Melk-, boter-, kaas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Messenmakers en slij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Meters (kolen-, koorn-, hout-, scheeps- enz.), wijnst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Metsel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1" office:value-type="float">
            <text:p>41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Modemaaksters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65" office:value-type="float">
            <text:p>65</text:p>
          </table:table-cell>
          <table:table-cell table:style-name="TL Data"/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83" office:value-type="float">
            <text:p>8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Mol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Moutmolen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Muzijkinstrument-, orgel-, forte pianomakers, stemmers en 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Mijn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Naaisters, breisters, mangelhoudsters, plooisters, strijksters, waschvrouwen, werksters, nettenbreijers</text:p>
          </table:table-cell>
          <table:table-cell/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19" office:value-type="float">
            <text:p>1,01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81" office:value-type="float">
            <text:p>1,181</text:p>
          </table:table-cell>
          <table:table-cell ns41:value-type="float" table:style-name="TL Data" office:value="1182" office:value-type="float">
            <text:p>1,18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Nacht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Notariss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Notarissen (kandidaat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Olieslagers en molen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Omroepers, aanpl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Ondernemers en direkteurs van begrafenis- en ziekenfondsen/2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Ondernemers en direkteurs van naamlooze en verdere handel-maatschappij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Ondernemers en direkteurs van verzekering- en brandwaarborgmaatschappijen/2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Ondernemers en direkteurs van publieke wagens en verdere middelen van vervoer te water en te lande, post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Ondernemers en direkteurs van openbare werk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Onderwijzers, onderwijzeressen, ondermeesters, kweekelingen, gouverneurs, gouvernan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74" office:value-type="float">
            <text:p>7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Opzigters, conducteu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Orgeldraaijers, straatmuz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Oudijzer-, oude kleederen-, beenen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Paarden- en veehouders en verkoopers, koemel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Paarden- en beestensnij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Pannen-, potten-, pijpen-, steen- en tegelbak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Papier- en gekleurd papier- 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Papier- en gekleurd papier- hand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Papier- en gekleurd papier- werklied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Parapluie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Pennenberei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Pik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Pik- en teerst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Plaat- en steendrukkers, plaat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Pleistergieters, boetsee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Politie (dir, commiss, agenten van), march, vdd- en boschw, nacht- en torenw, geregtsdienaars, cipiers en bew van gevangenissen, scherpregters,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4" office:value-type="float">
            <text:p>44</text:p>
          </table:table-cell>
          <table:table-cell table:style-name="TL Data"/>
          <table:table-cell ns41:value-type="float" table:style-name="TL Data" office:value="44" office:value-type="float">
            <text:p>44</text:p>
          </table:table-cell>
          <table:table-cell table:style-name="TL Data"/>
          <table:table-cell ns41:value-type="float" table:style-name="TL Data" office:value="44" office:value-type="float">
            <text:p>4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Prokur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Publieke vrouwen, publiekhuishoud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6" office:value-type="float">
            <text:p>2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Pijp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Re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Regterlijke magt (ambtenaren der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Renteniers, partikuli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253" office:value-type="float">
            <text:p>25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Rent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Rijtuig-, wagen-, koffer-, zadelma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49" office:value-type="float">
            <text:p>49</text:p>
          </table:table-cell>
          <table:table-cell table:style-name="TL Data"/>
          <table:table-cell ns41:value-type="float" table:style-name="TL Data" office:value="57" office:value-type="float">
            <text:p>57</text:p>
          </table:table-cell>
          <table:table-cell table:style-name="TL Data"/>
          <table:table-cell ns41:value-type="float" table:style-name="TL Data" office:value="57" office:value-type="float">
            <text:p>5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Rijtuigschil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Schaarslij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Schat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Scheep-, blok-, mast- en zeilmakers, rafactlemeesters, scheepsloopers, tak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Scheepsw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Scheepzeilnaald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Scheikundige voorwerpen en verfwaren (fabrijkanten en werklieden in)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Schelpvisschers, schul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Scherm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Schilders (huis-), glaz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66" office:value-type="float">
            <text:p>66</text:p>
          </table:table-cell>
          <table:table-cell table:style-name="TL Data"/>
          <table:table-cell ns41:value-type="float" table:style-name="TL Data" office:value="70" office:value-type="float">
            <text:p>70</text:p>
          </table:table-cell>
          <table:table-cell table:style-name="TL Data"/>
          <table:table-cell ns41:value-type="float" table:style-name="TL Data" office:value="70" office:value-type="float">
            <text:p>7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Schippers, loodsen, gezagvoerders, stuurlieden en matrozen (koopvaardij-) schuitenverhuurders, commissarissen van veerschepen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1" office:value-type="float">
            <text:p>5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Schoenmakers en lapp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09" office:value-type="float">
            <text:p>40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Schoolleerlingen</text:p>
          </table:table-cell>
          <table:table-cell/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12" office:value-type="float">
            <text:p>1,112</text:p>
          </table:table-cell>
          <table:table-cell ns41:value-type="float" table:style-name="TL Data" office:value="790" office:value-type="float">
            <text:p>790</text:p>
          </table:table-cell>
          <table:table-cell ns41:value-type="float" table:style-name="TL Data" office:value="1902" office:value-type="float">
            <text:p>1,90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Schoorsteenve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Slijpers (diamant-, glas-, marmer-, metaal- enz.)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8" office:value-type="float">
            <text:p>6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Smeden grof-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Smeden hoef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Smeden kagchel- en andere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9" office:value-type="float">
            <text:p>12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Sollicit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Speldenfabrijkanten en werklie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Spiegelmakers en 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Spinners, spoelders, wev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6" office:value-type="float">
            <text:p>7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Spoorweg- en stoombootbeamb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Spijker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Stalhouders, rijtuigverhuu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Steenhouw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Steenkolen-, hout- en turf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" office:value-type="float">
            <text:p>2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Stelzi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Stoelen-bekleeders, draaijers, matters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Stoffenverwers, glan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Straat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Studenten aan hooge scholen, athenaea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33" office:value-type="float">
            <text:p>33</text:p>
          </table:table-cell>
          <table:table-cell table:style-name="TL Data"/>
          <table:table-cell ns41:value-type="float" table:style-name="TL Data" office:value="33" office:value-type="float">
            <text:p>3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Studenten aan academien, clinische schol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Studenten aan seminari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Stukadoors, wit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Stijfsel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Suiker- en pastijbak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Suikerraffinad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Taalmeesters, translat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Tabak- en sigaren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Tabak- en sigarenkerv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Tabak- en sigarenplan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Tabak- en sigaren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Tapijtfabrijkanten</text:p>
          </table:table-cell>
          <table:table-cell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37" office:value-type="float">
            <text:p>37</text:p>
          </table:table-cell>
          <table:table-cell table:style-name="TL Data"/>
          <table:table-cell ns41:value-type="float" table:style-name="TL Data" office:value="44" office:value-type="float">
            <text:p>44</text:p>
          </table:table-cell>
          <table:table-cell table:style-name="TL Data"/>
          <table:table-cell ns41:value-type="float" table:style-name="TL Data" office:value="44" office:value-type="float">
            <text:p>4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Timmerlieden, kist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Tinnegie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Tol- en pontgaarders, brug- en sluiswach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Touwslagers, baanwer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Traanst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Turf-, koorn- en kolendr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Uitdragers, uitventers, leur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Uurwerk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Veearts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Veenlieden, turfboe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Vendu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Vergulders, lijst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Veteran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Vill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Vischdroogers en ro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Visch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Vissch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Vleeschhouwers, spekslagers, poeli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5" office:value-type="float">
            <text:p>8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Voddenra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Voerlieden, koetsiers, loopers, postknechten en slee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Vogelverkoopers, kooibo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Wafel- en poffertjesba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Watermolen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We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Werktuigkundigen en makers, balans- en brandspuit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Wierspinn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Wijnhand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IJk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IJzer- en koperdraaij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IJzergie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Zaad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Zaakwaarnemers, commissionnai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Zakkenmakers en verhuu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Zand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Zeepzi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Zeevaartscholen onderwij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Zeevaartscholen 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Ziekenoppass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Zoutzi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Zwaardve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Zwavelstokkenmakers en 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Zijdeteelt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Verschillende beroep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Zonder beroep</text:p>
          </table:table-cell>
          <table:table-cell/>
          <table:table-cell ns41:value-type="float" table:style-name="TL Data" office:value="1897" office:value-type="float">
            <text:p>1,897</text:p>
          </table:table-cell>
          <table:table-cell ns41:value-type="float" table:style-name="TL Data" office:value="2090" office:value-type="float">
            <text:p>2,090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525" office:value-type="float">
            <text:p>525</text:p>
          </table:table-cell>
          <table:table-cell ns41:value-type="float" table:style-name="TL Data" office:value="731" office:value-type="float">
            <text:p>731</text:p>
          </table:table-cell>
          <table:table-cell ns41:value-type="float" table:style-name="TL Data" office:value="4891" office:value-type="float">
            <text:p>4,891</text:p>
          </table:table-cell>
          <table:table-cell ns41:value-type="float" table:style-name="TL Data" office:value="3104" office:value-type="float">
            <text:p>3,104</text:p>
          </table:table-cell>
          <table:table-cell ns41:value-type="float" table:style-name="TL Data" office:value="7729" office:value-type="float">
            <text:p>7,729</text:p>
          </table:table-cell>
          <table:table-cell ns41:value-type="float" table:style-name="TL Data" office:value="10833" office:value-type="float">
            <text:p>10,83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Beroep onbekend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AD MAASTRICHT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2517" office:value-type="float">
            <text:p>2,517</text:p>
          </table:table-cell>
          <table:table-cell ns41:value-type="float" table:style-name="TL Data" office:value="2574" office:value-type="float">
            <text:p>2,574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850" office:value-type="float">
            <text:p>850</text:p>
          </table:table-cell>
          <table:table-cell ns41:value-type="float" table:style-name="TL Data" office:value="900" office:value-type="float">
            <text:p>900</text:p>
          </table:table-cell>
          <table:table-cell ns41:value-type="float" table:style-name="TL Data" office:value="8519" office:value-type="float">
            <text:p>8,519</text:p>
          </table:table-cell>
          <table:table-cell ns41:value-type="float" table:style-name="TL Data" office:value="8901" office:value-type="float">
            <text:p>8,901</text:p>
          </table:table-cell>
          <table:table-cell ns41:value-type="float" table:style-name="TL Data" office:value="12357" office:value-type="float">
            <text:p>12,357</text:p>
          </table:table-cell>
          <table:table-cell ns41:value-type="float" table:style-name="TL Data" office:value="12783" office:value-type="float">
            <text:p>12,783</text:p>
          </table:table-cell>
          <table:table-cell ns41:value-type="float" table:style-name="TL Data" office:value="25140" office:value-type="float">
            <text:p>25,14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Aannem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Aardappelenmeel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Aardewerk- en porceleinfabrijkan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5" office:value-type="float">
            <text:p>3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Aardewerk- en porceleinkooplie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Advoka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Afbraak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Aluin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Ambtenaren Staats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72" office:value-type="float">
            <text:p>172</text:p>
          </table:table-cell>
          <table:table-cell table:style-name="TL Data"/>
          <table:table-cell ns41:value-type="float" table:style-name="TL Data" office:value="172" office:value-type="float">
            <text:p>172</text:p>
          </table:table-cell>
          <table:table-cell table:style-name="TL Data"/>
          <table:table-cell ns41:value-type="float" table:style-name="TL Data" office:value="172" office:value-type="float">
            <text:p>17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Ambtenaren Provinciale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Ambtenaren Gemeente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7" office:value-type="float">
            <text:p>87</text:p>
          </table:table-cell>
          <table:table-cell table:style-name="TL Data"/>
          <table:table-cell ns41:value-type="float" table:style-name="TL Data" office:value="87" office:value-type="float">
            <text:p>87</text:p>
          </table:table-cell>
          <table:table-cell table:style-name="TL Data"/>
          <table:table-cell ns41:value-type="float" table:style-name="TL Data" office:value="87" office:value-type="float">
            <text:p>8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Ambtenaren Niet genoemde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Apothekers, drogis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5" office:value-type="float">
            <text:p>65</text:p>
          </table:table-cell>
          <table:table-cell table:style-name="TL Data"/>
          <table:table-cell ns41:value-type="float" table:style-name="TL Data" office:value="66" office:value-type="float">
            <text:p>66</text:p>
          </table:table-cell>
          <table:table-cell table:style-name="TL Data"/>
          <table:table-cell ns41:value-type="float" table:style-name="TL Data" office:value="66" office:value-type="float">
            <text:p>6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Arbeiders, daglooner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957" office:value-type="float">
            <text:p>1,957</text:p>
          </table:table-cell>
          <table:table-cell ns41:value-type="float" table:style-name="TL Data" office:value="1014" office:value-type="float">
            <text:p>1,014</text:p>
          </table:table-cell>
          <table:table-cell ns41:value-type="float" table:style-name="TL Data" office:value="2031" office:value-type="float">
            <text:p>2,031</text:p>
          </table:table-cell>
          <table:table-cell ns41:value-type="float" table:style-name="TL Data" office:value="1061" office:value-type="float">
            <text:p>1,061</text:p>
          </table:table-cell>
          <table:table-cell ns41:value-type="float" table:style-name="TL Data" office:value="3092" office:value-type="float">
            <text:p>3,09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Asch-, bagger-, vuilnislieden, asch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Azijnstokers, kunstazij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Baardscheerders, kappers, paruik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7" office:value-type="float">
            <text:p>8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Badstoofhou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Bankiers, effektenhandelaars, geldwisselaars, kass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Bed- en matrassenmakers en verhuurders, behangers, stoffeerd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Beeldhouwers, lofwerk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Beleenbankhouders, inbrenge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Best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Bestellers, expediteurs, factoors, voetboden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7" office:value-type="float">
            <text:p>3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Bezembinders, rietboeren, rijs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Bierbrouwers, bierst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6" office:value-type="float">
            <text:p>9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Billard-, kaats-ball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Bleekers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Blik- en pleetwerkers, lamp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Bloemisten, boomkweekers, tuiniers, warmoezeni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20" office:value-type="float">
            <text:p>32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Boekbin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39" office:value-type="float">
            <text:p>39</text:p>
          </table:table-cell>
          <table:table-cell table:style-name="TL Data"/>
          <table:table-cell ns41:value-type="float" table:style-name="TL Data" office:value="39" office:value-type="float">
            <text:p>3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Boek- en dagbladdrukkers en verkoopers 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1" office:value-type="float">
            <text:p>3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Boek- en dagbladdrukkers en verkoopers knechts, letterzet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39" office:value-type="float">
            <text:p>39</text:p>
          </table:table-cell>
          <table:table-cell table:style-name="TL Data"/>
          <table:table-cell ns41:value-type="float" table:style-name="TL Data" office:value="39" office:value-type="float">
            <text:p>3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Bontwer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Bordpapier (werkers in) doozen-, kaart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Borduurwerkers, kantwerk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Borstel-, kaarden-, kammen-, rijven-, zeeft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3" office:value-type="float">
            <text:p>3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Bouw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Branders en stokers van stroop, likeuren, sterke drank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" office:value-type="float">
            <text:p>2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Breuk- en draagbanden-, keurslijv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Brillenslijpers en 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Brood-, kleingoed-, koek- en banketbakkers en slij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23" office:value-type="float">
            <text:p>32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Bijenteelt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Chicorei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Chocolade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Dagbladschrijvers, letterkundig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Debiteurs en gedelegeerden in de loterij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Dekkers (lei-, pannen-, riet-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3" office:value-type="float">
            <text:p>10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Deurwaa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Dienstboden, bakers, huisbewaarders, minnen, oppassers, portiers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1881" office:value-type="float">
            <text:p>1,881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1950" office:value-type="float">
            <text:p>1,950</text:p>
          </table:table-cell>
          <table:table-cell ns41:value-type="float" table:style-name="TL Data" office:value="2245" office:value-type="float">
            <text:p>2,24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Doodgravers, bedienaars van begrafenissen, verhuurders van rouwkleed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Fabrijkanten van verschillenden aard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Fineerza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Gaarkeukenhou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Galanteriewarenhand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Garen- en bandwinkel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Gas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Geneesheeren, heelmeesters, officieren van gezondheid, oog- en tandmeesters, vroedmeesters, vroedvrouwen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69" office:value-type="float">
            <text:p>6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Gepensioneerden (burgerlijke en militair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347" office:value-type="float">
            <text:p>34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Geschutgieters, geweer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121" office:value-type="float">
            <text:p>121</text:p>
          </table:table-cell>
          <table:table-cell table:style-name="TL Data"/>
          <table:table-cell ns41:value-type="float" table:style-name="TL Data" office:value="144" office:value-type="float">
            <text:p>144</text:p>
          </table:table-cell>
          <table:table-cell table:style-name="TL Data"/>
          <table:table-cell ns41:value-type="float" table:style-name="TL Data" office:value="144" office:value-type="float">
            <text:p>14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Gezantschappen en consulaten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Glasblaz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41" office:value-type="float">
            <text:p>41</text:p>
          </table:table-cell>
          <table:table-cell table:style-name="TL Data"/>
          <table:table-cell ns41:value-type="float" table:style-name="TL Data" office:value="54" office:value-type="float">
            <text:p>54</text:p>
          </table:table-cell>
          <table:table-cell table:style-name="TL Data"/>
          <table:table-cell ns41:value-type="float" table:style-name="TL Data" office:value="54" office:value-type="float">
            <text:p>5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Godsdienstleeraren en aan de dienst verbonden personen. Protestanten, predi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Godsdienstleeraren en aan de dienst verbonden personen. Protestanten, dienstdoende personen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Godsdienstleeraren en aan de dienst verbonden personen. Roomsch-Catholijken, pastoors, kapellaan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0" office:value-type="float">
            <text:p>70</text:p>
          </table:table-cell>
          <table:table-cell table:style-name="TL Data"/>
          <table:table-cell ns41:value-type="float" table:style-name="TL Data" office:value="70" office:value-type="float">
            <text:p>70</text:p>
          </table:table-cell>
          <table:table-cell table:style-name="TL Data"/>
          <table:table-cell ns41:value-type="float" table:style-name="TL Data" office:value="70" office:value-type="float">
            <text:p>7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Godsdienstleeraren en aan de dienst verbonden personen. Roomsch-Catholijk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Godsdienstleeraren en aan de dienst verbonden personen. Roomsch-Catholijken, kloosterlingen, geestelijke zu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30" office:value-type="float">
            <text:p>13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Godsdienstleeraren en aan de dienst verbonden personen. Israeliten, rabbijn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Godsdienstleeraren en aan de dienst verbonden personen. Israelit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Gouddraadtrekkers, passementwerkers, galon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Graanhandelaars, gist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9" office:value-type="float">
            <text:p>2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Graveurs op hout, metaal en steen, stempel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Griendbaz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Groenten-, fruit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99" office:value-type="float">
            <text:p>9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Grondeigena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2" office:value-type="float">
            <text:p>3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Grossiers, slij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Grutters, kruiden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Haar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Handelsleerling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Handelsreizi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Handschoenen- en dass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Haven- en baken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Heemraden en verdere ambtenaren van de waterschapp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Heetmaaij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Hennep- en vlasbereiders en teel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Herbergiers, kasteleins, koffijhuishouders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82" office:value-type="float">
            <text:p>18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Herders en veehoed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33" office:value-type="float">
            <text:p>33</text:p>
          </table:table-cell>
          <table:table-cell table:style-name="TL Data"/>
          <table:table-cell ns41:value-type="float" table:style-name="TL Data" office:value="33" office:value-type="float">
            <text:p>3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Hoeden-, petten- en stroohoed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3" office:value-type="float">
            <text:p>10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Hoogleeraren en leeraren aan hooge scholen, athenaea, seminarien, clinische scholen en akademi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3" office:value-type="float">
            <text:p>33</text:p>
          </table:table-cell>
          <table:table-cell table:style-name="TL Data"/>
          <table:table-cell ns41:value-type="float" table:style-name="TL Data" office:value="33" office:value-type="float">
            <text:p>33</text:p>
          </table:table-cell>
          <table:table-cell table:style-name="TL Data"/>
          <table:table-cell ns41:value-type="float" table:style-name="TL Data" office:value="33" office:value-type="float">
            <text:p>3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Houtha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Houtzaagmolenaars, houtzagers, hout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Huisleerlingen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25" office:value-type="float">
            <text:p>12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Ingenieurs en verdere ambtenaren van den waterstaa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Inleggers van levensbehoef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J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Jagt (personen behoorende tot d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Juweliers, goud- en zilversmed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2" office:value-type="float">
            <text:p>8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Kaarders, wolkamm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Kaarsenmakers (smeer- en was-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Kabinet- en schrijnwerkers, kunstdraaij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92" office:value-type="float">
            <text:p>49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Kadetten van de landmag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Kadetten van de zeemag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Kalkbranders, cement- en tras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Kantoor- en winkelbedienden, pakhuisknechts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213" office:value-type="float">
            <text:p>2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Kleeder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table:style-name="TL Data"/>
          <table:table-cell ns41:value-type="float" table:style-name="TL Data" office:value="543" office:value-type="float">
            <text:p>54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89" office:value-type="float">
            <text:p>58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90" office:value-type="float">
            <text:p>59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Kleederen- en gemaaktgoed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Kleinhandelaars, winkel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593" office:value-type="float">
            <text:p>59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Klerken en schrijvers bij notarissen, ontvangers, prokureurs, deurwaarders enz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01" office:value-type="float">
            <text:p>101</text:p>
          </table:table-cell>
          <table:table-cell table:style-name="TL Data"/>
          <table:table-cell ns41:value-type="float" table:style-name="TL Data" office:value="106" office:value-type="float">
            <text:p>106</text:p>
          </table:table-cell>
          <table:table-cell table:style-name="TL Data"/>
          <table:table-cell ns41:value-type="float" table:style-name="TL Data" office:value="106" office:value-type="float">
            <text:p>10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Klomp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Knoop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Kolonisten arbei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Kolonisten hulpbehoevende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Kolonisten bedel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Koninklijk Huis (personen, verbonden aan het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Kooplieden van verschillenden aard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62" office:value-type="float">
            <text:p>26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Koornmolen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1" office:value-type="float">
            <text:p>7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Koornversch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Koper- en blikslagers, draadvlechters, ketellapp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6" office:value-type="float">
            <text:p>1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Koper-, klok- en geelgie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Kostschoolhouders en onderwijz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Kostschoolleerlingen</text:p>
          </table:table-cell>
          <table:table-cell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4" office:value-type="float">
            <text:p>5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Kraankinde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Kram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06" office:value-type="float">
            <text:p>10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Kramm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Krib- en dijkwerkers, heilbaz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Kroeghouders, tappe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73" office:value-type="float">
            <text:p>17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Kruidfabrijkanten en vuurwerk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Kruijers, sjouwers, schoenpoets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Krijgslieden van en bov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05" office:value-type="float">
            <text:p>205</text:p>
          </table:table-cell>
          <table:table-cell table:style-name="TL Data"/>
          <table:table-cell ns41:value-type="float" table:style-name="TL Data" office:value="205" office:value-type="float">
            <text:p>205</text:p>
          </table:table-cell>
          <table:table-cell table:style-name="TL Data"/>
          <table:table-cell ns41:value-type="float" table:style-name="TL Data" office:value="205" office:value-type="float">
            <text:p>20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Krijgslieden beneden den rang van 2den luitenant</text:p>
          </table:table-cell>
          <table:table-cell/>
          <table:table-cell table:style-name="TL Data"/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446" office:value-type="float">
            <text:p>2,446</text:p>
          </table:table-cell>
          <table:table-cell table:style-name="TL Data"/>
          <table:table-cell ns41:value-type="float" table:style-name="TL Data" office:value="2476" office:value-type="float">
            <text:p>2,476</text:p>
          </table:table-cell>
          <table:table-cell table:style-name="TL Data"/>
          <table:table-cell ns41:value-type="float" table:style-name="TL Data" office:value="2476" office:value-type="float">
            <text:p>2,47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Kuipers, hoepel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7" office:value-type="float">
            <text:p>67</text:p>
          </table:table-cell>
          <table:table-cell table:style-name="TL Data"/>
          <table:table-cell ns41:value-type="float" table:style-name="TL Data" office:value="68" office:value-type="float">
            <text:p>68</text:p>
          </table:table-cell>
          <table:table-cell table:style-name="TL Data"/>
          <table:table-cell ns41:value-type="float" table:style-name="TL Data" office:value="68" office:value-type="float">
            <text:p>6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Kunstenaars, goochelaars enz.</text:p>
          </table:table-cell>
          <table:table-cell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Kunstkoopers, muzijk- en teekenhandela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Kunstl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Kunstoefenaren muzijkanten, muzijkmeesters, organisten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9" office:value-type="float">
            <text:p>4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Kunstoefenaren schil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Kunstoefenaren teekenaars, teekenmeesters, daguerreotypeurs, decorat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Kunstoefenaren tooneelspelers, dansmeesters, zan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Kunstwerk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Kurkensnij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Landbouw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631" office:value-type="float">
            <text:p>1,631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1672" office:value-type="float">
            <text:p>1,672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2089" office:value-type="float">
            <text:p>2,08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Landhuishoudkundige scholen onderwij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Landhuishoudkundige scholen 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Landmeters en teekenaars bij het kadaster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Lantaarnopst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Latijnsche schol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Latijnsche scholen leerling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39" office:value-type="float">
            <text:p>39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63" office:value-type="float">
            <text:p>63</text:p>
          </table:table-cell>
          <table:table-cell table:style-name="TL Data"/>
          <table:table-cell ns41:value-type="float" table:style-name="TL Data" office:value="63" office:value-type="float">
            <text:p>6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Leerbereiders en looij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7" office:value-type="float">
            <text:p>5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Liefdadige gestichten hoofden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0" table:style-name="TL Data" table:number-columns-repeated="4" office:value-type="float">
            <text:p>10</text:p>
          </table:table-cell>
          <table:table-cell ns41:value-type="float" table:style-name="TL Data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Liefdadige gestichten dienstdoend personeel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Liniee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Loodgieters en pompenmakers, brandspuit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2" office:value-type="float">
            <text:p>3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Loodswezen en strandvonderij (personen behoorende tot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Loodwit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Lijmzi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Magazijn- en pakhuis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Makelaars en kargadoo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Mand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Manufakturen fabrijkanten/*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Manufakturen kooplieden/*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Manufakturen werklieden/*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235" office:value-type="float">
            <text:p>23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Mariniers en zeelieden van en bov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Mariniers en zeelieden beneden den rang van 2den luitenan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Matt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Meekrapbereiders en 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Meesters (keur-, markt-, waag-), afsl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Melk-, boter-, kaas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Messenmakers en slij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Meters (kolen-, koorn-, hooi-, hout-, scheeps- enz.), wijnste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Metsel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28" office:value-type="float">
            <text:p>128</text:p>
          </table:table-cell>
          <table:table-cell table:style-name="TL Data"/>
          <table:table-cell ns41:value-type="float" table:style-name="TL Data" office:value="130" office:value-type="float">
            <text:p>130</text:p>
          </table:table-cell>
          <table:table-cell table:style-name="TL Data"/>
          <table:table-cell ns41:value-type="float" table:style-name="TL Data" office:value="130" office:value-type="float">
            <text:p>13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Modemaaksters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97" office:value-type="float">
            <text:p>97</text:p>
          </table:table-cell>
          <table:table-cell table:style-name="TL Data"/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17" office:value-type="float">
            <text:p>11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Mol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Moutmolen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Muzijkinstrument-, orgel-, forte pianomakers, stemmers en 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Mijn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Naaisters, breisters, mangelhoudsters, plooisters, strijksters, waschvrouwen, werksters, nettenbreijers</text:p>
          </table:table-cell>
          <table:table-cell/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39" office:value-type="float">
            <text:p>1,43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31" office:value-type="float">
            <text:p>1,631</text:p>
          </table:table-cell>
          <table:table-cell ns41:value-type="float" table:style-name="TL Data" office:value="1632" office:value-type="float">
            <text:p>1,63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Nacht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Notariss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Notarissen (kandidaat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Olieslagers en molen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Omroepers, aanpl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Ondernemers en direkteurs van begrafenis- en ziekenfondsen/?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Ondernemers en direkteurs van naamlooze en verdere handel-maatschappij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Ondernemers en direkteurs van verzekering- en brandwaarborgmaatschappijen/?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Ondernemers en direkteurs van publieke wagens en verdere middelen van vervoer te water en te lande, post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Ondernemers en direkteurs van openbare werk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Onderwijzers, onderwijzeressen, ondermeesters, kweekelingen, gouveneurs, gouvernan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23" office:value-type="float">
            <text:p>12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Opzigters, conducteu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Orgeldraaijers, straatmuz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Oudijzer-, oude kleederen-, beenen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9" office:value-type="float">
            <text:p>2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Paarden- en veehouders en verkoopers, koemel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Paarden- en beestensnij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Pannen-, potten-, pijpen-, steen- en tegelbak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Papier- en gekleurd papier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Papier- en gekleurd papierhand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Papier- en gekleurd papierwerklied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5" office:value-type="float">
            <text:p>5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Parapluie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Pennenberei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Pik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Pik- en teerst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Plaat- en steendrukkers, plaat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Pleistergieters, boetsee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Politie (dir, commiss, agenten van), marech, veld- en boschw, nacht- en torenw, geregtsdienaars, cipiers en bew van gevangenissen, scherpregte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8" office:value-type="float">
            <text:p>98</text:p>
          </table:table-cell>
          <table:table-cell table:style-name="TL Data"/>
          <table:table-cell ns41:value-type="float" table:style-name="TL Data" office:value="98" office:value-type="float">
            <text:p>98</text:p>
          </table:table-cell>
          <table:table-cell table:style-name="TL Data"/>
          <table:table-cell ns41:value-type="float" table:style-name="TL Data" office:value="98" office:value-type="float">
            <text:p>9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Prokur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Publieke vrouwen, publiekhuishoud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6" office:value-type="float">
            <text:p>2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Pijp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Re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Regterlijke magt (ambtenaren der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4" office:value-type="float">
            <text:p>34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Renteniers, partikuli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429" office:value-type="float">
            <office:annotation draw:style-name="gr1" svg:height="1.958cm" draw:caption-point-y="1.809cm" svg:width="3.581cm" svg:x="25.48cm" draw:caption-point-x="16.224cm" svg:y="230.002cm" draw:text-style-name="P1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De gedrukte bron geeft 459. Dit moet zijn 429.</text:span></text:p>
              <text:p text:style-name="P1"><text:span text:style-name="T2"/></text:p>
            </office:annotation>
            <text:p>42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Rent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Rijtuig-, wagen-, koffer-, zadelma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88" office:value-type="float">
            <text:p>88</text:p>
          </table:table-cell>
          <table:table-cell table:style-name="TL Data"/>
          <table:table-cell ns41:value-type="float" table:style-name="TL Data" office:value="96" office:value-type="float">
            <text:p>96</text:p>
          </table:table-cell>
          <table:table-cell table:style-name="TL Data"/>
          <table:table-cell ns41:value-type="float" table:style-name="TL Data" office:value="96" office:value-type="float">
            <text:p>9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Rijtuigschil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Schaarslij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Schat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Scheep-, blok-, mast- en zeilmakers, rafactiemeesters, scheepsloopers, tak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Scheepsw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Scheepzeilnaald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Scheikundige voorwerpen en verfwaren (fabrijkanten en werklieden in)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Schelpvisschers, schul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Scherm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Schilders (huis-), glaz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62" office:value-type="float">
            <text:p>162</text:p>
          </table:table-cell>
          <table:table-cell table:style-name="TL Data"/>
          <table:table-cell ns41:value-type="float" table:style-name="TL Data" office:value="168" office:value-type="float">
            <text:p>168</text:p>
          </table:table-cell>
          <table:table-cell table:style-name="TL Data"/>
          <table:table-cell ns41:value-type="float" table:style-name="TL Data" office:value="168" office:value-type="float">
            <text:p>16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Schippers, loodsen, gezagvoerders, stuurlieden en matrozen (koopvaardij-) schuitenverhuurders, commissarissen van veerschepen enz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6" office:value-type="float">
            <text:p>10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Schoenmakers en lapp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5" office:value-type="float">
            <text:p>55</text:p>
          </table:table-cell>
          <table:table-cell table:style-name="TL Data"/>
          <table:table-cell ns41:value-type="float" table:style-name="TL Data" office:value="653" office:value-type="float">
            <text:p>65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13" office:value-type="float">
            <text:p>71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18" office:value-type="float">
            <text:p>71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Schoolleerlingen</text:p>
          </table:table-cell>
          <table:table-cell/>
          <table:table-cell ns41:value-type="float" table:style-name="TL Data" office:value="1313" office:value-type="float">
            <text:p>1,313</text:p>
          </table:table-cell>
          <table:table-cell ns41:value-type="float" table:style-name="TL Data" office:value="1011" office:value-type="float">
            <text:p>1,011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222" office:value-type="float">
            <text:p>2,222</text:p>
          </table:table-cell>
          <table:table-cell ns41:value-type="float" table:style-name="TL Data" office:value="1725" office:value-type="float">
            <text:p>1,725</text:p>
          </table:table-cell>
          <table:table-cell ns41:value-type="float" table:style-name="TL Data" office:value="3947" office:value-type="float">
            <text:p>3,94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Schoorsteenve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Slijpers (diamant-, glas-, marmer-, metaal- enz.)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8" office:value-type="float">
            <text:p>6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Smeden grof-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Smeden hoef-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8" office:value-type="float">
            <text:p>48</text:p>
          </table:table-cell>
          <table:table-cell table:style-name="TL Data"/>
          <table:table-cell ns41:value-type="float" table:style-name="TL Data" office:value="49" office:value-type="float">
            <text:p>49</text:p>
          </table:table-cell>
          <table:table-cell table:style-name="TL Data"/>
          <table:table-cell ns41:value-type="float" table:style-name="TL Data" office:value="49" office:value-type="float">
            <text:p>4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Smeden kagchel- en andere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32" office:value-type="float">
            <text:p>23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Sollicit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Speldenfabrijkanten en werklie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Spiegelmakers en 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Spinners, spoelders, wever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91" office:value-type="float">
            <text:p>49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Spoorweg- en stoombootbeamb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Spijker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Stalhouders, rijtuigverhuu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Steenhouw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Steenkolen-, hout- en turf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Stelzi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Stoelen-bekleeders, draaijers, matters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Stoffenverwers, glanz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Straat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Studenten aan hooge scholen, athenaea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33" office:value-type="float">
            <text:p>33</text:p>
          </table:table-cell>
          <table:table-cell table:style-name="TL Data"/>
          <table:table-cell ns41:value-type="float" table:style-name="TL Data" office:value="33" office:value-type="float">
            <text:p>3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Studenten aan academien, clinische schol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Studenten aan seminari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0" office:value-type="float">
            <text:p>80</text:p>
          </table:table-cell>
          <table:table-cell table:style-name="TL Data"/>
          <table:table-cell ns41:value-type="float" table:style-name="TL Data" office:value="107" office:value-type="float">
            <text:p>107</text:p>
          </table:table-cell>
          <table:table-cell table:style-name="TL Data"/>
          <table:table-cell ns41:value-type="float" table:style-name="TL Data" office:value="196" office:value-type="float">
            <text:p>196</text:p>
          </table:table-cell>
          <table:table-cell table:style-name="TL Data"/>
          <table:table-cell ns41:value-type="float" table:style-name="TL Data" office:value="196" office:value-type="float">
            <text:p>19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Stukadoors, wit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Stijfsel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Suiker- en pastijbak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Suikerraffinad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Taalmeesters, translat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Tabak- en sigaren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Tabak- en sigarenkerv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50" office:value-type="float">
            <text:p>50</text:p>
          </table:table-cell>
          <table:table-cell table:style-name="TL Data"/>
          <table:table-cell ns41:value-type="float" table:style-name="TL Data" office:value="50" office:value-type="float">
            <text:p>5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Tabak- en sigarenplan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Tabak- en sigaren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Tapijtfabrijkanten</text:p>
          </table:table-cell>
          <table:table-cell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37" office:value-type="float">
            <text:p>37</text:p>
          </table:table-cell>
          <table:table-cell table:style-name="TL Data"/>
          <table:table-cell ns41:value-type="float" table:style-name="TL Data" office:value="44" office:value-type="float">
            <text:p>44</text:p>
          </table:table-cell>
          <table:table-cell table:style-name="TL Data"/>
          <table:table-cell ns41:value-type="float" table:style-name="TL Data" office:value="44" office:value-type="float">
            <text:p>4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Timmerlieden, kist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41" office:value-type="float">
            <text:p>141</text:p>
          </table:table-cell>
          <table:table-cell table:style-name="TL Data"/>
          <table:table-cell ns41:value-type="float" table:style-name="TL Data" office:value="147" office:value-type="float">
            <text:p>147</text:p>
          </table:table-cell>
          <table:table-cell table:style-name="TL Data"/>
          <table:table-cell ns41:value-type="float" table:style-name="TL Data" office:value="147" office:value-type="float">
            <text:p>14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Tinnegie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Tol- en pontgaarders, brug- en sluiswach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Touwslagers, baanwer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Traanst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Turf-, koorn- en kolendr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Uitdragers, uitventers, leur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Uurwerk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1" office:value-type="float">
            <text:p>41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Veearts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Veenlieden, turfboe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Vendu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Vergulders, lijst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Vill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Vischdroogers en ro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Visch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Vissch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Vleeschhouwers, spekslagers, poeli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65" office:value-type="float">
            <text:p>16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Voddenra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Voerlieden, koetsiers, loopers, postknechten en slee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6" office:value-type="float">
            <text:p>12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Vogelverkoopers, kooibo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Wafel- en poffertjesba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Watermolen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We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Werktuigkundigen en makers, balans- en brandspuit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Wijnhand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IJk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IJzer- en koperdraaij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IJzergie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Zaad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Zaakwaarnemers, commissionnai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6" office:value-type="float">
            <text:p>3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Zakkenmakers en verhuu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Zand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Zeepzi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Zeevaartscholen onderwij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Zeevaartscholen 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Ziekenoppass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Zoutzi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Zwaardve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Zwavelstokkenmakers en 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Zijdeteelt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Verschillende beroep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Zonder beroep</text:p>
          </table:table-cell>
          <table:table-cell/>
          <table:table-cell ns41:value-type="float" table:style-name="TL Data" office:value="4071" office:value-type="float">
            <text:p>4,071</text:p>
          </table:table-cell>
          <table:table-cell ns41:value-type="float" table:style-name="TL Data" office:value="4304" office:value-type="float">
            <text:p>4,304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726" office:value-type="float">
            <text:p>726</text:p>
          </table:table-cell>
          <table:table-cell ns41:value-type="float" table:style-name="TL Data" office:value="1167" office:value-type="float">
            <text:p>1,167</text:p>
          </table:table-cell>
          <table:table-cell ns41:value-type="float" table:style-name="TL Data" office:value="1594" office:value-type="float">
            <text:p>1,594</text:p>
          </table:table-cell>
          <table:table-cell ns41:value-type="float" table:style-name="TL Data" office:value="11282" office:value-type="float">
            <text:p>11,282</text:p>
          </table:table-cell>
          <table:table-cell ns41:value-type="float" table:style-name="TL Data" office:value="6813" office:value-type="float">
            <text:p>6,813</text:p>
          </table:table-cell>
          <table:table-cell ns41:value-type="float" table:style-name="TL Data" office:value="17252" office:value-type="float">
            <text:p>17,252</text:p>
          </table:table-cell>
          <table:table-cell ns41:value-type="float" table:style-name="TL Data" office:value="24065" office:value-type="float">
            <text:p>24,06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Beroep onbekend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VIJF STEDEN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5417" office:value-type="float">
            <text:p>5,417</text:p>
          </table:table-cell>
          <table:table-cell ns41:value-type="float" table:style-name="TL Data" office:value="5358" office:value-type="float">
            <text:p>5,358</text:p>
          </table:table-cell>
          <table:table-cell ns41:value-type="float" table:style-name="TL Data" office:value="1014" office:value-type="float">
            <text:p>1,014</text:p>
          </table:table-cell>
          <table:table-cell ns41:value-type="float" table:style-name="TL Data" office:value="912" office:value-type="float">
            <text:p>912</text:p>
          </table:table-cell>
          <table:table-cell ns41:value-type="float" table:style-name="TL Data" office:value="1806" office:value-type="float">
            <text:p>1,806</text:p>
          </table:table-cell>
          <table:table-cell ns41:value-type="float" table:style-name="TL Data" office:value="1885" office:value-type="float">
            <text:p>1,885</text:p>
          </table:table-cell>
          <table:table-cell ns41:value-type="float" table:style-name="TL Data" office:value="17060" office:value-type="float">
            <text:p>17,060</text:p>
          </table:table-cell>
          <table:table-cell ns41:value-type="float" table:style-name="TL Data" office:value="17677" office:value-type="float">
            <text:p>17,677</text:p>
          </table:table-cell>
          <table:table-cell ns41:value-type="float" table:style-name="TL Data" office:value="25297" office:value-type="float">
            <text:p>25,297</text:p>
          </table:table-cell>
          <table:table-cell ns41:value-type="float" table:style-name="TL Data" office:value="25832" office:value-type="float">
            <text:p>25,832</text:p>
          </table:table-cell>
          <table:table-cell ns41:value-type="float" table:style-name="TL Data" office:value="51129" office:value-type="float">
            <text:p>51,12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Aannem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Aardappelenmeel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Aardewerk- en porcelein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Aardewerk- en porceleinkooplie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Advoka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Afbraak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Aluin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Ambtenaren Staats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93" office:value-type="float">
            <text:p>29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Ambtenaren Provinciale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Ambtenaren Gemeente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90" office:value-type="float">
            <text:p>190</text:p>
          </table:table-cell>
          <table:table-cell table:style-name="TL Data"/>
          <table:table-cell ns41:value-type="float" table:style-name="TL Data" office:value="190" office:value-type="float">
            <text:p>190</text:p>
          </table:table-cell>
          <table:table-cell table:style-name="TL Data"/>
          <table:table-cell ns41:value-type="float" table:style-name="TL Data" office:value="190" office:value-type="float">
            <text:p>19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Ambtenaren Niet genoemde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5" office:value-type="float">
            <text:p>45</text:p>
          </table:table-cell>
          <table:table-cell table:style-name="TL Data"/>
          <table:table-cell ns41:value-type="float" table:style-name="TL Data" office:value="45" office:value-type="float">
            <text:p>45</text:p>
          </table:table-cell>
          <table:table-cell table:style-name="TL Data"/>
          <table:table-cell ns41:value-type="float" table:style-name="TL Data" office:value="45" office:value-type="float">
            <text:p>4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Apothekers, drogis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Arbeiders, daglooners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8357" office:value-type="float">
            <text:p>8,357</text:p>
          </table:table-cell>
          <table:table-cell ns41:value-type="float" table:style-name="TL Data" office:value="4744" office:value-type="float">
            <text:p>4,744</text:p>
          </table:table-cell>
          <table:table-cell ns41:value-type="float" table:style-name="TL Data" office:value="8772" office:value-type="float">
            <text:p>8,772</text:p>
          </table:table-cell>
          <table:table-cell ns41:value-type="float" table:style-name="TL Data" office:value="4970" office:value-type="float">
            <text:p>4,970</text:p>
          </table:table-cell>
          <table:table-cell ns41:value-type="float" table:style-name="TL Data" office:value="13742" office:value-type="float">
            <text:p>13,74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Asch-, bagger-, vuilnislieden, asch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Azijnstokers, kunstazij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Baardscheerders, kappers, paruik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9" office:value-type="float">
            <text:p>2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Badstoofhou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Bankiers, effektenhandelaars, geldwisselaars, kassi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Bed- en matrassenmakers en verhuurders, behangers, stoffee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Beeldhouwers, lofwerksnij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Beleenbankhouders, inbrengers enz.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Bested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Bestellers, expediteurs, factoors, voetbod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6" office:value-type="float">
            <text:p>2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Bezembinders, rietboeren, rijswerkers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6" office:value-type="float">
            <text:p>2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Bierbrouwers, bierst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1" office:value-type="float">
            <text:p>13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Billard-, kaats-ball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Ble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2" office:value-type="float">
            <text:p>2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Blik- en pleetwerkers, lamp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Bloemisten, boomkweekers, tuiniers, warmoezen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6" office:value-type="float">
            <text:p>66</text:p>
          </table:table-cell>
          <table:table-cell table:style-name="TL Data"/>
          <table:table-cell ns41:value-type="float" table:style-name="TL Data" office:value="66" office:value-type="float">
            <text:p>66</text:p>
          </table:table-cell>
          <table:table-cell table:style-name="TL Data"/>
          <table:table-cell ns41:value-type="float" table:style-name="TL Data" office:value="66" office:value-type="float">
            <text:p>6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Boekbin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Boek- en dagbladdrukkers en verkoopers mees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Boek- en dagbladdrukkers en verkoopers knechts, letterzet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Bont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Bordpapier (werkers in) doozen-, kaart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Borduurwerkers, kantwerkers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Borstel-, koorden-, kammen-, rijven-, zeeft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Bouw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Branders en stokers van stroop, likeuren, sterke drank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1" office:value-type="float">
            <text:p>8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Breuk- en draagbanden-, keurslijv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Brillenslijpers en 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Brood-, kleingoed-, koek- en banketbakkers en slij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81" office:value-type="float">
            <text:p>28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Bijenteelt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Chicorei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Chocolade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Dagbladschrijvers, letterkundi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Debiteurs en gedelegeerden in de loterij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Dekkers (lei-, pannen-, riet-)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76" office:value-type="float">
            <text:p>176</text:p>
          </table:table-cell>
          <table:table-cell table:style-name="TL Data"/>
          <table:table-cell ns41:value-type="float" table:style-name="TL Data" office:value="182" office:value-type="float">
            <text:p>182</text:p>
          </table:table-cell>
          <table:table-cell table:style-name="TL Data"/>
          <table:table-cell ns41:value-type="float" table:style-name="TL Data" office:value="182" office:value-type="float">
            <text:p>18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Deurwaa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Dienstboden, bakers, huisbewaarders, minnen, oppassers, portiers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608" office:value-type="float">
            <text:p>608</text:p>
          </table:table-cell>
          <table:table-cell ns41:value-type="float" table:style-name="TL Data" office:value="2099" office:value-type="float">
            <text:p>2,099</text:p>
          </table:table-cell>
          <table:table-cell ns41:value-type="float" table:style-name="TL Data" office:value="681" office:value-type="float">
            <text:p>681</text:p>
          </table:table-cell>
          <table:table-cell ns41:value-type="float" table:style-name="TL Data" office:value="2369" office:value-type="float">
            <text:p>2,369</text:p>
          </table:table-cell>
          <table:table-cell ns41:value-type="float" table:style-name="TL Data" office:value="3050" office:value-type="float">
            <text:p>3,05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Doodgravers, bedienaars van begrafenissen, verhuurders van rouwkleed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Fabrijkanten van verschillenden aard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Fineerza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Gaarkeukenhouders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4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Galanteriewarenhandel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Garen- en bandwinkel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Gaz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Geneesheeren, heelmeesters, officieren van gezondheid, oog- en tandmeesters, vroedmeesters, vroedvrouwen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97" office:value-type="float">
            <text:p>9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Gepensioneerden (burgerlijke en militair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92" office:value-type="float">
            <text:p>19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Geschutgieters, geweer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Gezantschappen en consulaten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Glasbla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Godsdienstleeraren en aan de dienst verbonden personen. Protestanten, predi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Godsdienstleeraren en aan de dienst verbonden personen. Protestant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Godsdienstleeraren en aan de dienst verbonden personen. Roomsch-Catholijken, pastoors, kapellaan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98" office:value-type="float">
            <text:p>298</text:p>
          </table:table-cell>
          <table:table-cell table:style-name="TL Data"/>
          <table:table-cell ns41:value-type="float" table:style-name="TL Data" office:value="298" office:value-type="float">
            <text:p>298</text:p>
          </table:table-cell>
          <table:table-cell table:style-name="TL Data"/>
          <table:table-cell ns41:value-type="float" table:style-name="TL Data" office:value="298" office:value-type="float">
            <text:p>29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Godsdienstleeraren en aan de dienst verbonden personen. Roomsch-Catholijk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9" office:value-type="float">
            <text:p>89</text:p>
          </table:table-cell>
          <table:table-cell table:style-name="TL Data"/>
          <table:table-cell ns41:value-type="float" table:style-name="TL Data" office:value="89" office:value-type="float">
            <text:p>89</text:p>
          </table:table-cell>
          <table:table-cell table:style-name="TL Data"/>
          <table:table-cell ns41:value-type="float" table:style-name="TL Data" office:value="89" office:value-type="float">
            <text:p>8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Godsdienstleeraren en aan de dienst verbonden personen. Roomsch-Catholijken, kloosterlingen, geestelijke zusters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46" office:value-type="float">
            <text:p>14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Godsdienstleeraren en aan de dienst verbonden personen. Israeliten, rabbijn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Godsdienstleeraren en aan de dienst verbonden personen. Israeliten, dienstdoende person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Gouddraadtrekkers, passementwerkers, galen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Graanhandelaars, gist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5" office:value-type="float">
            <text:p>3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Graveurs op hout, metaal en steen, stempelsnij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Griendbaz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Groenten-, fruit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Grondeigena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34" office:value-type="float">
            <text:p>13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Grossiers, slij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Grutters, kruiden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Haar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Handels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Handelsreizi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Handschoenen- en dass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Haven- en baken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Heemraden en verdere ambtenaren van de waterschapp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Heetmaaij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Hennep- en vlasbereiders en teel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Herbergiers, kasteleins, koffijhuishou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475" office:value-type="float">
            <text:p>47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Herders en veehoeder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45" office:value-type="float">
            <text:p>44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Hoeden-, petten- en stroohoed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Hoogleeraren en leeraren aan hooge scholen, athenaea, seminarien, clinische scholen en akademi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Houth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Houtzaagmolenaars, houtzagers, hout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1" office:value-type="float">
            <text:p>91</text:p>
          </table:table-cell>
          <table:table-cell table:style-name="TL Data"/>
          <table:table-cell ns41:value-type="float" table:style-name="TL Data" office:value="92" office:value-type="float">
            <text:p>92</text:p>
          </table:table-cell>
          <table:table-cell table:style-name="TL Data"/>
          <table:table-cell ns41:value-type="float" table:style-name="TL Data" office:value="92" office:value-type="float">
            <text:p>9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Huisleerlingen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30" office:value-type="float">
            <text:p>13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Ingenieurs en verdere ambtenaren van den waterstaa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Inleggers van levensbehoef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J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Jagt (personen behoorende tot d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Juweliers, goud- en zilversme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Kaarders, wolkamm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Kaarsenmakers (smeer- en was-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Kabinet- en schrijnwerkers, kunstdraaij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379" office:value-type="float">
            <text:p>379</text:p>
          </table:table-cell>
          <table:table-cell table:style-name="TL Data"/>
          <table:table-cell ns41:value-type="float" table:style-name="TL Data" office:value="385" office:value-type="float">
            <text:p>385</text:p>
          </table:table-cell>
          <table:table-cell table:style-name="TL Data"/>
          <table:table-cell ns41:value-type="float" table:style-name="TL Data" office:value="385" office:value-type="float">
            <text:p>38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Kadetten van de landmag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Kadetten van de zeemag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Kalkbranders, cement- en tras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Kantoor- en winkelbedienden, pakhuisknecht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2" office:value-type="float">
            <text:p>4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Kleeder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3" office:value-type="float">
            <text:p>53</text:p>
          </table:table-cell>
          <table:table-cell table:style-name="TL Data"/>
          <table:table-cell ns41:value-type="float" table:style-name="TL Data" office:value="740" office:value-type="float">
            <text:p>74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95" office:value-type="float">
            <text:p>79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96" office:value-type="float">
            <text:p>79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Kleederen- en gemaaktgoed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Kleinhandelaars, winkeliers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office:value="277" table:style-name="TL Data" table:number-columns-repeated="3" office:value-type="float">
            <text:p>277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556" office:value-type="float">
            <text:p>55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Klerken en schrijvers bij notarissen, ontvangers, prokureurs, deurwaarders enz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6" office:value-type="float">
            <text:p>46</text:p>
          </table:table-cell>
          <table:table-cell table:style-name="TL Data"/>
          <table:table-cell ns41:value-type="float" table:style-name="TL Data" office:value="48" office:value-type="float">
            <text:p>48</text:p>
          </table:table-cell>
          <table:table-cell table:style-name="TL Data"/>
          <table:table-cell ns41:value-type="float" table:style-name="TL Data" office:value="48" office:value-type="float">
            <text:p>4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Klomp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329" office:value-type="float">
            <text:p>329</text:p>
          </table:table-cell>
          <table:table-cell table:style-name="TL Data"/>
          <table:table-cell ns41:value-type="float" table:style-name="TL Data" office:value="339" office:value-type="float">
            <text:p>339</text:p>
          </table:table-cell>
          <table:table-cell table:style-name="TL Data"/>
          <table:table-cell ns41:value-type="float" table:style-name="TL Data" office:value="339" office:value-type="float">
            <text:p>33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Knoop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Kolonisten arbei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Kolonisten hulpbehoevende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Kolonisten bedel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Koninklijk Huis (personen, verbonden aan het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Kooplieden van verschillenden aard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519" office:value-type="float">
            <text:p>51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Koornmolen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08" office:value-type="float">
            <text:p>30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Koornversch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Koper- en blikslagers, draadvlechters, ketellap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table:style-name="TL Data" office:value="43" office:value-type="float">
            <text:p>43</text:p>
          </table:table-cell>
          <table:table-cell table:style-name="TL Data"/>
          <table:table-cell ns41:value-type="float" table:style-name="TL Data" office:value="43" office:value-type="float">
            <text:p>4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Koper-, klok- en geelg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Kostschoolhouders 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2" table:style-name="TL Data" table:number-columns-repeated="4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Kostschoolleerling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42" office:value-type="float">
            <text:p>14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Kraankinde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Kram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04" office:value-type="float">
            <text:p>10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Kramm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Krib- en dijkwerkers, heibaz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Kroeghouders, tappe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282" office:value-type="float">
            <text:p>28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Kruidfabrijkanten en vuurwerk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Kruijers, sjouwers, schoenpoets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Krijgslieden van en bov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Krijgslieden bened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Kuipers, hoepel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07" office:value-type="float">
            <text:p>207</text:p>
          </table:table-cell>
          <table:table-cell table:style-name="TL Data"/>
          <table:table-cell ns41:value-type="float" table:style-name="TL Data" office:value="210" office:value-type="float">
            <text:p>210</text:p>
          </table:table-cell>
          <table:table-cell table:style-name="TL Data"/>
          <table:table-cell ns41:value-type="float" table:style-name="TL Data" office:value="210" office:value-type="float">
            <text:p>2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Kunstenaars, goochelaa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Kunstkoopers, muzijk- en teekenhandela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Kunstla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Kunstoefenaren muzijkanten, muzijkmeesters, organis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Kunstoefenaren schil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Kunstoefenaren teekenaars, teekenmeesters, daguerreotypeurs, decorat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Kunstoefenaren tooneelspelers, dansmeesters, zan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Kunst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Kurkensnij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Landbouwers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058" office:value-type="float">
            <text:p>1,058</text:p>
          </table:table-cell>
          <table:table-cell ns41:value-type="float" table:style-name="TL Data" office:value="830" office:value-type="float">
            <text:p>830</text:p>
          </table:table-cell>
          <table:table-cell ns41:value-type="float" table:style-name="TL Data" office:value="21794" office:value-type="float">
            <text:p>21,794</text:p>
          </table:table-cell>
          <table:table-cell ns41:value-type="float" table:style-name="TL Data" office:value="10574" office:value-type="float">
            <text:p>10,574</text:p>
          </table:table-cell>
          <table:table-cell ns41:value-type="float" table:style-name="TL Data" office:value="23009" office:value-type="float">
            <text:p>23,009</text:p>
          </table:table-cell>
          <table:table-cell ns41:value-type="float" table:style-name="TL Data" office:value="11472" office:value-type="float">
            <text:p>11,472</text:p>
          </table:table-cell>
          <table:table-cell ns41:value-type="float" table:style-name="TL Data" office:value="34481" office:value-type="float">
            <text:p>34,48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Landhuishoudkundige scholen onderwij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Landhuishoudkundige scholen 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Landmeters en teekenaars bij het kadaster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4" office:value-type="float">
            <text:p>34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Lantaarnopste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Latijnsche scholen onderwij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Latijnsche scholen 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Leerbereiders en looij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8" office:value-type="float">
            <text:p>8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Liefdadige gestichten hoofd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Liefdadige gestichten dienstdoend personeel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Liniee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Loodgieters en pompenmakers, brandspuit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Loodswezen en strandvonderij (personen behoorende tot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Loodwit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Lijmzi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Magazijn- en pakhuis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Makelaars en kargadoo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Mand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1" office:value-type="float">
            <text:p>9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Manufakturen fabrijkanten/*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Manufakturen kooplieden/*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4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Manufakturen werklieden/*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Mariniers en zeelieden van en boven den rang van 2den luitenan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Mariniers en zeelieden beneden den rang van 2den luitenan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Matt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Meekrapbereiders en 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Meesters (keur-, markt-, waag-), afsla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Melk-, boter-, kaas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Messenmakers en slij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Meters (kolen-, koorn-, hooi-, hout-, scheeps- enz.) wijnstek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Metsel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476" office:value-type="float">
            <text:p>476</text:p>
          </table:table-cell>
          <table:table-cell table:style-name="TL Data"/>
          <table:table-cell ns41:value-type="float" table:style-name="TL Data" office:value="487" office:value-type="float">
            <text:p>487</text:p>
          </table:table-cell>
          <table:table-cell table:style-name="TL Data"/>
          <table:table-cell ns41:value-type="float" table:style-name="TL Data" office:value="487" office:value-type="float">
            <text:p>48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Modemaakst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Mol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Moutmolen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Muzijkinstrument-, orgel-, forte pianomakers, stemmers en ver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Mijnwer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22" office:value-type="float">
            <text:p>32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Naaisters, breisters, mangelhoudsters, plooisters, strijksters, waschvrouwen, werksters, nettenbreijers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4" office:value-type="float">
            <text:p>44</text:p>
          </table:table-cell>
          <table:table-cell table:style-name="TL Data"/>
          <table:table-cell ns41:value-type="float" table:style-name="TL Data" office:value="1034" office:value-type="float">
            <text:p>1,034</text:p>
          </table:table-cell>
          <table:table-cell table:style-name="TL Data"/>
          <table:table-cell ns41:value-type="float" table:style-name="TL Data" office:value="1082" office:value-type="float">
            <text:p>1,082</text:p>
          </table:table-cell>
          <table:table-cell ns41:value-type="float" table:style-name="TL Data" office:value="1082" office:value-type="float">
            <text:p>1,08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Nachtwer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Notariss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Notarissen (kandidaat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Olieslagers en molen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" office:value-type="float">
            <text:p>3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Omroepers, aanpl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Ondernemers en direkteurs van begrafenis- en ziekenfondsen/?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Ondernemers en direkteurs van naamlooze en verdere handel-maatschappij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Ondernemers en direkteurs van verzekering- en brandwaarborgmaatschappijen/?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Ondernemers en direkteurs van publieke wagens en verdere middelen van vervoer te water en te lande, post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Ondernemers en direkteurs van openbare werk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Onderwijzers, onderwijzeressen, ondermeesters, kweekelingen, gouverneurs, gouvern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22" office:value-type="float">
            <text:p>22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Opzigters, conducteu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Orgeldraaijers, straatmuz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Oudijzer-, oude kleederen-, beenen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Paarden- en veehouders en verkoopers, koemel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Paarden- en beesten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Pannen-, potten-, pijpen-, steen- en tegelbak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65" office:value-type="float">
            <text:p>16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Papier- en gekleurd papier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Papier- en gekleurd papierhandel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Papier- en gekleurd papierwerklie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Parapluie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Pennenberei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Pik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Pik- en teerst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Plaat- en steendrukkers, plaat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Pleistergieters, boetsee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Politie (dir, commiss, agenten van), marech, veld- en boschw, nacht- en torenw, geregtsdienaars, cipiers en bew van gevangenissen, scherpregters,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42" office:value-type="float">
            <text:p>242</text:p>
          </table:table-cell>
          <table:table-cell table:style-name="TL Data"/>
          <table:table-cell ns41:value-type="float" table:style-name="TL Data" office:value="242" office:value-type="float">
            <text:p>242</text:p>
          </table:table-cell>
          <table:table-cell table:style-name="TL Data"/>
          <table:table-cell ns41:value-type="float" table:style-name="TL Data" office:value="242" office:value-type="float">
            <text:p>24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Prokur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Publieke vrouwen, publiekhuishou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Pijp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Re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Regterlijke magt (ambtenaren der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Renteniers, partikuli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504" office:value-type="float">
            <text:p>50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Rent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Rijtuig-, wagen-, koffer-, zadel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02" office:value-type="float">
            <text:p>40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Rijtuigschil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Schaarslij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Schat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Scheep-, blok-, mast- en zeilmakers, rafactiemeesters, scheepsloopers, takel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Scheepsw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Scheepzeilnaald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Scheikundige voorwerpen en verfwaren (fabrijkanten en werklieden in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Schelpvisschers, schul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Scherm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Schilders (huis-), glaz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1" office:value-type="float">
            <text:p>9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Schippers, loodsen, gezagvoerders, stuurlieden en matrozen (koopvaardij-) schuitenverhuurders, commissarissen van veerschepen enz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2" office:value-type="float">
            <text:p>12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Schoenmakers en lapp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2" office:value-type="float">
            <text:p>52</text:p>
          </table:table-cell>
          <table:table-cell table:style-name="TL Data"/>
          <table:table-cell ns41:value-type="float" table:style-name="TL Data" office:value="891" office:value-type="float">
            <text:p>891</text:p>
          </table:table-cell>
          <table:table-cell table:style-name="TL Data"/>
          <table:table-cell ns41:value-type="float" table:style-name="TL Data" office:value="948" office:value-type="float">
            <text:p>948</text:p>
          </table:table-cell>
          <table:table-cell table:style-name="TL Data"/>
          <table:table-cell ns41:value-type="float" table:style-name="TL Data" office:value="948" office:value-type="float">
            <text:p>94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Schoolleerlingen</text:p>
          </table:table-cell>
          <table:table-cell/>
          <table:table-cell ns41:value-type="float" table:style-name="TL Data" office:value="3113" office:value-type="float">
            <text:p>3,113</text:p>
          </table:table-cell>
          <table:table-cell ns41:value-type="float" table:style-name="TL Data" office:value="2712" office:value-type="float">
            <text:p>2,712</text:p>
          </table:table-cell>
          <table:table-cell ns41:value-type="float" table:style-name="TL Data" office:value="1433" office:value-type="float">
            <text:p>1,433</text:p>
          </table:table-cell>
          <table:table-cell ns41:value-type="float" table:style-name="TL Data" office:value="1112" office:value-type="float">
            <text:p>1,112</text:p>
          </table:table-cell>
          <table:table-cell ns41:value-type="float" table:style-name="TL Data" office:value="1122" office:value-type="float">
            <text:p>1,122</text:p>
          </table:table-cell>
          <table:table-cell ns41:value-type="float" table:style-name="TL Data" office:value="834" office:value-type="float">
            <text:p>834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5735" office:value-type="float">
            <text:p>5,735</text:p>
          </table:table-cell>
          <table:table-cell ns41:value-type="float" table:style-name="TL Data" office:value="4700" office:value-type="float">
            <text:p>4,700</text:p>
          </table:table-cell>
          <table:table-cell ns41:value-type="float" table:style-name="TL Data" office:value="10435" office:value-type="float">
            <text:p>10,43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Schoorsteenve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Slijpers (diamant-, glas-, marmer-, metaal- enz.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Smeden grof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Smeden hoef-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466" office:value-type="float">
            <text:p>466</text:p>
          </table:table-cell>
          <table:table-cell table:style-name="TL Data"/>
          <table:table-cell ns41:value-type="float" table:style-name="TL Data" office:value="474" office:value-type="float">
            <text:p>474</text:p>
          </table:table-cell>
          <table:table-cell table:style-name="TL Data"/>
          <table:table-cell ns41:value-type="float" table:style-name="TL Data" office:value="474" office:value-type="float">
            <text:p>47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Smeden kagchel- en andere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362" office:value-type="float">
            <text:p>362</text:p>
          </table:table-cell>
          <table:table-cell table:style-name="TL Data"/>
          <table:table-cell ns41:value-type="float" table:style-name="TL Data" office:value="381" office:value-type="float">
            <text:p>381</text:p>
          </table:table-cell>
          <table:table-cell table:style-name="TL Data"/>
          <table:table-cell ns41:value-type="float" table:style-name="TL Data" office:value="381" office:value-type="float">
            <text:p>38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Sollicit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Speldenfabrijkanten en werklie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Spiegelmakers en 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Spinners, spoelders, wev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86" office:value-type="float">
            <text:p>1,086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119" office:value-type="float">
            <text:p>1,119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244" office:value-type="float">
            <text:p>1,24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Spoorweg- en stoombootbeamb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Spijker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Stalhouders, rijtuigverhuu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Steenhouw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Steenkolen-, hout- en turf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Stelzi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Stoelen-bekleeders, draaijers, mat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Stoffenverwers, glanz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2" office:value-type="float">
            <text:p>5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Straat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9" office:value-type="float">
            <text:p>109</text:p>
          </table:table-cell>
          <table:table-cell table:style-name="TL Data"/>
          <table:table-cell ns41:value-type="float" table:style-name="TL Data" office:value="110" office:value-type="float">
            <text:p>110</text:p>
          </table:table-cell>
          <table:table-cell table:style-name="TL Data"/>
          <table:table-cell ns41:value-type="float" table:style-name="TL Data" office:value="110" office:value-type="float">
            <text:p>1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Studenten aan hooge scholen, athenaea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Studenten aan academien, clinische schol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Studenten aan seminarien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36" office:value-type="float">
            <text:p>136</text:p>
          </table:table-cell>
          <table:table-cell table:style-name="TL Data"/>
          <table:table-cell ns41:value-type="float" table:style-name="TL Data" office:value="201" office:value-type="float">
            <text:p>201</text:p>
          </table:table-cell>
          <table:table-cell table:style-name="TL Data"/>
          <table:table-cell ns41:value-type="float" table:style-name="TL Data" office:value="345" office:value-type="float">
            <text:p>345</text:p>
          </table:table-cell>
          <table:table-cell table:style-name="TL Data"/>
          <table:table-cell ns41:value-type="float" table:style-name="TL Data" office:value="345" office:value-type="float">
            <text:p>34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Stukadoors, wit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0" office:value-type="float">
            <text:p>80</text:p>
          </table:table-cell>
          <table:table-cell table:style-name="TL Data"/>
          <table:table-cell ns41:value-type="float" table:style-name="TL Data" office:value="80" office:value-type="float">
            <text:p>80</text:p>
          </table:table-cell>
          <table:table-cell table:style-name="TL Data"/>
          <table:table-cell ns41:value-type="float" table:style-name="TL Data" office:value="80" office:value-type="float">
            <text:p>8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Stijfsel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Suiker- en pastijb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Suikerraffinad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Taalmeesters, translat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Tabak- en sigaren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Tabak- en sigarenkerv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Tabak- en sigarenplan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Tabak- en sigaren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Tapijt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Timmerlieden, kist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860" office:value-type="float">
            <text:p>860</text:p>
          </table:table-cell>
          <table:table-cell table:style-name="TL Data"/>
          <table:table-cell ns41:value-type="float" table:style-name="TL Data" office:value="874" office:value-type="float">
            <text:p>874</text:p>
          </table:table-cell>
          <table:table-cell table:style-name="TL Data"/>
          <table:table-cell ns41:value-type="float" table:style-name="TL Data" office:value="874" office:value-type="float">
            <text:p>87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Tinnegie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Tol- en pontgaarders, brug- en sluiswach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Touwslagers, baan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Traanst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Turf-, koorn- en kolendr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Uitdragers, uitventers, leu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Uurwerk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Veearts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Veenlieden, turfboe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Vendu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Vergulders, lijst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Vill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Vischdroogers en ro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Visch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Vissch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5" office:value-type="float">
            <text:p>35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Vleeschhouwers, spekslagers, poeli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33" office:value-type="float">
            <text:p>23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Voddenra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Voerlieden, koetsiers, loopers, postknechten en slee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4" office:value-type="float">
            <text:p>84</text:p>
          </table:table-cell>
          <table:table-cell table:style-name="TL Data"/>
          <table:table-cell ns41:value-type="float" table:style-name="TL Data" office:value="85" office:value-type="float">
            <text:p>85</text:p>
          </table:table-cell>
          <table:table-cell table:style-name="TL Data"/>
          <table:table-cell ns41:value-type="float" table:style-name="TL Data" office:value="85" office:value-type="float">
            <text:p>8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Vogelverkoopers, kooibo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Wafel- en poffertjesba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Watermolen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We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Werktuigkundigen en makers, balans- en brandspuit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Wijnhand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IJk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IJzer- en koperdraaij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IJzergie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Zaadverkoop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Zaakwaarnemers, commissionnai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" office:value-type="float">
            <text:p>2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Zakkenmakers en verhuu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Zand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Zeepzi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Zeevaartscholen onderwij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Zeevaartscholen 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Ziekenoppass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Zoutzi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Zwaardve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Zwavelstokkenmakers en 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Zijdeteelt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Verschillende beroep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Zonder beroep</text:p>
          </table:table-cell>
          <table:table-cell/>
          <table:table-cell ns41:value-type="float" table:style-name="TL Data" office:value="14831" office:value-type="float">
            <text:p>14,831</text:p>
          </table:table-cell>
          <table:table-cell ns41:value-type="float" table:style-name="TL Data" office:value="14417" office:value-type="float">
            <text:p>14,417</text:p>
          </table:table-cell>
          <table:table-cell ns41:value-type="float" table:style-name="TL Data" office:value="1840" office:value-type="float">
            <text:p>1,840</text:p>
          </table:table-cell>
          <table:table-cell ns41:value-type="float" table:style-name="TL Data" office:value="1958" office:value-type="float">
            <text:p>1,958</text:p>
          </table:table-cell>
          <table:table-cell ns41:value-type="float" table:style-name="TL Data" office:value="3295" office:value-type="float">
            <text:p>3,295</text:p>
          </table:table-cell>
          <table:table-cell ns41:value-type="float" table:style-name="TL Data" office:value="3920" office:value-type="float">
            <text:p>3,920</text:p>
          </table:table-cell>
          <table:table-cell ns41:value-type="float" table:style-name="TL Data" office:value="6027" office:value-type="float">
            <text:p>6,027</text:p>
          </table:table-cell>
          <table:table-cell ns41:value-type="float" table:style-name="TL Data" office:value="29423" office:value-type="float">
            <text:p>29,423</text:p>
          </table:table-cell>
          <table:table-cell ns41:value-type="float" table:style-name="TL Data" office:value="25993" office:value-type="float">
            <text:p>25,993</text:p>
          </table:table-cell>
          <table:table-cell ns41:value-type="float" table:style-name="TL Data" office:value="49718" office:value-type="float">
            <text:p>49,718</text:p>
          </table:table-cell>
          <table:table-cell ns41:value-type="float" table:style-name="TL Data" office:value="75711" office:value-type="float">
            <text:p>75,7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Beroep onbekend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HONDERD TWINTIG GEMEENTEN TEN PLATTEN LANDE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18000" office:value-type="float">
            <text:p>18,000</text:p>
          </table:table-cell>
          <table:table-cell ns41:value-type="float" table:style-name="TL Data" office:value="17168" office:value-type="float">
            <text:p>17,168</text:p>
          </table:table-cell>
          <table:table-cell ns41:value-type="float" table:style-name="TL Data" office:value="3494" office:value-type="float">
            <text:p>3,494</text:p>
          </table:table-cell>
          <table:table-cell ns41:value-type="float" table:style-name="TL Data" office:value="3183" office:value-type="float">
            <text:p>3,183</text:p>
          </table:table-cell>
          <table:table-cell ns41:value-type="float" table:style-name="TL Data" office:value="6518" office:value-type="float">
            <text:p>6,518</text:p>
          </table:table-cell>
          <table:table-cell ns41:value-type="float" table:style-name="TL Data" office:value="6191" office:value-type="float">
            <text:p>6,191</text:p>
          </table:table-cell>
          <table:table-cell ns41:value-type="float" table:style-name="TL Data" office:value="50207" office:value-type="float">
            <text:p>50,207</text:p>
          </table:table-cell>
          <table:table-cell ns41:value-type="float" table:style-name="TL Data" office:value="49371" office:value-type="float">
            <text:p>49,371</text:p>
          </table:table-cell>
          <table:table-cell ns41:value-type="float" table:style-name="TL Data" office:value="78219" office:value-type="float">
            <text:p>78,219</text:p>
          </table:table-cell>
          <table:table-cell ns41:value-type="float" table:style-name="TL Data" office:value="75913" office:value-type="float">
            <text:p>75,913</text:p>
          </table:table-cell>
          <table:table-cell ns41:value-type="float" table:style-name="TL Data" office:value="154132" office:value-type="float">
            <text:p>154,13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annem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ardappelenmeel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ardewerk- en porceleinfabrijkan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5" office:value-type="float">
            <text:p>3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ardewerk- en porceleinkooplie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dvoka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5" office:value-type="float">
            <text:p>45</text:p>
          </table:table-cell>
          <table:table-cell table:style-name="TL Data"/>
          <table:table-cell ns41:value-type="float" table:style-name="TL Data" office:value="45" office:value-type="float">
            <text:p>45</text:p>
          </table:table-cell>
          <table:table-cell table:style-name="TL Data"/>
          <table:table-cell ns41:value-type="float" table:style-name="TL Data" office:value="45" office:value-type="float">
            <text:p>4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fbraak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luin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mbtenaren Staats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65" office:value-type="float">
            <text:p>46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mbtenaren Provinciale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mbtenaren Gemeente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77" office:value-type="float">
            <text:p>277</text:p>
          </table:table-cell>
          <table:table-cell table:style-name="TL Data"/>
          <table:table-cell ns41:value-type="float" table:style-name="TL Data" office:value="277" office:value-type="float">
            <text:p>277</text:p>
          </table:table-cell>
          <table:table-cell table:style-name="TL Data"/>
          <table:table-cell ns41:value-type="float" table:style-name="TL Data" office:value="277" office:value-type="float">
            <text:p>27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mbtenaren Niet genoemde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9" office:value-type="float">
            <text:p>69</text:p>
          </table:table-cell>
          <table:table-cell table:style-name="TL Data"/>
          <table:table-cell ns41:value-type="float" table:style-name="TL Data" office:value="69" office:value-type="float">
            <text:p>69</text:p>
          </table:table-cell>
          <table:table-cell table:style-name="TL Data"/>
          <table:table-cell ns41:value-type="float" table:style-name="TL Data" office:value="69" office:value-type="float">
            <text:p>6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pothekers, drogis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4" office:value-type="float">
            <text:p>94</text:p>
          </table:table-cell>
          <table:table-cell table:style-name="TL Data"/>
          <table:table-cell ns41:value-type="float" table:style-name="TL Data" office:value="95" office:value-type="float">
            <text:p>95</text:p>
          </table:table-cell>
          <table:table-cell table:style-name="TL Data"/>
          <table:table-cell ns41:value-type="float" table:style-name="TL Data" office:value="95" office:value-type="float">
            <text:p>9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rbeiders, daglooners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10314" office:value-type="float">
            <text:p>10,314</text:p>
          </table:table-cell>
          <table:table-cell ns41:value-type="float" table:style-name="TL Data" office:value="5758" office:value-type="float">
            <text:p>5,758</text:p>
          </table:table-cell>
          <table:table-cell ns41:value-type="float" table:style-name="TL Data" office:value="10803" office:value-type="float">
            <text:p>10,803</text:p>
          </table:table-cell>
          <table:table-cell ns41:value-type="float" table:style-name="TL Data" office:value="6031" office:value-type="float">
            <text:p>6,031</text:p>
          </table:table-cell>
          <table:table-cell ns41:value-type="float" table:style-name="TL Data" office:value="16834" office:value-type="float">
            <text:p>16,83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sch-, bagger-, vuilnislieden, asch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Azijnstokers, kunstazij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aardscheerders, kappers, paruik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6" office:value-type="float">
            <text:p>1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adstoofhou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ankiers, effektenhandelaars, geldwisselaars, kass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ed- en matrassenmakers en verhuurders, behangers, stoffeerd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eeldhouwers, lofwerksnij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eleenbankhouders, inbrenge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ested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estellers, expediteurs, factoors, voetbod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3" office:value-type="float">
            <text:p>6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ezembinders, rietboeren, rijswerkers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6" office:value-type="float">
            <text:p>2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ierbrouwers, bierst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27" office:value-type="float">
            <text:p>22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illard-, kaats-ball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leekers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5" office:value-type="float">
            <text:p>4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lik- en pleetwerkers, lamp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loemisten, boomkweekers, tuiniers, warmoezeni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86" office:value-type="float">
            <text:p>38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oekbin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table:style-name="TL Data" office:value="49" office:value-type="float">
            <text:p>49</text:p>
          </table:table-cell>
          <table:table-cell table:style-name="TL Data"/>
          <table:table-cell ns41:value-type="float" table:style-name="TL Data" office:value="49" office:value-type="float">
            <text:p>4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oek- en dagbladdrukkers en verkoopers mees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2" office:value-type="float">
            <text:p>4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oek- en dagbladdrukkers en verkoopers knechts, letterzet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39" office:value-type="float">
            <text:p>39</text:p>
          </table:table-cell>
          <table:table-cell table:style-name="TL Data"/>
          <table:table-cell ns41:value-type="float" table:style-name="TL Data" office:value="39" office:value-type="float">
            <text:p>3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ontwer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ordpapier (werkers in) doozen-, kaart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orduurwerkers, kantwerkers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orstel-, kaarden-, kammen-, rijven-, zeeft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1" office:value-type="float">
            <text:p>4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ouw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randers en stokers van stroop, likeuren, sterke drank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3" office:value-type="float">
            <text:p>10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reuk- en draagbanden-, keurslijv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rillenslijpers en 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rood-, kleingoed-, koek- en banketbakkers en slij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572" office:value-type="float">
            <text:p>57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604" office:value-type="float">
            <text:p>60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ijenteelt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Chicorei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Chocolade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Dagbladschrijvers, letterkundig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Debiteurs en gedelegeerden in de loterij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Dekkers (lei-, pannen-, riet-)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85" office:value-type="float">
            <text:p>28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Deurwaa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3" office:value-type="float">
            <text:p>33</text:p>
          </table:table-cell>
          <table:table-cell table:style-name="TL Data"/>
          <table:table-cell ns41:value-type="float" table:style-name="TL Data" office:value="33" office:value-type="float">
            <text:p>33</text:p>
          </table:table-cell>
          <table:table-cell table:style-name="TL Data"/>
          <table:table-cell ns41:value-type="float" table:style-name="TL Data" office:value="33" office:value-type="float">
            <text:p>3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Dienstboden, bakers, huisbewaarders, minnen, oppassers, portiers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899" office:value-type="float">
            <text:p>899</text:p>
          </table:table-cell>
          <table:table-cell ns41:value-type="float" table:style-name="TL Data" office:value="3980" office:value-type="float">
            <text:p>3,980</text:p>
          </table:table-cell>
          <table:table-cell ns41:value-type="float" table:style-name="TL Data" office:value="976" office:value-type="float">
            <text:p>976</text:p>
          </table:table-cell>
          <table:table-cell ns41:value-type="float" table:style-name="TL Data" office:value="4319" office:value-type="float">
            <text:p>4,319</text:p>
          </table:table-cell>
          <table:table-cell ns41:value-type="float" table:style-name="TL Data" office:value="5295" office:value-type="float">
            <text:p>5,29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Doodgravers, bedienaars van begrafenissen, verhuurders van rouwkleed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Fabrijkanten van verschillenden aard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Fineerzag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aarkeukenhou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alanteriewarenhand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aren- en bandwinkel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as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eneesheeren, heelmeesters, officieren van gezondheid, oog- en tandmeesters, vroedmeesters, vroedvrouwen enz.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83" table:style-name="TL Data" table:number-columns-repeated="4" office:value-type="float">
            <text:p>83</text:p>
          </table:table-cell>
          <table:table-cell ns41:value-type="float" table:style-name="TL Data" office:value="166" office:value-type="float">
            <text:p>16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epensioneerden (burgerlijke en militair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539" office:value-type="float">
            <text:p>53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eschutgieters, geweer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122" office:value-type="float">
            <text:p>122</text:p>
          </table:table-cell>
          <table:table-cell table:style-name="TL Data"/>
          <table:table-cell ns41:value-type="float" table:style-name="TL Data" office:value="145" office:value-type="float">
            <text:p>145</text:p>
          </table:table-cell>
          <table:table-cell table:style-name="TL Data"/>
          <table:table-cell ns41:value-type="float" table:style-name="TL Data" office:value="145" office:value-type="float">
            <text:p>14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ezantschappen en consulaten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lasblaz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table:style-name="TL Data"/>
          <table:table-cell ns41:value-type="float" table:style-name="TL Data" office:value="55" office:value-type="float">
            <text:p>55</text:p>
          </table:table-cell>
          <table:table-cell table:style-name="TL Data"/>
          <table:table-cell ns41:value-type="float" table:style-name="TL Data" office:value="55" office:value-type="float">
            <text:p>5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odsdienstleeraren en aan de dienst verbonden personen. Protestanten, predi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odsdienstleeraren en aan de dienst verbonden personen. Protestant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odsdienstleeraren en aan de dienst verbonden personen. Roomsch-Catholijken, pastoors en kapellaans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68" office:value-type="float">
            <text:p>368</text:p>
          </table:table-cell>
          <table:table-cell table:style-name="TL Data"/>
          <table:table-cell ns41:value-type="float" table:style-name="TL Data" office:value="368" office:value-type="float">
            <text:p>368</text:p>
          </table:table-cell>
          <table:table-cell table:style-name="TL Data"/>
          <table:table-cell ns41:value-type="float" table:style-name="TL Data" office:value="368" office:value-type="float">
            <text:p>36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odsdienstleeraren en aan de dienst verbonden personen. Roomsch-Catholijk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1" office:value-type="float">
            <text:p>101</text:p>
          </table:table-cell>
          <table:table-cell table:style-name="TL Data"/>
          <table:table-cell ns41:value-type="float" table:style-name="TL Data" office:value="101" office:value-type="float">
            <text:p>101</text:p>
          </table:table-cell>
          <table:table-cell table:style-name="TL Data"/>
          <table:table-cell ns41:value-type="float" table:style-name="TL Data" office:value="101" office:value-type="float">
            <text:p>10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odsdienstleeraren en aan de dienst verbonden personen. Roomsch-Catholijken, kloosterlingen, geestelijke zusters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276" office:value-type="float">
            <text:p>27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odsdienstleeraren en aan de dienst verbonden personen. Israeliten, rabbijn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odsdienstleeraren en aan de dienst verbonden personen. Israeliten, dienstdoende person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ouddraadtrekkers, passementwerkers, galon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raanhandelaars, gist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4" office:value-type="float">
            <text:p>6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raveurs op hout, metaal en steen, stempel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riendbaz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roenten-, fruit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06" office:value-type="float">
            <text:p>10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rondeigena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66" office:value-type="float">
            <text:p>16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rossiers, slij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Grutters, kruideni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1" office:value-type="float">
            <text:p>2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aar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andelsleerling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andelsreizi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andschoenen- en dass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aven- en baken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eemraden en verdere ambtenaren van de waterschapp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eetmaaij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ennep- en vlasbereiders en teel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erbergiers, kasteleins, koffijhuishouders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657" office:value-type="float">
            <text:p>65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erders en veehoeders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78" office:value-type="float">
            <text:p>47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oeden-, petten- en stroohoed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1" office:value-type="float">
            <text:p>1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oogleeraren en leeraren aan hooge scholen, athenaea, seminarien, clinische scholen en akademi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3" office:value-type="float">
            <text:p>63</text:p>
          </table:table-cell>
          <table:table-cell table:style-name="TL Data"/>
          <table:table-cell ns41:value-type="float" table:style-name="TL Data" office:value="63" office:value-type="float">
            <text:p>63</text:p>
          </table:table-cell>
          <table:table-cell table:style-name="TL Data"/>
          <table:table-cell ns41:value-type="float" table:style-name="TL Data" office:value="63" office:value-type="float">
            <text:p>6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outh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outzaagmolenaars, houtzagers, hout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4" office:value-type="float">
            <text:p>104</text:p>
          </table:table-cell>
          <table:table-cell table:style-name="TL Data"/>
          <table:table-cell ns41:value-type="float" table:style-name="TL Data" office:value="105" office:value-type="float">
            <text:p>105</text:p>
          </table:table-cell>
          <table:table-cell table:style-name="TL Data"/>
          <table:table-cell ns41:value-type="float" table:style-name="TL Data" office:value="105" office:value-type="float">
            <text:p>10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Huisleerlingen</text:p>
          </table:table-cell>
          <table:table-cell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255" office:value-type="float">
            <text:p>25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Ingenieurs en verdere ambtenaren van den waterstaa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Inleggers van levensbehoef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J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Jagt (personen behoorende tot de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Juweliers, goud- en zilversmed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6" office:value-type="float">
            <text:p>8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aarders, wolkamm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aarsenmakers (smeer- en was-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9" office:value-type="float">
            <text:p>2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abinet- en schrijnwerkers, kunstdraaij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839" office:value-type="float">
            <text:p>83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75" office:value-type="float">
            <text:p>87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77" office:value-type="float">
            <text:p>87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adetten van de landmag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adetten van de zeemag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alkbranders, cement- en tras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antoor- en winkelbedienden, pakhuisknecht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255" office:value-type="float">
            <text:p>25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leeder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95" office:value-type="float">
            <text:p>95</text:p>
          </table:table-cell>
          <table:table-cell table:style-name="TL Data"/>
          <table:table-cell ns41:value-type="float" table:style-name="TL Data" office:value="1283" office:value-type="float">
            <text:p>1,28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84" office:value-type="float">
            <text:p>1,38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86" office:value-type="float">
            <text:p>1,38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leederen- en gemaaktgoed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leinhandelaars, winkeliers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566" office:value-type="float">
            <text:p>566</text:p>
          </table:table-cell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1149" office:value-type="float">
            <text:p>1,14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lerken en schrijvers bij notarissen, ontvangers, prokureurs, deurwaarders enz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47" office:value-type="float">
            <text:p>147</text:p>
          </table:table-cell>
          <table:table-cell table:style-name="TL Data"/>
          <table:table-cell ns41:value-type="float" table:style-name="TL Data" office:value="154" office:value-type="float">
            <text:p>154</text:p>
          </table:table-cell>
          <table:table-cell table:style-name="TL Data"/>
          <table:table-cell ns41:value-type="float" table:style-name="TL Data" office:value="154" office:value-type="float">
            <text:p>15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lomp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357" office:value-type="float">
            <text:p>357</text:p>
          </table:table-cell>
          <table:table-cell table:style-name="TL Data"/>
          <table:table-cell ns41:value-type="float" table:style-name="TL Data" office:value="368" office:value-type="float">
            <text:p>368</text:p>
          </table:table-cell>
          <table:table-cell table:style-name="TL Data"/>
          <table:table-cell ns41:value-type="float" table:style-name="TL Data" office:value="368" office:value-type="float">
            <text:p>36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noop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olonisten arbei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olonisten hulpbehoevende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olonisten bedel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oninklijk Huis (personen, verbonden aan het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ooplieden van verschillenden aard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680" office:value-type="float">
            <text:p>680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687" office:value-type="float">
            <text:p>687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781" office:value-type="float">
            <text:p>78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oornmolen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79" office:value-type="float">
            <text:p>37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oornverschie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oper- en blikslagers, draadvlechters, ketellapp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9" office:value-type="float">
            <text:p>15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oper-, klok- en geelgie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ostschoolhouders 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ostschoolleerling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96" office:value-type="float">
            <text:p>19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raankinde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ram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10" office:value-type="float">
            <text:p>2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ramm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rib- en dijkwerkers, heilbaz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roeghouders, tappe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455" office:value-type="float">
            <text:p>45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ruidfabrijkanten en vuurwerk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ruijers, sjouwers, schoenpoets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rijgslieden van en bov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06" office:value-type="float">
            <text:p>206</text:p>
          </table:table-cell>
          <table:table-cell table:style-name="TL Data"/>
          <table:table-cell ns41:value-type="float" table:style-name="TL Data" office:value="206" office:value-type="float">
            <text:p>206</text:p>
          </table:table-cell>
          <table:table-cell table:style-name="TL Data"/>
          <table:table-cell ns41:value-type="float" table:style-name="TL Data" office:value="206" office:value-type="float">
            <text:p>20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rijgslieden beneden den rang van 2den luitenant</text:p>
          </table:table-cell>
          <table:table-cell/>
          <table:table-cell table:style-name="TL Data"/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450" office:value-type="float">
            <text:p>2,450</text:p>
          </table:table-cell>
          <table:table-cell table:style-name="TL Data"/>
          <table:table-cell ns41:value-type="float" table:style-name="TL Data" office:value="2480" office:value-type="float">
            <text:p>2,480</text:p>
          </table:table-cell>
          <table:table-cell table:style-name="TL Data"/>
          <table:table-cell ns41:value-type="float" table:style-name="TL Data" office:value="2480" office:value-type="float">
            <text:p>2,48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uipers, hoepel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74" office:value-type="float">
            <text:p>274</text:p>
          </table:table-cell>
          <table:table-cell table:style-name="TL Data"/>
          <table:table-cell ns41:value-type="float" table:style-name="TL Data" office:value="278" office:value-type="float">
            <text:p>278</text:p>
          </table:table-cell>
          <table:table-cell table:style-name="TL Data"/>
          <table:table-cell ns41:value-type="float" table:style-name="TL Data" office:value="278" office:value-type="float">
            <text:p>27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unstenaars, goochelaars enz.</text:p>
          </table:table-cell>
          <table:table-cell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unstkoopers, muzijk- en teekenhandela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unstlo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unstoefenaren muzijkanten, muzijkmeesters, organisten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9" office:value-type="float">
            <text:p>6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unstoefenaren schil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unstoefenaren teekenaars, teekenmeesters, daguerreotypeurs, decorat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unstoefenaren tooneelspelers, dansmeesters, zan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unstwerk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Kurkensnij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andbouwers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095" office:value-type="float">
            <text:p>1,095</text:p>
          </table:table-cell>
          <table:table-cell ns41:value-type="float" table:style-name="TL Data" office:value="850" office:value-type="float">
            <text:p>850</text:p>
          </table:table-cell>
          <table:table-cell ns41:value-type="float" table:style-name="TL Data" office:value="23425" office:value-type="float">
            <text:p>23,425</text:p>
          </table:table-cell>
          <table:table-cell ns41:value-type="float" table:style-name="TL Data" office:value="10971" office:value-type="float">
            <text:p>10,971</text:p>
          </table:table-cell>
          <table:table-cell ns41:value-type="float" table:style-name="TL Data" office:value="24681" office:value-type="float">
            <text:p>24,681</text:p>
          </table:table-cell>
          <table:table-cell ns41:value-type="float" table:style-name="TL Data" office:value="11889" office:value-type="float">
            <text:p>11,889</text:p>
          </table:table-cell>
          <table:table-cell ns41:value-type="float" table:style-name="TL Data" office:value="36570" office:value-type="float">
            <text:p>36,57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andhuishoudkundige scholen onderwij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andhuishoudkundige scholen 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andmeters en teekenaars bij het kadaster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0" office:value-type="float">
            <text:p>50</text:p>
          </table:table-cell>
          <table:table-cell table:style-name="TL Data"/>
          <table:table-cell ns41:value-type="float" table:style-name="TL Data" office:value="50" office:value-type="float">
            <text:p>50</text:p>
          </table:table-cell>
          <table:table-cell table:style-name="TL Data"/>
          <table:table-cell ns41:value-type="float" table:style-name="TL Data" office:value="50" office:value-type="float">
            <text:p>5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antaarnopste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atijnsche scholen onderwijz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atijnsche scholen leerling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39" office:value-type="float">
            <text:p>39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63" office:value-type="float">
            <text:p>63</text:p>
          </table:table-cell>
          <table:table-cell table:style-name="TL Data"/>
          <table:table-cell ns41:value-type="float" table:style-name="TL Data" office:value="63" office:value-type="float">
            <text:p>6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eerbereiders en looij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5" office:value-type="float">
            <text:p>14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iefdadige gestichten hoofden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0" table:style-name="TL Data" table:number-columns-repeated="4" office:value-type="float">
            <text:p>10</text:p>
          </table:table-cell>
          <table:table-cell ns41:value-type="float" table:style-name="TL Data" office:value="20" office:value-type="float">
            <text:p>2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iefdadige gestichten dienstdoend personeel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iniee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oodgieters en pomp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3" office:value-type="float">
            <text:p>3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oodswezen en strandvonderij (personen behoorende tot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oodwit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Lijmzi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agazijn- en pakhuis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akelaars en kargadoo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and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1" office:value-type="float">
            <text:p>12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anufakturen/* 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anufakturen/* kooplied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anufakturen/* werklieden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248" office:value-type="float">
            <text:p>24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ariniers en zeelieden van en boven den rang van 2den luitenant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ariniers en zeelieden beneden den rang van 2den luitenant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att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eekrapbereiders en fabrijkant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eesters (keur-, markt-, waag-), afsl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elk-, boter-, kaas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essenmakers en slij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eters (kolen-, koorn-, hooi-, hout-, scheeps- enz.), wijnstek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etsel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604" office:value-type="float">
            <text:p>604</text:p>
          </table:table-cell>
          <table:table-cell table:style-name="TL Data"/>
          <table:table-cell ns41:value-type="float" table:style-name="TL Data" office:value="617" office:value-type="float">
            <text:p>617</text:p>
          </table:table-cell>
          <table:table-cell table:style-name="TL Data"/>
          <table:table-cell ns41:value-type="float" table:style-name="TL Data" office:value="617" office:value-type="float">
            <text:p>61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odemaaksters</text:p>
          </table:table-cell>
          <table:table-cell/>
          <table:table-cell table:style-name="TL Data"/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10" office:value-type="float">
            <text:p>110</text:p>
          </table:table-cell>
          <table:table-cell table:style-name="TL Data"/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30" office:value-type="float">
            <text:p>13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ol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outmolen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uzijkinstrument-, orgel-, forte pianomakers, stemmers en verkoo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Mijnwer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22" office:value-type="float">
            <text:p>32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Naaisters, breisters, mangelhoudsters, plooisters, strijksters, waschvrouwen, werksters, nettenbreijers</text:p>
          </table:table-cell>
          <table:table-cell/>
          <table:table-cell table:style-name="TL Data"/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73" office:value-type="float">
            <text:p>2,47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713" office:value-type="float">
            <text:p>2,713</text:p>
          </table:table-cell>
          <table:table-cell ns41:value-type="float" table:style-name="TL Data" office:value="2714" office:value-type="float">
            <text:p>2,71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Nachtwer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Notariss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4" office:value-type="float">
            <text:p>44</text:p>
          </table:table-cell>
          <table:table-cell table:style-name="TL Data"/>
          <table:table-cell ns41:value-type="float" table:style-name="TL Data" office:value="44" office:value-type="float">
            <text:p>44</text:p>
          </table:table-cell>
          <table:table-cell table:style-name="TL Data"/>
          <table:table-cell ns41:value-type="float" table:style-name="TL Data" office:value="44" office:value-type="float">
            <text:p>4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Notarissen (kandidaat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Olieslagers en molen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3" office:value-type="float">
            <text:p>3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Omroepers, aanpla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Ondernemers en direkteurs van begrafenis- en ziekenfondsen/?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Ondernemers en direkteurs van naamlooze en verdere handel-maatschappij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Ondernemers en direkteurs van verzekering- en brandwaarborgmaatschappijen/?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Ondernemers en direkteurs van publieke wagens en verdere middelen van vervoer te water en te lande, post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Ondernemers en direkteurs van openbare werk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Onderwijzers, onderwijzeressen, ondermeesters, kweekelingen, gouverneurs, gouvernant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345" office:value-type="float">
            <text:p>34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Opsigters, conducteurs enz.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Orgeldraaijers, straatmuz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Oudijzer-, oude kleederen-, beenen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4" office:value-type="float">
            <text:p>3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aarden- en veehouders en verkoopers, koemel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6" office:value-type="float">
            <text:p>2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aarden- en beesten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annen-, potten-, pijpen-, steen- en tegelbak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94" office:value-type="float">
            <text:p>19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apier- en gekleurd papier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apier- en gekleurd papierhand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apier- en gekleurd papierwerklied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6" office:value-type="float">
            <text:p>5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arapluie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ennenberei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ik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ik- en teerst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laat- en steendrukkers, plaatsnij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leistergieters, boetsee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olitie (dir, commiss, agenten van), marech, veld- en boschw, nacht- en torenw, geregtsdienaars, cipiers en bew van gevangenissen, scherpregters, enz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40" office:value-type="float">
            <text:p>340</text:p>
          </table:table-cell>
          <table:table-cell table:style-name="TL Data"/>
          <table:table-cell ns41:value-type="float" table:style-name="TL Data" office:value="340" office:value-type="float">
            <text:p>340</text:p>
          </table:table-cell>
          <table:table-cell table:style-name="TL Data"/>
          <table:table-cell ns41:value-type="float" table:style-name="TL Data" office:value="340" office:value-type="float">
            <text:p>34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rokureu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ublieke vrouwen, publiekhuishoud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26" office:value-type="float">
            <text:p>26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6" office:value-type="float">
            <text:p>2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Pijp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Re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Regterlijke magt (ambtenaren der)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5" office:value-type="float">
            <text:p>45</text:p>
          </table:table-cell>
          <table:table-cell table:style-name="TL Data"/>
          <table:table-cell ns41:value-type="float" table:style-name="TL Data" office:value="45" office:value-type="float">
            <text:p>45</text:p>
          </table:table-cell>
          <table:table-cell table:style-name="TL Data"/>
          <table:table-cell ns41:value-type="float" table:style-name="TL Data" office:value="45" office:value-type="float">
            <text:p>4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Renteniers, partikuli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933" office:value-type="float">
            <text:p>93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Rent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office:annotation draw:style-name="gr1" svg:height="1.957cm" draw:caption-point-y="1.809cm" svg:width="3.582cm" svg:x="21.901cm" draw:caption-point-x="15.651cm" svg:y="498.528cm" draw:text-style-name="P1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De gedrukte bron geeft hier 20. Dit moet zijn 10.</text:span></text:p>
            </office:annotation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Rijtuig-, wagen-, koffer-, zadelmakers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98" office:value-type="float">
            <text:p>49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Rijtuigschil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aarslij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at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eep-, blok-, mast- en zeilmakers, rafactiemeesters, scheepsloopers, takelaa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eepsw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eepzeilnaaldenma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eikundige voorwerpen en verfwaren (fabrijkanten en werklieden in)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1" table:style-name="TL Data" table:number-columns-repeated="3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elpvischers, schul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ermmees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ilders (huis-), glazen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59" office:value-type="float">
            <text:p>25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ippers, loodsen, gezagvoerders, stuurlieden en matrozen (koopvaardij-) schuitenverhuurders, commissarissen van veerschepen enz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8" office:value-type="float">
            <text:p>22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oenmakers en lapp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7" office:value-type="float">
            <text:p>107</text:p>
          </table:table-cell>
          <table:table-cell table:style-name="TL Data"/>
          <table:table-cell ns41:value-type="float" table:style-name="TL Data" office:value="1544" office:value-type="float">
            <text:p>1,54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61" office:value-type="float">
            <text:p>1,66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66" office:value-type="float">
            <text:p>1,66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oolleerlingen</text:p>
          </table:table-cell>
          <table:table-cell/>
          <table:table-cell ns41:value-type="float" table:style-name="TL Data" office:value="4426" office:value-type="float">
            <text:p>4,426</text:p>
          </table:table-cell>
          <table:table-cell ns41:value-type="float" table:style-name="TL Data" office:value="3723" office:value-type="float">
            <text:p>3,723</text:p>
          </table:table-cell>
          <table:table-cell ns41:value-type="float" table:style-name="TL Data" office:value="1923" office:value-type="float">
            <text:p>1,923</text:p>
          </table:table-cell>
          <table:table-cell ns41:value-type="float" table:style-name="TL Data" office:value="1473" office:value-type="float">
            <text:p>1,473</text:p>
          </table:table-cell>
          <table:table-cell ns41:value-type="float" table:style-name="TL Data" office:value="1494" office:value-type="float">
            <text:p>1,494</text:p>
          </table:table-cell>
          <table:table-cell ns41:value-type="float" table:style-name="TL Data" office:value="1165" office:value-type="float">
            <text:p>1,165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7957" office:value-type="float">
            <text:p>7,957</text:p>
          </table:table-cell>
          <table:table-cell ns41:value-type="float" table:style-name="TL Data" office:value="6425" office:value-type="float">
            <text:p>6,425</text:p>
          </table:table-cell>
          <table:table-cell ns41:value-type="float" table:style-name="TL Data" office:value="14382" office:value-type="float">
            <text:p>14,38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choorsteenve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lijpers (diamant-, glas-, marmer-, metaal- enz.)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9" office:value-type="float">
            <text:p>6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meden grof-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meden hoef-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514" office:value-type="float">
            <text:p>514</text:p>
          </table:table-cell>
          <table:table-cell table:style-name="TL Data"/>
          <table:table-cell ns41:value-type="float" table:style-name="TL Data" office:value="523" office:value-type="float">
            <text:p>523</text:p>
          </table:table-cell>
          <table:table-cell table:style-name="TL Data"/>
          <table:table-cell ns41:value-type="float" table:style-name="TL Data" office:value="523" office:value-type="float">
            <text:p>52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meden kagchel- en andere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1" office:value-type="float">
            <text:p>41</text:p>
          </table:table-cell>
          <table:table-cell table:style-name="TL Data"/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11" office:value-type="float">
            <text:p>6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13" office:value-type="float">
            <text:p>6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ollicit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peldenfabrijkanten en werklieden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2" table:style-name="TL Data" table:number-columns-repeated="4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piegelmakers en 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pinners, spoelders, wevers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01" office:value-type="float">
            <text:p>1,501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565" office:value-type="float">
            <text:p>1,565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735" office:value-type="float">
            <text:p>1,73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poorweg- en stoombootbeamb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pijkermak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talhouders, rijtuigverhuur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teenhouw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4" office:value-type="float">
            <text:p>34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table:style-name="TL Data"/>
          <table:table-cell ns41:value-type="float" table:style-name="TL Data" office:value="36" office:value-type="float">
            <text:p>3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teenkolen-, hout- en turf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" office:value-type="float">
            <text:p>2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telzie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toelen-bekleeders, draaijers, matters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2" office:value-type="float">
            <text:p>3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toffenverwers, glanz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7" office:value-type="float">
            <text:p>7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traat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1" office:value-type="float">
            <text:p>121</text:p>
          </table:table-cell>
          <table:table-cell table:style-name="TL Data"/>
          <table:table-cell ns41:value-type="float" table:style-name="TL Data" office:value="122" office:value-type="float">
            <text:p>122</text:p>
          </table:table-cell>
          <table:table-cell table:style-name="TL Data"/>
          <table:table-cell ns41:value-type="float" table:style-name="TL Data" office:value="122" office:value-type="float">
            <text:p>12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tudenten aan hooge scholen, athenaea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tudenten aan academien, clinische schol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tudenten aan seminarien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216" office:value-type="float">
            <text:p>216</text:p>
          </table:table-cell>
          <table:table-cell table:style-name="TL Data"/>
          <table:table-cell ns41:value-type="float" table:style-name="TL Data" office:value="308" office:value-type="float">
            <text:p>308</text:p>
          </table:table-cell>
          <table:table-cell table:style-name="TL Data"/>
          <table:table-cell ns41:value-type="float" table:style-name="TL Data" office:value="541" office:value-type="float">
            <text:p>541</text:p>
          </table:table-cell>
          <table:table-cell table:style-name="TL Data"/>
          <table:table-cell ns41:value-type="float" table:style-name="TL Data" office:value="541" office:value-type="float">
            <text:p>54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tukadoors, wit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4" office:value-type="float">
            <text:p>114</text:p>
          </table:table-cell>
          <table:table-cell table:style-name="TL Data"/>
          <table:table-cell ns41:value-type="float" table:style-name="TL Data" office:value="115" office:value-type="float">
            <text:p>115</text:p>
          </table:table-cell>
          <table:table-cell table:style-name="TL Data"/>
          <table:table-cell ns41:value-type="float" table:style-name="TL Data" office:value="115" office:value-type="float">
            <text:p>11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tijfsel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uiker- en pastijbak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Suikerraffinad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aalmeesters, translateu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abak- en sigarenfabrijkant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abak- en sigarenkervers</text:p>
          </table:table-cell>
          <table:table-cell/>
          <table:table-cell table:style-name="TL Data"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48" office:value-type="float">
            <text:p>48</text:p>
          </table:table-cell>
          <table:table-cell table:style-name="TL Data"/>
          <table:table-cell ns41:value-type="float" table:style-name="TL Data" office:value="69" office:value-type="float">
            <text:p>69</text:p>
          </table:table-cell>
          <table:table-cell table:style-name="TL Data"/>
          <table:table-cell ns41:value-type="float" table:style-name="TL Data" office:value="69" office:value-type="float">
            <text:p>6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abak- en sigarenplant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abak- en sigaren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apijtfabrijkanten</text:p>
          </table:table-cell>
          <table:table-cell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37" office:value-type="float">
            <text:p>37</text:p>
          </table:table-cell>
          <table:table-cell table:style-name="TL Data"/>
          <table:table-cell ns41:value-type="float" table:style-name="TL Data" office:value="44" office:value-type="float">
            <text:p>44</text:p>
          </table:table-cell>
          <table:table-cell table:style-name="TL Data"/>
          <table:table-cell ns41:value-type="float" table:style-name="TL Data" office:value="44" office:value-type="float">
            <text:p>4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immerlieden, kisten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1001" office:value-type="float">
            <text:p>1,001</text:p>
          </table:table-cell>
          <table:table-cell table:style-name="TL Data"/>
          <table:table-cell ns41:value-type="float" table:style-name="TL Data" office:value="1021" office:value-type="float">
            <text:p>1,021</text:p>
          </table:table-cell>
          <table:table-cell table:style-name="TL Data"/>
          <table:table-cell ns41:value-type="float" table:style-name="TL Data" office:value="1021" office:value-type="float">
            <text:p>1,02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innegiet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ol- en pontgaarders, brug- en sluiswach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" office:value-type="float">
            <text:p>1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ouwslagers, baanwer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1" office:value-type="float">
            <text:p>41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table:style-name="TL Data"/>
          <table:table-cell ns41:value-type="float" table:style-name="TL Data" office:value="42" office:value-type="float">
            <text:p>4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raanst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urf-, koorn- en kolendra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29" office:value-type="float">
            <text:p>29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Uitdragers, uitventers, leurd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Uurwerk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4" office:value-type="float">
            <text:p>64</text:p>
          </table:table-cell>
          <table:table-cell table:style-name="TL Data"/>
          <table:table-cell ns41:value-type="float" table:style-name="TL Data" office:value="65" office:value-type="float">
            <text:p>65</text:p>
          </table:table-cell>
          <table:table-cell table:style-name="TL Data"/>
          <table:table-cell ns41:value-type="float" table:style-name="TL Data" office:value="65" office:value-type="float">
            <text:p>65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eearts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32" office:value-type="float">
            <text:p>3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eenlieden, turfboer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endu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ergulders, lijstenma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ill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ischdroogers en roo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ischverkoo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issch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43" office:value-type="float">
            <text:p>43</text:p>
          </table:table-cell>
          <table:table-cell table:style-name="TL Data"/>
          <table:table-cell ns41:value-type="float" table:style-name="TL Data" office:value="43" office:value-type="float">
            <text:p>43</text:p>
          </table:table-cell>
          <table:table-cell table:style-name="TL Data"/>
          <table:table-cell ns41:value-type="float" table:style-name="TL Data" office:value="43" office:value-type="float">
            <text:p>4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leeschhouwers, spekslagers, poeli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98" office:value-type="float">
            <text:p>39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oddenrap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oerlieden, koetsiers, loopers, postknechten en sleep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1" office:value-type="float">
            <text:p>21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ogelverkoopers, kooiboer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Wafel- en poffertjesbakk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Watermolenaa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Wekk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Werktuigkundigen en makers, balans- en brandspuitmakers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Wijnhandelaa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" office:value-type="float">
            <text:p>1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IJkmees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IJzer- en koperdraaij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IJzergiet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aadverkoopers</text:p>
          </table:table-cell>
          <table:table-cell/>
          <table:table-cell table:style-name="TL Data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aakwaarnemers, commissionnai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7" office:value-type="float">
            <text:p>57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akkenmakers en verhuurd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and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eepzi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eevaartscholen onderwijz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eevaartscholen leerlingen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iekenoppass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3" office:value-type="float">
            <text:p>2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outzied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waardvegers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wavelstokkenmakers en verkoopers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ijdeteelt (personen behoorende tot de)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Verschillende beroepen</text:p>
          </table:table-cell>
          <table:table-cell/>
          <table:table-cell table:style-name="TL Data"/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Zonder beroep</text:p>
          </table:table-cell>
          <table:table-cell/>
          <table:table-cell ns41:value-type="float" table:style-name="TL Data" office:value="18902" office:value-type="float">
            <text:p>18,902</text:p>
          </table:table-cell>
          <table:table-cell ns41:value-type="float" table:style-name="TL Data" office:value="18721" office:value-type="float">
            <text:p>18,721</text:p>
          </table:table-cell>
          <table:table-cell ns41:value-type="float" table:style-name="TL Data" office:value="2262" office:value-type="float">
            <text:p>2,262</text:p>
          </table:table-cell>
          <table:table-cell ns41:value-type="float" table:style-name="TL Data" office:value="2457" office:value-type="float">
            <text:p>2,457</text:p>
          </table:table-cell>
          <table:table-cell ns41:value-type="float" table:style-name="TL Data" office:value="4021" office:value-type="float">
            <text:p>4,021</text:p>
          </table:table-cell>
          <table:table-cell ns41:value-type="float" table:style-name="TL Data" office:value="5087" office:value-type="float">
            <text:p>5,087</text:p>
          </table:table-cell>
          <table:table-cell ns41:value-type="float" table:style-name="TL Data" office:value="7621" office:value-type="float">
            <text:p>7,621</text:p>
          </table:table-cell>
          <table:table-cell ns41:value-type="float" table:style-name="TL Data" office:value="40705" office:value-type="float">
            <text:p>40,705</text:p>
          </table:table-cell>
          <table:table-cell ns41:value-type="float" table:style-name="TL Data" office:value="32806" office:value-type="float">
            <text:p>32,806</text:p>
          </table:table-cell>
          <table:table-cell ns41:value-type="float" table:style-name="TL Data" office:value="66970" office:value-type="float">
            <text:p>66,970</text:p>
          </table:table-cell>
          <table:table-cell ns41:value-type="float" table:style-name="TL Data" office:value="99776" office:value-type="float">
            <text:p>99,776</text:p>
          </table:table-cell>
          <table:table-cell table:number-columns-repeated="1010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Beroep onbekend</text:p>
          </table:table-cell>
          <table:table-cell/>
          <table:table-cell table:style-name="TL Data"/>
          <table:table-cell table:style-name="TL Data" table:number-columns-repeated="9"/>
          <table:table-cell table:style-name="TL Data"/>
          <table:table-cell table:number-columns-repeated="1010"/>
        </table:table-row>
        <table:table-row table:style-name="ro1">
          <table:table-cell ns41:value-type="string" table:style-name="TL RowHeader" office:value-type="string">
            <text:p>DE STEDEN EN HET PLATTE LAND VEREENIGD.</text:p>
          </table:table-cell>
          <table:table-cell ns41:value-type="string" table:style-name="TL RowHeader" office:value-type="string">
            <text:p>TOTAAL</text:p>
          </table:table-cell>
          <table:table-cell/>
          <table:table-cell ns41:value-type="float" table:style-name="TL Data" office:value="23417" office:value-type="float">
            <text:p>23,417</text:p>
          </table:table-cell>
          <table:table-cell ns41:value-type="float" table:style-name="TL Data" office:value="22526" office:value-type="float">
            <text:p>22,526</text:p>
          </table:table-cell>
          <table:table-cell ns41:value-type="float" table:style-name="TL Data" office:value="4508" office:value-type="float">
            <text:p>4,508</text:p>
          </table:table-cell>
          <table:table-cell ns41:value-type="float" table:style-name="TL Data" office:value="4095" office:value-type="float">
            <text:p>4,095</text:p>
          </table:table-cell>
          <table:table-cell ns41:value-type="float" table:style-name="TL Data" office:value="8324" office:value-type="float">
            <text:p>8,324</text:p>
          </table:table-cell>
          <table:table-cell ns41:value-type="float" table:style-name="TL Data" office:value="8076" office:value-type="float">
            <text:p>8,076</text:p>
          </table:table-cell>
          <table:table-cell ns41:value-type="float" table:style-name="TL Data" office:value="67267" office:value-type="float">
            <text:p>67,267</text:p>
          </table:table-cell>
          <table:table-cell ns41:value-type="float" table:style-name="TL Data" office:value="67048" office:value-type="float">
            <text:p>67,048</text:p>
          </table:table-cell>
          <table:table-cell ns41:value-type="float" table:style-name="TL Data" office:value="103516" office:value-type="float">
            <text:p>103,516</text:p>
          </table:table-cell>
          <table:table-cell ns41:value-type="float" table:style-name="TL Data" office:value="101745" office:value-type="float">
            <text:p>101,745</text:p>
          </table:table-cell>
          <table:table-cell ns41:value-type="float" table:style-name="TL Data" office:value="205261" office:value-type="float">
            <text:p>205,261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18" table:number-columns-repeated="75"/>
          <table:table-cell table:number-columns-repeated="948"/>
        </table:table-row>
        <table:table-row table:style-name="ro4">
          <table:table-cell table:style-name="ce2"/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0" table:number-columns-repeated="1024"/>
        </table:table-row>
        <table:table-row table:style-name="ro4" table:number-rows-repeated="104737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2" table:name="Opmerkingen">
        <table:table-column table:style-name="co12" table:default-cell-style-name="Default"/>
        <table:table-column table:style-name="co13" table:default-cell-style-name="ce9" table:number-columns-repeated="2"/>
        <table:table-column table:style-name="co12" table:default-cell-style-name="Default" table:number-columns-repeated="1021"/>
        <table:table-row table:style-name="ro4">
          <table:table-cell table:style-name="ce40"/>
          <table:table-cell/>
          <table:table-cell table:style-name="ce41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ns41:value-type="string" table:style-name="TL Metadata" office:value-type="string">
            <text:p>Editregel</text:p>
          </table:table-cell>
          <table:table-cell ns41:value-type="string" table:style-name="TL Metadata" office:value-type="string">
            <text:p>Deel telling</text:p>
          </table:table-cell>
          <table:table-cell ns41:value-type="string" table:style-name="TL Metadata" office:value-type="string">
            <text:p>Rolnummer</text:p>
          </table:table-cell>
          <table:table-cell ns41:value-type="string" table:style-name="TL Metadata" office:value-type="string">
            <text:p>Noten in de bron</text:p>
          </table:table-cell>
          <table:table-cell table:number-columns-repeated="1020"/>
        </table:table-row>
        <table:table-row table:style-name="ro4">
          <table:table-cell table:style-name="TL Metadata" table:number-columns-repeated="3"/>
          <table:table-cell table:style-name="TL Metadata"/>
          <table:table-cell table:style-name="TL Metadata"/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ns41:value-type="float" table:style-name="TL Metadata" office:value="15454" office:value-type="float">
            <text:p>1545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001001" office:value-type="float">
            <text:p>380355006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455" office:value-type="float">
            <text:p>1545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001002" office:value-type="float">
            <text:p>3803550060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style-name="ce42" table:number-columns-repeated="176"/>
          <table:table-cell table:number-columns-repeated="843"/>
        </table:table-row>
        <table:table-row table:style-name="ro4">
          <table:table-cell ns41:value-type="float" table:style-name="TL Metadata" office:value="15456" office:value-type="float">
            <text:p>1545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001003" office:value-type="float">
            <text:p>3803550060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457" office:value-type="float">
            <text:p>1545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001004" office:value-type="float">
            <text:p>3803550060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458" office:value-type="float">
            <text:p>1545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001005" office:value-type="float">
            <text:p>3803550060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459" office:value-type="float">
            <text:p>1545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001006" office:value-type="float">
            <text:p>3803550060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460" office:value-type="float">
            <text:p>1546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001007" office:value-type="float">
            <text:p>3803550060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461" office:value-type="float">
            <text:p>1546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001008" office:value-type="float">
            <text:p>3803550060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462" office:value-type="float">
            <text:p>1546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001009" office:value-type="float">
            <text:p>3803550060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463" office:value-type="float">
            <text:p>1546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001010" office:value-type="float">
            <text:p>3803550060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464" office:value-type="float">
            <text:p>1546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001011" office:value-type="float">
            <text:p>3803550060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465" office:value-type="float">
            <text:p>1546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001012" office:value-type="float">
            <text:p>3803550060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466" office:value-type="float">
            <text:p>1546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001013" office:value-type="float">
            <text:p>3803550060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467" office:value-type="float">
            <text:p>1546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001014" office:value-type="float">
            <text:p>3803550060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468" office:value-type="float">
            <text:p>1546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001015" office:value-type="float">
            <text:p>3803550060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469" office:value-type="float">
            <text:p>1546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001016" office:value-type="float">
            <text:p>3803550060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470" office:value-type="float">
            <text:p>1547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001017" office:value-type="float">
            <text:p>3803550060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471" office:value-type="float">
            <text:p>1547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001018" office:value-type="float">
            <text:p>3803550060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472" office:value-type="float">
            <text:p>1547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001019" office:value-type="float">
            <text:p>3803550060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473" office:value-type="float">
            <text:p>1547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001020" office:value-type="float">
            <text:p>3803550060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474" office:value-type="float">
            <text:p>1547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001021" office:value-type="float">
            <text:p>3803550060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475" office:value-type="float">
            <text:p>1547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001022" office:value-type="float">
            <text:p>3803550060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476" office:value-type="float">
            <text:p>1547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001023" office:value-type="float">
            <text:p>3803550060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477" office:value-type="float">
            <text:p>1547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001024" office:value-type="float">
            <text:p>3803550060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478" office:value-type="float">
            <text:p>1547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001025" office:value-type="float">
            <text:p>3803550060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479" office:value-type="float">
            <text:p>1547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001026" office:value-type="float">
            <text:p>3803550060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480" office:value-type="float">
            <text:p>1548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001027" office:value-type="float">
            <text:p>3803550060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481" office:value-type="float">
            <text:p>1548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001028" office:value-type="float">
            <text:p>3803550060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482" office:value-type="float">
            <text:p>1548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001029" office:value-type="float">
            <text:p>3803550060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483" office:value-type="float">
            <text:p>1548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001030" office:value-type="float">
            <text:p>3803550060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484" office:value-type="float">
            <text:p>1548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001031" office:value-type="float">
            <text:p>3803550060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485" office:value-type="float">
            <text:p>1548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001032" office:value-type="float">
            <text:p>3803550060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486" office:value-type="float">
            <text:p>1548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001033" office:value-type="float">
            <text:p>3803550060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487" office:value-type="float">
            <text:p>1548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001034" office:value-type="float">
            <text:p>3803550060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488" office:value-type="float">
            <text:p>1548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001035" office:value-type="float">
            <text:p>3803550060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489" office:value-type="float">
            <text:p>1548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001036" office:value-type="float">
            <text:p>3803550060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490" office:value-type="float">
            <text:p>1549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001037" office:value-type="float">
            <text:p>3803550060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491" office:value-type="float">
            <text:p>1549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001038" office:value-type="float">
            <text:p>3803550060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492" office:value-type="float">
            <text:p>1549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001039" office:value-type="float">
            <text:p>3803550060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493" office:value-type="float">
            <text:p>1549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001040" office:value-type="float">
            <text:p>3803550060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494" office:value-type="float">
            <text:p>1549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001041" office:value-type="float">
            <text:p>3803550060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495" office:value-type="float">
            <text:p>1549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001042" office:value-type="float">
            <text:p>3803550060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496" office:value-type="float">
            <text:p>1549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001043" office:value-type="float">
            <text:p>3803550060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497" office:value-type="float">
            <text:p>1549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001044" office:value-type="float">
            <text:p>3803550060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498" office:value-type="float">
            <text:p>1549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001045" office:value-type="float">
            <text:p>3803550060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499" office:value-type="float">
            <text:p>1549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001046" office:value-type="float">
            <text:p>3803550060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00" office:value-type="float">
            <text:p>1550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001047" office:value-type="float">
            <text:p>3803550060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01" office:value-type="float">
            <text:p>1550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001048" office:value-type="float">
            <text:p>3803550060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02" office:value-type="float">
            <text:p>1550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001049" office:value-type="float">
            <text:p>3803550060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03" office:value-type="float">
            <text:p>1550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001050" office:value-type="float">
            <text:p>3803550060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04" office:value-type="float">
            <text:p>1550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001051" office:value-type="float">
            <text:p>3803550060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05" office:value-type="float">
            <text:p>1550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001052" office:value-type="float">
            <text:p>3803550060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06" office:value-type="float">
            <text:p>1550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001053" office:value-type="float">
            <text:p>3803550060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07" office:value-type="float">
            <text:p>1550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101001" office:value-type="float">
            <text:p>3803550061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08" office:value-type="float">
            <text:p>1550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101002" office:value-type="float">
            <text:p>3803550061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09" office:value-type="float">
            <text:p>1550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101003" office:value-type="float">
            <text:p>3803550061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10" office:value-type="float">
            <text:p>1551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101004" office:value-type="float">
            <text:p>3803550061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11" office:value-type="float">
            <text:p>1551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101005" office:value-type="float">
            <text:p>3803550061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12" office:value-type="float">
            <text:p>1551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101006" office:value-type="float">
            <text:p>3803550061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13" office:value-type="float">
            <text:p>1551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101007" office:value-type="float">
            <text:p>3803550061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14" office:value-type="float">
            <text:p>1551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101008" office:value-type="float">
            <text:p>3803550061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15" office:value-type="float">
            <text:p>1551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101009" office:value-type="float">
            <text:p>3803550061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16" office:value-type="float">
            <text:p>1551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101010" office:value-type="float">
            <text:p>3803550061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17" office:value-type="float">
            <text:p>1551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101011" office:value-type="float">
            <text:p>3803550061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18" office:value-type="float">
            <text:p>1551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101012" office:value-type="float">
            <text:p>3803550061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19" office:value-type="float">
            <text:p>1551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101013" office:value-type="float">
            <text:p>3803550061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20" office:value-type="float">
            <text:p>1552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101014" office:value-type="float">
            <text:p>3803550061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21" office:value-type="float">
            <text:p>1552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101015" office:value-type="float">
            <text:p>3803550061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22" office:value-type="float">
            <text:p>1552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101016" office:value-type="float">
            <text:p>3803550061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23" office:value-type="float">
            <text:p>1552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101017" office:value-type="float">
            <text:p>3803550061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24" office:value-type="float">
            <text:p>1552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101018" office:value-type="float">
            <text:p>3803550061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25" office:value-type="float">
            <text:p>1552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101019" office:value-type="float">
            <text:p>3803550061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26" office:value-type="float">
            <text:p>1552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101020" office:value-type="float">
            <text:p>3803550061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27" office:value-type="float">
            <text:p>1552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101021" office:value-type="float">
            <text:p>3803550061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28" office:value-type="float">
            <text:p>1552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101022" office:value-type="float">
            <text:p>3803550061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29" office:value-type="float">
            <text:p>1552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101023" office:value-type="float">
            <text:p>3803550061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30" office:value-type="float">
            <text:p>1553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101024" office:value-type="float">
            <text:p>3803550061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31" office:value-type="float">
            <text:p>1553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101025" office:value-type="float">
            <text:p>3803550061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32" office:value-type="float">
            <text:p>1553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101026" office:value-type="float">
            <text:p>3803550061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33" office:value-type="float">
            <text:p>1553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101027" office:value-type="float">
            <text:p>3803550061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34" office:value-type="float">
            <text:p>1553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101028" office:value-type="float">
            <text:p>3803550061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35" office:value-type="float">
            <text:p>1553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101029" office:value-type="float">
            <text:p>3803550061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36" office:value-type="float">
            <text:p>1553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101030" office:value-type="float">
            <text:p>3803550061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37" office:value-type="float">
            <text:p>1553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101031" office:value-type="float">
            <text:p>3803550061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38" office:value-type="float">
            <text:p>1553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101032" office:value-type="float">
            <text:p>3803550061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39" office:value-type="float">
            <text:p>1553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101033" office:value-type="float">
            <text:p>3803550061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40" office:value-type="float">
            <text:p>1554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101034" office:value-type="float">
            <text:p>3803550061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41" office:value-type="float">
            <text:p>1554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101035" office:value-type="float">
            <text:p>3803550061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42" office:value-type="float">
            <text:p>1554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101036" office:value-type="float">
            <text:p>3803550061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43" office:value-type="float">
            <text:p>1554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101037" office:value-type="float">
            <text:p>3803550061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44" office:value-type="float">
            <text:p>1554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101038" office:value-type="float">
            <text:p>3803550061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45" office:value-type="float">
            <text:p>1554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101039" office:value-type="float">
            <text:p>3803550061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46" office:value-type="float">
            <text:p>1554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101040" office:value-type="float">
            <text:p>3803550061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47" office:value-type="float">
            <text:p>1554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101041" office:value-type="float">
            <text:p>3803550061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48" office:value-type="float">
            <text:p>1554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101042" office:value-type="float">
            <text:p>3803550061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49" office:value-type="float">
            <text:p>1554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101043" office:value-type="float">
            <text:p>3803550061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50" office:value-type="float">
            <text:p>1555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101044" office:value-type="float">
            <text:p>3803550061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51" office:value-type="float">
            <text:p>1555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101045" office:value-type="float">
            <text:p>3803550061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52" office:value-type="float">
            <text:p>1555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101046" office:value-type="float">
            <text:p>3803550061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53" office:value-type="float">
            <text:p>1555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101047" office:value-type="float">
            <text:p>3803550061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54" office:value-type="float">
            <text:p>1555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101048" office:value-type="float">
            <text:p>3803550061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55" office:value-type="float">
            <text:p>1555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101049" office:value-type="float">
            <text:p>3803550061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56" office:value-type="float">
            <text:p>1555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101050" office:value-type="float">
            <text:p>3803550061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57" office:value-type="float">
            <text:p>1555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5006101051" office:value-type="float">
            <text:p>3803550061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58" office:value-type="float">
            <text:p>1555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201001" office:value-type="float">
            <text:p>380356006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59" office:value-type="float">
            <text:p>1555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201002" office:value-type="float">
            <text:p>3803560062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60" office:value-type="float">
            <text:p>1556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201003" office:value-type="float">
            <text:p>3803560062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61" office:value-type="float">
            <text:p>1556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201004" office:value-type="float">
            <text:p>3803560062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62" office:value-type="float">
            <text:p>1556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201005" office:value-type="float">
            <text:p>3803560062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63" office:value-type="float">
            <text:p>1556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201006" office:value-type="float">
            <text:p>3803560062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64" office:value-type="float">
            <text:p>1556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201007" office:value-type="float">
            <text:p>3803560062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65" office:value-type="float">
            <text:p>1556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201008" office:value-type="float">
            <text:p>3803560062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66" office:value-type="float">
            <text:p>1556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201009" office:value-type="float">
            <text:p>3803560062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67" office:value-type="float">
            <text:p>1556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201010" office:value-type="float">
            <text:p>3803560062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68" office:value-type="float">
            <text:p>1556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201011" office:value-type="float">
            <text:p>3803560062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69" office:value-type="float">
            <text:p>1556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201012" office:value-type="float">
            <text:p>3803560062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70" office:value-type="float">
            <text:p>1557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201013" office:value-type="float">
            <text:p>3803560062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71" office:value-type="float">
            <text:p>1557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201014" office:value-type="float">
            <text:p>3803560062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72" office:value-type="float">
            <text:p>1557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201015" office:value-type="float">
            <text:p>3803560062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73" office:value-type="float">
            <text:p>1557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201016" office:value-type="float">
            <text:p>3803560062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74" office:value-type="float">
            <text:p>1557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201017" office:value-type="float">
            <text:p>3803560062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75" office:value-type="float">
            <text:p>1557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201018" office:value-type="float">
            <text:p>3803560062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76" office:value-type="float">
            <text:p>1557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201019" office:value-type="float">
            <text:p>3803560062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77" office:value-type="float">
            <text:p>1557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201020" office:value-type="float">
            <text:p>3803560062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78" office:value-type="float">
            <text:p>1557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201021" office:value-type="float">
            <text:p>3803560062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79" office:value-type="float">
            <text:p>1557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201022" office:value-type="float">
            <text:p>3803560062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80" office:value-type="float">
            <text:p>1558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201023" office:value-type="float">
            <text:p>3803560062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81" office:value-type="float">
            <text:p>1558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201024" office:value-type="float">
            <text:p>3803560062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82" office:value-type="float">
            <text:p>1558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201025" office:value-type="float">
            <text:p>3803560062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83" office:value-type="float">
            <text:p>1558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201026" office:value-type="float">
            <text:p>3803560062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84" office:value-type="float">
            <text:p>1558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201027" office:value-type="float">
            <text:p>3803560062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85" office:value-type="float">
            <text:p>1558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201028" office:value-type="float">
            <text:p>3803560062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86" office:value-type="float">
            <text:p>1558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201029" office:value-type="float">
            <text:p>3803560062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87" office:value-type="float">
            <text:p>1558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201030" office:value-type="float">
            <text:p>3803560062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88" office:value-type="float">
            <text:p>1558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201031" office:value-type="float">
            <text:p>3803560062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89" office:value-type="float">
            <text:p>1558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201032" office:value-type="float">
            <text:p>3803560062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90" office:value-type="float">
            <text:p>1559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201033" office:value-type="float">
            <text:p>3803560062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91" office:value-type="float">
            <text:p>1559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201034" office:value-type="float">
            <text:p>3803560062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92" office:value-type="float">
            <text:p>1559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201035" office:value-type="float">
            <text:p>3803560062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93" office:value-type="float">
            <text:p>1559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201036" office:value-type="float">
            <text:p>3803560062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94" office:value-type="float">
            <text:p>1559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201037" office:value-type="float">
            <text:p>3803560062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95" office:value-type="float">
            <text:p>1559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201038" office:value-type="float">
            <text:p>3803560062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96" office:value-type="float">
            <text:p>1559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201039" office:value-type="float">
            <text:p>3803560062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97" office:value-type="float">
            <text:p>1559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201040" office:value-type="float">
            <text:p>3803560062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98" office:value-type="float">
            <text:p>1559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201041" office:value-type="float">
            <text:p>3803560062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599" office:value-type="float">
            <text:p>1559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201042" office:value-type="float">
            <text:p>3803560062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00" office:value-type="float">
            <text:p>1560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201043" office:value-type="float">
            <text:p>3803560062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01" office:value-type="float">
            <text:p>1560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201044" office:value-type="float">
            <text:p>3803560062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02" office:value-type="float">
            <text:p>1560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201045" office:value-type="float">
            <text:p>3803560062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03" office:value-type="float">
            <text:p>1560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201046" office:value-type="float">
            <text:p>3803560062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04" office:value-type="float">
            <text:p>1560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201047" office:value-type="float">
            <text:p>3803560062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05" office:value-type="float">
            <text:p>1560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201048" office:value-type="float">
            <text:p>3803560062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06" office:value-type="float">
            <text:p>1560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201049" office:value-type="float">
            <text:p>3803560062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07" office:value-type="float">
            <text:p>1560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201050" office:value-type="float">
            <text:p>3803560062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08" office:value-type="float">
            <text:p>1560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201051" office:value-type="float">
            <text:p>3803560062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09" office:value-type="float">
            <text:p>1560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201052" office:value-type="float">
            <text:p>3803560062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10" office:value-type="float">
            <text:p>1561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201053" office:value-type="float">
            <text:p>3803560062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11" office:value-type="float">
            <text:p>1561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301001" office:value-type="float">
            <text:p>380356006301001</text:p>
          </table:table-cell>
          <table:table-cell ns41:value-type="string" table:style-name="TL Metadata" office:value-type="string">
            <text:p>380356006301001* <text:s/>Hieronder begrepen de fabrijkanten van katoen, hennip, vlas, wol en zijde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12" office:value-type="float">
            <text:p>1561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301002" office:value-type="float">
            <text:p>3803560063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13" office:value-type="float">
            <text:p>1561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301003" office:value-type="float">
            <text:p>3803560063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14" office:value-type="float">
            <text:p>1561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301004" office:value-type="float">
            <text:p>3803560063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15" office:value-type="float">
            <text:p>1561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301005" office:value-type="float">
            <text:p>3803560063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16" office:value-type="float">
            <text:p>1561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301006" office:value-type="float">
            <text:p>3803560063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17" office:value-type="float">
            <text:p>1561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301007" office:value-type="float">
            <text:p>3803560063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18" office:value-type="float">
            <text:p>1561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301008" office:value-type="float">
            <text:p>3803560063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19" office:value-type="float">
            <text:p>1561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301009" office:value-type="float">
            <text:p>3803560063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20" office:value-type="float">
            <text:p>1562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301010" office:value-type="float">
            <text:p>3803560063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21" office:value-type="float">
            <text:p>1562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301011" office:value-type="float">
            <text:p>3803560063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22" office:value-type="float">
            <text:p>1562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301012" office:value-type="float">
            <text:p>3803560063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23" office:value-type="float">
            <text:p>1562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301013" office:value-type="float">
            <text:p>3803560063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24" office:value-type="float">
            <text:p>1562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301014" office:value-type="float">
            <text:p>3803560063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25" office:value-type="float">
            <text:p>1562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301015" office:value-type="float">
            <text:p>3803560063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26" office:value-type="float">
            <text:p>1562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301016" office:value-type="float">
            <text:p>3803560063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27" office:value-type="float">
            <text:p>1562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301017" office:value-type="float">
            <text:p>3803560063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28" office:value-type="float">
            <text:p>1562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301018" office:value-type="float">
            <text:p>3803560063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29" office:value-type="float">
            <text:p>1562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301019" office:value-type="float">
            <text:p>3803560063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30" office:value-type="float">
            <text:p>1563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301020" office:value-type="float">
            <text:p>3803560063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31" office:value-type="float">
            <text:p>1563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301021" office:value-type="float">
            <text:p>3803560063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32" office:value-type="float">
            <text:p>1563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301022" office:value-type="float">
            <text:p>3803560063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33" office:value-type="float">
            <text:p>1563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301023" office:value-type="float">
            <text:p>3803560063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34" office:value-type="float">
            <text:p>1563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301024" office:value-type="float">
            <text:p>380356006301024</text:p>
          </table:table-cell>
          <table:table-cell ns41:value-type="string" table:style-name="TL Metadata" office:value-type="string">
            <text:p>380356006301024? <text:s/>De boden zij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35" office:value-type="float">
            <text:p>1563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301025" office:value-type="float">
            <text:p>3803560063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36" office:value-type="float">
            <text:p>1563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301026" office:value-type="float">
            <text:p>380356006301026</text:p>
          </table:table-cell>
          <table:table-cell ns41:value-type="string" table:style-name="TL Metadata" office:value-type="string">
            <text:p>380356006301024? <text:s/>De boden zij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37" office:value-type="float">
            <text:p>1563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301027" office:value-type="float">
            <text:p>3803560063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38" office:value-type="float">
            <text:p>1563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301028" office:value-type="float">
            <text:p>3803560063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39" office:value-type="float">
            <text:p>1563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301029" office:value-type="float">
            <text:p>3803560063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40" office:value-type="float">
            <text:p>1564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301030" office:value-type="float">
            <text:p>3803560063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41" office:value-type="float">
            <text:p>1564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301031" office:value-type="float">
            <text:p>3803560063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42" office:value-type="float">
            <text:p>1564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301032" office:value-type="float">
            <text:p>3803560063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43" office:value-type="float">
            <text:p>1564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301033" office:value-type="float">
            <text:p>3803560063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44" office:value-type="float">
            <text:p>1564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301034" office:value-type="float">
            <text:p>3803560063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45" office:value-type="float">
            <text:p>1564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301035" office:value-type="float">
            <text:p>3803560063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46" office:value-type="float">
            <text:p>1564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301036" office:value-type="float">
            <text:p>3803560063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47" office:value-type="float">
            <text:p>1564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301037" office:value-type="float">
            <text:p>3803560063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48" office:value-type="float">
            <text:p>1564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301038" office:value-type="float">
            <text:p>3803560063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49" office:value-type="float">
            <text:p>1564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301039" office:value-type="float">
            <text:p>3803560063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50" office:value-type="float">
            <text:p>1565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301040" office:value-type="float">
            <text:p>3803560063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51" office:value-type="float">
            <text:p>1565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301041" office:value-type="float">
            <text:p>3803560063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52" office:value-type="float">
            <text:p>1565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301042" office:value-type="float">
            <text:p>3803560063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53" office:value-type="float">
            <text:p>1565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301043" office:value-type="float">
            <text:p>3803560063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54" office:value-type="float">
            <text:p>1565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301044" office:value-type="float">
            <text:p>3803560063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55" office:value-type="float">
            <text:p>1565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301045" office:value-type="float">
            <text:p>3803560063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56" office:value-type="float">
            <text:p>1565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301046" office:value-type="float">
            <text:p>3803560063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57" office:value-type="float">
            <text:p>1565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301047" office:value-type="float">
            <text:p>3803560063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58" office:value-type="float">
            <text:p>1565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301048" office:value-type="float">
            <text:p>3803560063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59" office:value-type="float">
            <text:p>1565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301049" office:value-type="float">
            <text:p>3803560063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60" office:value-type="float">
            <text:p>1566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6006301050" office:value-type="float">
            <text:p>3803560063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61" office:value-type="float">
            <text:p>1566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401001" office:value-type="float">
            <text:p>380357006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62" office:value-type="float">
            <text:p>1566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401002" office:value-type="float">
            <text:p>3803570064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63" office:value-type="float">
            <text:p>1566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401003" office:value-type="float">
            <text:p>3803570064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64" office:value-type="float">
            <text:p>1566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401004" office:value-type="float">
            <text:p>3803570064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65" office:value-type="float">
            <text:p>1566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401005" office:value-type="float">
            <text:p>3803570064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66" office:value-type="float">
            <text:p>1566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401006" office:value-type="float">
            <text:p>3803570064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67" office:value-type="float">
            <text:p>1566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401007" office:value-type="float">
            <text:p>3803570064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68" office:value-type="float">
            <text:p>1566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401008" office:value-type="float">
            <text:p>3803570064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69" office:value-type="float">
            <text:p>1566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401009" office:value-type="float">
            <text:p>3803570064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70" office:value-type="float">
            <text:p>1567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401010" office:value-type="float">
            <text:p>3803570064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71" office:value-type="float">
            <text:p>1567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401011" office:value-type="float">
            <text:p>3803570064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72" office:value-type="float">
            <text:p>1567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401012" office:value-type="float">
            <text:p>3803570064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73" office:value-type="float">
            <text:p>1567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401013" office:value-type="float">
            <text:p>3803570064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74" office:value-type="float">
            <text:p>1567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401014" office:value-type="float">
            <text:p>3803570064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75" office:value-type="float">
            <text:p>1567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401015" office:value-type="float">
            <text:p>3803570064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76" office:value-type="float">
            <text:p>1567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401016" office:value-type="float">
            <text:p>3803570064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77" office:value-type="float">
            <text:p>1567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401017" office:value-type="float">
            <text:p>3803570064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78" office:value-type="float">
            <text:p>1567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401018" office:value-type="float">
            <text:p>3803570064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79" office:value-type="float">
            <text:p>1567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401019" office:value-type="float">
            <text:p>3803570064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80" office:value-type="float">
            <text:p>1568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401020" office:value-type="float">
            <text:p>3803570064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81" office:value-type="float">
            <text:p>1568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401021" office:value-type="float">
            <text:p>3803570064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82" office:value-type="float">
            <text:p>1568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401022" office:value-type="float">
            <text:p>3803570064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83" office:value-type="float">
            <text:p>1568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401023" office:value-type="float">
            <text:p>3803570064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84" office:value-type="float">
            <text:p>1568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401024" office:value-type="float">
            <text:p>3803570064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85" office:value-type="float">
            <text:p>1568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401025" office:value-type="float">
            <text:p>3803570064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86" office:value-type="float">
            <text:p>1568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401026" office:value-type="float">
            <text:p>3803570064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87" office:value-type="float">
            <text:p>1568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401027" office:value-type="float">
            <text:p>3803570064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88" office:value-type="float">
            <text:p>1568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401028" office:value-type="float">
            <text:p>3803570064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89" office:value-type="float">
            <text:p>1568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401029" office:value-type="float">
            <text:p>3803570064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90" office:value-type="float">
            <text:p>1569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401030" office:value-type="float">
            <text:p>3803570064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91" office:value-type="float">
            <text:p>1569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401031" office:value-type="float">
            <text:p>3803570064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92" office:value-type="float">
            <text:p>1569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401032" office:value-type="float">
            <text:p>3803570064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93" office:value-type="float">
            <text:p>1569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401033" office:value-type="float">
            <text:p>3803570064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94" office:value-type="float">
            <text:p>1569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401034" office:value-type="float">
            <text:p>3803570064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95" office:value-type="float">
            <text:p>1569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401035" office:value-type="float">
            <text:p>3803570064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96" office:value-type="float">
            <text:p>1569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401036" office:value-type="float">
            <text:p>3803570064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97" office:value-type="float">
            <text:p>1569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401037" office:value-type="float">
            <text:p>3803570064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98" office:value-type="float">
            <text:p>1569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401038" office:value-type="float">
            <text:p>3803570064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699" office:value-type="float">
            <text:p>1569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401039" office:value-type="float">
            <text:p>3803570064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00" office:value-type="float">
            <text:p>1570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401040" office:value-type="float">
            <text:p>3803570064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01" office:value-type="float">
            <text:p>1570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401041" office:value-type="float">
            <text:p>3803570064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02" office:value-type="float">
            <text:p>1570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401042" office:value-type="float">
            <text:p>3803570064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03" office:value-type="float">
            <text:p>1570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401043" office:value-type="float">
            <text:p>3803570064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04" office:value-type="float">
            <text:p>1570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401044" office:value-type="float">
            <text:p>3803570064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05" office:value-type="float">
            <text:p>1570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401045" office:value-type="float">
            <text:p>3803570064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06" office:value-type="float">
            <text:p>1570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401046" office:value-type="float">
            <text:p>3803570064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07" office:value-type="float">
            <text:p>1570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401047" office:value-type="float">
            <text:p>3803570064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08" office:value-type="float">
            <text:p>1570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401048" office:value-type="float">
            <text:p>3803570064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09" office:value-type="float">
            <text:p>1570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401049" office:value-type="float">
            <text:p>3803570064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10" office:value-type="float">
            <text:p>1571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401050" office:value-type="float">
            <text:p>3803570064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11" office:value-type="float">
            <text:p>1571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401051" office:value-type="float">
            <text:p>3803570064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12" office:value-type="float">
            <text:p>1571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401052" office:value-type="float">
            <text:p>3803570064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13" office:value-type="float">
            <text:p>1571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401053" office:value-type="float">
            <text:p>3803570064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14" office:value-type="float">
            <text:p>1571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501001" office:value-type="float">
            <text:p>3803570065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15" office:value-type="float">
            <text:p>1571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501002" office:value-type="float">
            <text:p>3803570065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16" office:value-type="float">
            <text:p>1571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501003" office:value-type="float">
            <text:p>3803570065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17" office:value-type="float">
            <text:p>1571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501004" office:value-type="float">
            <text:p>3803570065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18" office:value-type="float">
            <text:p>1571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501005" office:value-type="float">
            <text:p>3803570065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19" office:value-type="float">
            <text:p>1571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501006" office:value-type="float">
            <text:p>3803570065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20" office:value-type="float">
            <text:p>1572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501007" office:value-type="float">
            <text:p>3803570065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21" office:value-type="float">
            <text:p>1572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501008" office:value-type="float">
            <text:p>3803570065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22" office:value-type="float">
            <text:p>1572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501009" office:value-type="float">
            <text:p>3803570065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23" office:value-type="float">
            <text:p>1572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501010" office:value-type="float">
            <text:p>3803570065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24" office:value-type="float">
            <text:p>1572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501011" office:value-type="float">
            <text:p>3803570065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25" office:value-type="float">
            <text:p>1572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501012" office:value-type="float">
            <text:p>3803570065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26" office:value-type="float">
            <text:p>1572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501013" office:value-type="float">
            <text:p>3803570065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27" office:value-type="float">
            <text:p>1572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501014" office:value-type="float">
            <text:p>3803570065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28" office:value-type="float">
            <text:p>1572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501015" office:value-type="float">
            <text:p>3803570065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29" office:value-type="float">
            <text:p>1572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501016" office:value-type="float">
            <text:p>3803570065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30" office:value-type="float">
            <text:p>1573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501017" office:value-type="float">
            <text:p>3803570065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31" office:value-type="float">
            <text:p>1573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501018" office:value-type="float">
            <text:p>3803570065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32" office:value-type="float">
            <text:p>1573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501019" office:value-type="float">
            <text:p>3803570065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33" office:value-type="float">
            <text:p>1573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501020" office:value-type="float">
            <text:p>3803570065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34" office:value-type="float">
            <text:p>1573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501021" office:value-type="float">
            <text:p>3803570065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35" office:value-type="float">
            <text:p>1573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501022" office:value-type="float">
            <text:p>3803570065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36" office:value-type="float">
            <text:p>1573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501023" office:value-type="float">
            <text:p>3803570065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37" office:value-type="float">
            <text:p>1573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501024" office:value-type="float">
            <text:p>3803570065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38" office:value-type="float">
            <text:p>1573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501025" office:value-type="float">
            <text:p>3803570065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39" office:value-type="float">
            <text:p>1573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501026" office:value-type="float">
            <text:p>3803570065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40" office:value-type="float">
            <text:p>1574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501027" office:value-type="float">
            <text:p>3803570065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41" office:value-type="float">
            <text:p>1574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501028" office:value-type="float">
            <text:p>3803570065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42" office:value-type="float">
            <text:p>1574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501029" office:value-type="float">
            <text:p>3803570065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43" office:value-type="float">
            <text:p>1574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501030" office:value-type="float">
            <text:p>3803570065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44" office:value-type="float">
            <text:p>1574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501031" office:value-type="float">
            <text:p>3803570065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45" office:value-type="float">
            <text:p>1574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501032" office:value-type="float">
            <text:p>3803570065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46" office:value-type="float">
            <text:p>1574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501033" office:value-type="float">
            <text:p>3803570065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47" office:value-type="float">
            <text:p>1574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501034" office:value-type="float">
            <text:p>3803570065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48" office:value-type="float">
            <text:p>1574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501035" office:value-type="float">
            <text:p>3803570065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49" office:value-type="float">
            <text:p>1574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501036" office:value-type="float">
            <text:p>3803570065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50" office:value-type="float">
            <text:p>1575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501037" office:value-type="float">
            <text:p>3803570065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51" office:value-type="float">
            <text:p>1575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501038" office:value-type="float">
            <text:p>3803570065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52" office:value-type="float">
            <text:p>1575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501039" office:value-type="float">
            <text:p>3803570065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53" office:value-type="float">
            <text:p>1575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7006501040" office:value-type="float">
            <text:p>3803570065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54" office:value-type="float">
            <text:p>1575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601001" office:value-type="float">
            <text:p>380358006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55" office:value-type="float">
            <text:p>1575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601002" office:value-type="float">
            <text:p>3803580066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56" office:value-type="float">
            <text:p>1575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601003" office:value-type="float">
            <text:p>3803580066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57" office:value-type="float">
            <text:p>1575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601004" office:value-type="float">
            <text:p>3803580066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58" office:value-type="float">
            <text:p>1575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601005" office:value-type="float">
            <text:p>3803580066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59" office:value-type="float">
            <text:p>1575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601006" office:value-type="float">
            <text:p>3803580066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60" office:value-type="float">
            <text:p>1576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601007" office:value-type="float">
            <text:p>3803580066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61" office:value-type="float">
            <text:p>1576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601008" office:value-type="float">
            <text:p>3803580066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62" office:value-type="float">
            <text:p>1576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601009" office:value-type="float">
            <text:p>3803580066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63" office:value-type="float">
            <text:p>1576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601010" office:value-type="float">
            <text:p>3803580066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64" office:value-type="float">
            <text:p>1576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601011" office:value-type="float">
            <text:p>3803580066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65" office:value-type="float">
            <text:p>1576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601012" office:value-type="float">
            <text:p>3803580066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66" office:value-type="float">
            <text:p>1576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601013" office:value-type="float">
            <text:p>3803580066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67" office:value-type="float">
            <text:p>1576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601014" office:value-type="float">
            <text:p>3803580066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68" office:value-type="float">
            <text:p>1576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601015" office:value-type="float">
            <text:p>3803580066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69" office:value-type="float">
            <text:p>1576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601016" office:value-type="float">
            <text:p>3803580066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70" office:value-type="float">
            <text:p>1577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601017" office:value-type="float">
            <text:p>3803580066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71" office:value-type="float">
            <text:p>1577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601018" office:value-type="float">
            <text:p>3803580066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72" office:value-type="float">
            <text:p>1577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601019" office:value-type="float">
            <text:p>3803580066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73" office:value-type="float">
            <text:p>1577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601020" office:value-type="float">
            <text:p>3803580066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74" office:value-type="float">
            <text:p>1577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601021" office:value-type="float">
            <text:p>3803580066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75" office:value-type="float">
            <text:p>1577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601022" office:value-type="float">
            <text:p>3803580066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76" office:value-type="float">
            <text:p>1577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601023" office:value-type="float">
            <text:p>3803580066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77" office:value-type="float">
            <text:p>1577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601024" office:value-type="float">
            <text:p>3803580066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78" office:value-type="float">
            <text:p>1577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601025" office:value-type="float">
            <text:p>3803580066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79" office:value-type="float">
            <text:p>1577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601026" office:value-type="float">
            <text:p>3803580066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80" office:value-type="float">
            <text:p>1578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601027" office:value-type="float">
            <text:p>3803580066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81" office:value-type="float">
            <text:p>1578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601028" office:value-type="float">
            <text:p>3803580066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82" office:value-type="float">
            <text:p>1578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601029" office:value-type="float">
            <text:p>3803580066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83" office:value-type="float">
            <text:p>1578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601030" office:value-type="float">
            <text:p>3803580066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84" office:value-type="float">
            <text:p>1578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601031" office:value-type="float">
            <text:p>3803580066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85" office:value-type="float">
            <text:p>1578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601032" office:value-type="float">
            <text:p>3803580066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86" office:value-type="float">
            <text:p>1578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601033" office:value-type="float">
            <text:p>3803580066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87" office:value-type="float">
            <text:p>1578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601034" office:value-type="float">
            <text:p>3803580066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88" office:value-type="float">
            <text:p>1578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601035" office:value-type="float">
            <text:p>3803580066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89" office:value-type="float">
            <text:p>1578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601036" office:value-type="float">
            <text:p>3803580066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90" office:value-type="float">
            <text:p>1579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601037" office:value-type="float">
            <text:p>3803580066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91" office:value-type="float">
            <text:p>1579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601038" office:value-type="float">
            <text:p>3803580066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92" office:value-type="float">
            <text:p>1579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601039" office:value-type="float">
            <text:p>3803580066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93" office:value-type="float">
            <text:p>1579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601040" office:value-type="float">
            <text:p>3803580066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94" office:value-type="float">
            <text:p>1579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601041" office:value-type="float">
            <text:p>3803580066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95" office:value-type="float">
            <text:p>1579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601042" office:value-type="float">
            <text:p>3803580066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96" office:value-type="float">
            <text:p>1579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601043" office:value-type="float">
            <text:p>3803580066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97" office:value-type="float">
            <text:p>1579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601044" office:value-type="float">
            <text:p>3803580066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98" office:value-type="float">
            <text:p>1579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601045" office:value-type="float">
            <text:p>3803580066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799" office:value-type="float">
            <text:p>1579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601046" office:value-type="float">
            <text:p>3803580066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00" office:value-type="float">
            <text:p>1580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601047" office:value-type="float">
            <text:p>3803580066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01" office:value-type="float">
            <text:p>1580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601048" office:value-type="float">
            <text:p>3803580066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02" office:value-type="float">
            <text:p>1580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601049" office:value-type="float">
            <text:p>3803580066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03" office:value-type="float">
            <text:p>1580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601050" office:value-type="float">
            <text:p>3803580066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04" office:value-type="float">
            <text:p>1580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601051" office:value-type="float">
            <text:p>3803580066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05" office:value-type="float">
            <text:p>1580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601052" office:value-type="float">
            <text:p>3803580066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06" office:value-type="float">
            <text:p>1580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601053" office:value-type="float">
            <text:p>3803580066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07" office:value-type="float">
            <text:p>1580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701001" office:value-type="float">
            <text:p>3803580067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08" office:value-type="float">
            <text:p>1580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701002" office:value-type="float">
            <text:p>3803580067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09" office:value-type="float">
            <text:p>1580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701003" office:value-type="float">
            <text:p>3803580067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10" office:value-type="float">
            <text:p>1581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701004" office:value-type="float">
            <text:p>3803580067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11" office:value-type="float">
            <text:p>1581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701005" office:value-type="float">
            <text:p>3803580067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12" office:value-type="float">
            <text:p>1581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701006" office:value-type="float">
            <text:p>3803580067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13" office:value-type="float">
            <text:p>1581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701007" office:value-type="float">
            <text:p>3803580067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14" office:value-type="float">
            <text:p>1581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701008" office:value-type="float">
            <text:p>3803580067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15" office:value-type="float">
            <text:p>1581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701009" office:value-type="float">
            <text:p>3803580067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16" office:value-type="float">
            <text:p>1581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701010" office:value-type="float">
            <text:p>3803580067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17" office:value-type="float">
            <text:p>1581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701011" office:value-type="float">
            <text:p>3803580067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18" office:value-type="float">
            <text:p>1581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701012" office:value-type="float">
            <text:p>3803580067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19" office:value-type="float">
            <text:p>1581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701013" office:value-type="float">
            <text:p>3803580067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20" office:value-type="float">
            <text:p>1582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701014" office:value-type="float">
            <text:p>3803580067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21" office:value-type="float">
            <text:p>1582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701015" office:value-type="float">
            <text:p>3803580067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22" office:value-type="float">
            <text:p>1582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701016" office:value-type="float">
            <text:p>3803580067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23" office:value-type="float">
            <text:p>1582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701017" office:value-type="float">
            <text:p>3803580067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24" office:value-type="float">
            <text:p>1582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701018" office:value-type="float">
            <text:p>3803580067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25" office:value-type="float">
            <text:p>1582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701019" office:value-type="float">
            <text:p>3803580067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26" office:value-type="float">
            <text:p>1582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701020" office:value-type="float">
            <text:p>3803580067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27" office:value-type="float">
            <text:p>1582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701021" office:value-type="float">
            <text:p>3803580067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28" office:value-type="float">
            <text:p>1582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701022" office:value-type="float">
            <text:p>3803580067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29" office:value-type="float">
            <text:p>1582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701023" office:value-type="float">
            <text:p>3803580067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30" office:value-type="float">
            <text:p>1583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701024" office:value-type="float">
            <text:p>3803580067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31" office:value-type="float">
            <text:p>1583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701025" office:value-type="float">
            <text:p>3803580067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32" office:value-type="float">
            <text:p>1583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701026" office:value-type="float">
            <text:p>3803580067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33" office:value-type="float">
            <text:p>1583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701027" office:value-type="float">
            <text:p>3803580067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34" office:value-type="float">
            <text:p>1583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701028" office:value-type="float">
            <text:p>3803580067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35" office:value-type="float">
            <text:p>1583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701029" office:value-type="float">
            <text:p>3803580067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36" office:value-type="float">
            <text:p>1583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701030" office:value-type="float">
            <text:p>3803580067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37" office:value-type="float">
            <text:p>1583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701031" office:value-type="float">
            <text:p>3803580067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38" office:value-type="float">
            <text:p>1583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701032" office:value-type="float">
            <text:p>3803580067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39" office:value-type="float">
            <text:p>1583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701033" office:value-type="float">
            <text:p>3803580067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40" office:value-type="float">
            <text:p>1584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701034" office:value-type="float">
            <text:p>3803580067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41" office:value-type="float">
            <text:p>1584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701035" office:value-type="float">
            <text:p>3803580067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42" office:value-type="float">
            <text:p>1584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701036" office:value-type="float">
            <text:p>3803580067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43" office:value-type="float">
            <text:p>1584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701037" office:value-type="float">
            <text:p>3803580067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44" office:value-type="float">
            <text:p>1584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701038" office:value-type="float">
            <text:p>3803580067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45" office:value-type="float">
            <text:p>1584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701039" office:value-type="float">
            <text:p>3803580067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46" office:value-type="float">
            <text:p>1584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701040" office:value-type="float">
            <text:p>3803580067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47" office:value-type="float">
            <text:p>1584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701041" office:value-type="float">
            <text:p>3803580067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48" office:value-type="float">
            <text:p>1584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701042" office:value-type="float">
            <text:p>3803580067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49" office:value-type="float">
            <text:p>1584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701043" office:value-type="float">
            <text:p>3803580067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50" office:value-type="float">
            <text:p>1585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701044" office:value-type="float">
            <text:p>3803580067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51" office:value-type="float">
            <text:p>1585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701045" office:value-type="float">
            <text:p>3803580067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52" office:value-type="float">
            <text:p>1585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701046" office:value-type="float">
            <text:p>3803580067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53" office:value-type="float">
            <text:p>1585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701047" office:value-type="float">
            <text:p>3803580067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54" office:value-type="float">
            <text:p>1585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701048" office:value-type="float">
            <text:p>3803580067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55" office:value-type="float">
            <text:p>1585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701049" office:value-type="float">
            <text:p>3803580067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56" office:value-type="float">
            <text:p>1585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701050" office:value-type="float">
            <text:p>3803580067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57" office:value-type="float">
            <text:p>1585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8006701051" office:value-type="float">
            <text:p>3803580067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58" office:value-type="float">
            <text:p>1585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801001" office:value-type="float">
            <text:p>380359006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59" office:value-type="float">
            <text:p>1585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801002" office:value-type="float">
            <text:p>3803590068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60" office:value-type="float">
            <text:p>1586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801003" office:value-type="float">
            <text:p>3803590068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61" office:value-type="float">
            <text:p>1586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801004" office:value-type="float">
            <text:p>3803590068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62" office:value-type="float">
            <text:p>1586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801005" office:value-type="float">
            <text:p>3803590068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63" office:value-type="float">
            <text:p>1586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801006" office:value-type="float">
            <text:p>3803590068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64" office:value-type="float">
            <text:p>1586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801007" office:value-type="float">
            <text:p>3803590068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65" office:value-type="float">
            <text:p>1586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801008" office:value-type="float">
            <text:p>3803590068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66" office:value-type="float">
            <text:p>1586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801009" office:value-type="float">
            <text:p>3803590068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67" office:value-type="float">
            <text:p>1586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801010" office:value-type="float">
            <text:p>3803590068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68" office:value-type="float">
            <text:p>1586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801011" office:value-type="float">
            <text:p>3803590068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69" office:value-type="float">
            <text:p>1586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801012" office:value-type="float">
            <text:p>3803590068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70" office:value-type="float">
            <text:p>1587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801013" office:value-type="float">
            <text:p>3803590068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71" office:value-type="float">
            <text:p>1587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801014" office:value-type="float">
            <text:p>3803590068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72" office:value-type="float">
            <text:p>1587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801015" office:value-type="float">
            <text:p>3803590068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73" office:value-type="float">
            <text:p>1587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801016" office:value-type="float">
            <text:p>3803590068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74" office:value-type="float">
            <text:p>1587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801017" office:value-type="float">
            <text:p>3803590068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75" office:value-type="float">
            <text:p>1587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801018" office:value-type="float">
            <text:p>3803590068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76" office:value-type="float">
            <text:p>1587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801019" office:value-type="float">
            <text:p>3803590068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77" office:value-type="float">
            <text:p>1587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801020" office:value-type="float">
            <text:p>3803590068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78" office:value-type="float">
            <text:p>1587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801021" office:value-type="float">
            <text:p>3803590068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79" office:value-type="float">
            <text:p>1587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801022" office:value-type="float">
            <text:p>3803590068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80" office:value-type="float">
            <text:p>1588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801023" office:value-type="float">
            <text:p>3803590068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81" office:value-type="float">
            <text:p>1588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801024" office:value-type="float">
            <text:p>3803590068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82" office:value-type="float">
            <text:p>1588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801025" office:value-type="float">
            <text:p>3803590068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83" office:value-type="float">
            <text:p>1588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801026" office:value-type="float">
            <text:p>3803590068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84" office:value-type="float">
            <text:p>1588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801027" office:value-type="float">
            <text:p>3803590068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85" office:value-type="float">
            <text:p>1588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801028" office:value-type="float">
            <text:p>3803590068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86" office:value-type="float">
            <text:p>1588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801029" office:value-type="float">
            <text:p>3803590068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87" office:value-type="float">
            <text:p>1588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801030" office:value-type="float">
            <text:p>3803590068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88" office:value-type="float">
            <text:p>1588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801031" office:value-type="float">
            <text:p>3803590068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89" office:value-type="float">
            <text:p>1588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801032" office:value-type="float">
            <text:p>3803590068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90" office:value-type="float">
            <text:p>1589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801033" office:value-type="float">
            <text:p>3803590068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91" office:value-type="float">
            <text:p>1589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801034" office:value-type="float">
            <text:p>3803590068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92" office:value-type="float">
            <text:p>1589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801035" office:value-type="float">
            <text:p>3803590068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93" office:value-type="float">
            <text:p>1589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801036" office:value-type="float">
            <text:p>3803590068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94" office:value-type="float">
            <text:p>1589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801037" office:value-type="float">
            <text:p>3803590068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95" office:value-type="float">
            <text:p>1589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801038" office:value-type="float">
            <text:p>3803590068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96" office:value-type="float">
            <text:p>1589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801039" office:value-type="float">
            <text:p>3803590068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97" office:value-type="float">
            <text:p>1589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801040" office:value-type="float">
            <text:p>3803590068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98" office:value-type="float">
            <text:p>1589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801041" office:value-type="float">
            <text:p>3803590068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899" office:value-type="float">
            <text:p>1589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801042" office:value-type="float">
            <text:p>3803590068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00" office:value-type="float">
            <text:p>1590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801043" office:value-type="float">
            <text:p>3803590068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01" office:value-type="float">
            <text:p>1590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801044" office:value-type="float">
            <text:p>3803590068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02" office:value-type="float">
            <text:p>1590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801045" office:value-type="float">
            <text:p>3803590068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03" office:value-type="float">
            <text:p>1590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801046" office:value-type="float">
            <text:p>3803590068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04" office:value-type="float">
            <text:p>1590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801047" office:value-type="float">
            <text:p>3803590068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05" office:value-type="float">
            <text:p>1590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801048" office:value-type="float">
            <text:p>3803590068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06" office:value-type="float">
            <text:p>1590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801049" office:value-type="float">
            <text:p>3803590068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07" office:value-type="float">
            <text:p>1590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801050" office:value-type="float">
            <text:p>3803590068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08" office:value-type="float">
            <text:p>1590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801051" office:value-type="float">
            <text:p>3803590068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09" office:value-type="float">
            <text:p>1590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801052" office:value-type="float">
            <text:p>3803590068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10" office:value-type="float">
            <text:p>1591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801053" office:value-type="float">
            <text:p>3803590068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11" office:value-type="float">
            <text:p>1591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901001" office:value-type="float">
            <text:p>380359006901001</text:p>
          </table:table-cell>
          <table:table-cell ns41:value-type="string" table:style-name="TL Metadata" office:value-type="string">
            <text:p>380359006901001* <text:s/>Hieronder begrepen de fabrijkanten van katoen, hennip, vlas, wol en zijde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12" office:value-type="float">
            <text:p>1591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901002" office:value-type="float">
            <text:p>3803590069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13" office:value-type="float">
            <text:p>1591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901003" office:value-type="float">
            <text:p>3803590069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14" office:value-type="float">
            <text:p>1591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901004" office:value-type="float">
            <text:p>3803590069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15" office:value-type="float">
            <text:p>1591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901005" office:value-type="float">
            <text:p>3803590069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16" office:value-type="float">
            <text:p>1591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901006" office:value-type="float">
            <text:p>3803590069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17" office:value-type="float">
            <text:p>1591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901007" office:value-type="float">
            <text:p>3803590069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18" office:value-type="float">
            <text:p>1591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901008" office:value-type="float">
            <text:p>3803590069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19" office:value-type="float">
            <text:p>1591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901009" office:value-type="float">
            <text:p>3803590069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20" office:value-type="float">
            <text:p>1592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901010" office:value-type="float">
            <text:p>3803590069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21" office:value-type="float">
            <text:p>1592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901011" office:value-type="float">
            <text:p>3803590069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22" office:value-type="float">
            <text:p>1592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901012" office:value-type="float">
            <text:p>3803590069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23" office:value-type="float">
            <text:p>1592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901013" office:value-type="float">
            <text:p>3803590069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24" office:value-type="float">
            <text:p>1592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901014" office:value-type="float">
            <text:p>3803590069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25" office:value-type="float">
            <text:p>1592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901015" office:value-type="float">
            <text:p>3803590069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26" office:value-type="float">
            <text:p>1592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901016" office:value-type="float">
            <text:p>3803590069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27" office:value-type="float">
            <text:p>1592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901017" office:value-type="float">
            <text:p>3803590069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28" office:value-type="float">
            <text:p>1592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901018" office:value-type="float">
            <text:p>3803590069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29" office:value-type="float">
            <text:p>1592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901019" office:value-type="float">
            <text:p>3803590069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30" office:value-type="float">
            <text:p>1593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901020" office:value-type="float">
            <text:p>3803590069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31" office:value-type="float">
            <text:p>1593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901021" office:value-type="float">
            <text:p>3803590069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32" office:value-type="float">
            <text:p>1593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901022" office:value-type="float">
            <text:p>3803590069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33" office:value-type="float">
            <text:p>1593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901023" office:value-type="float">
            <text:p>3803590069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34" office:value-type="float">
            <text:p>1593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901024" office:value-type="float">
            <text:p>380359006901024</text:p>
          </table:table-cell>
          <table:table-cell ns41:value-type="string" table:style-name="TL Metadata" office:value-type="string">
            <text:p>380359006901024? <text:s/>De boden zij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35" office:value-type="float">
            <text:p>1593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901025" office:value-type="float">
            <text:p>3803590069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36" office:value-type="float">
            <text:p>1593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901026" office:value-type="float">
            <text:p>380359006901026</text:p>
          </table:table-cell>
          <table:table-cell ns41:value-type="string" table:style-name="TL Metadata" office:value-type="string">
            <text:p>380359006901024? <text:s/>De boden zij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37" office:value-type="float">
            <text:p>1593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901027" office:value-type="float">
            <text:p>3803590069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38" office:value-type="float">
            <text:p>1593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901028" office:value-type="float">
            <text:p>3803590069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39" office:value-type="float">
            <text:p>1593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901029" office:value-type="float">
            <text:p>3803590069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40" office:value-type="float">
            <text:p>1594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901030" office:value-type="float">
            <text:p>3803590069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41" office:value-type="float">
            <text:p>1594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901031" office:value-type="float">
            <text:p>3803590069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42" office:value-type="float">
            <text:p>1594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901032" office:value-type="float">
            <text:p>3803590069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43" office:value-type="float">
            <text:p>1594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901033" office:value-type="float">
            <text:p>3803590069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44" office:value-type="float">
            <text:p>1594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901034" office:value-type="float">
            <text:p>3803590069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45" office:value-type="float">
            <text:p>1594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901035" office:value-type="float">
            <text:p>3803590069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46" office:value-type="float">
            <text:p>1594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901036" office:value-type="float">
            <text:p>3803590069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47" office:value-type="float">
            <text:p>1594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901037" office:value-type="float">
            <text:p>3803590069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48" office:value-type="float">
            <text:p>1594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901038" office:value-type="float">
            <text:p>3803590069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49" office:value-type="float">
            <text:p>1594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901039" office:value-type="float">
            <text:p>3803590069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50" office:value-type="float">
            <text:p>1595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901040" office:value-type="float">
            <text:p>3803590069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51" office:value-type="float">
            <text:p>1595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901041" office:value-type="float">
            <text:p>3803590069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52" office:value-type="float">
            <text:p>1595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901042" office:value-type="float">
            <text:p>3803590069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53" office:value-type="float">
            <text:p>1595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901043" office:value-type="float">
            <text:p>3803590069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54" office:value-type="float">
            <text:p>1595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901044" office:value-type="float">
            <text:p>3803590069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55" office:value-type="float">
            <text:p>1595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901045" office:value-type="float">
            <text:p>3803590069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56" office:value-type="float">
            <text:p>1595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901046" office:value-type="float">
            <text:p>3803590069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57" office:value-type="float">
            <text:p>1595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901047" office:value-type="float">
            <text:p>3803590069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58" office:value-type="float">
            <text:p>1595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901048" office:value-type="float">
            <text:p>3803590069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59" office:value-type="float">
            <text:p>1595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901049" office:value-type="float">
            <text:p>3803590069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60" office:value-type="float">
            <text:p>1596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59006901050" office:value-type="float">
            <text:p>3803590069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61" office:value-type="float">
            <text:p>1596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001001" office:value-type="float">
            <text:p>380360007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62" office:value-type="float">
            <text:p>1596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001002" office:value-type="float">
            <text:p>3803600070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63" office:value-type="float">
            <text:p>1596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001003" office:value-type="float">
            <text:p>3803600070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64" office:value-type="float">
            <text:p>1596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001004" office:value-type="float">
            <text:p>3803600070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65" office:value-type="float">
            <text:p>1596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001005" office:value-type="float">
            <text:p>3803600070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66" office:value-type="float">
            <text:p>1596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001006" office:value-type="float">
            <text:p>3803600070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67" office:value-type="float">
            <text:p>1596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001007" office:value-type="float">
            <text:p>3803600070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68" office:value-type="float">
            <text:p>1596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001008" office:value-type="float">
            <text:p>3803600070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69" office:value-type="float">
            <text:p>1596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001009" office:value-type="float">
            <text:p>3803600070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70" office:value-type="float">
            <text:p>1597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001010" office:value-type="float">
            <text:p>3803600070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71" office:value-type="float">
            <text:p>1597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001011" office:value-type="float">
            <text:p>3803600070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72" office:value-type="float">
            <text:p>1597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001012" office:value-type="float">
            <text:p>3803600070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73" office:value-type="float">
            <text:p>1597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001013" office:value-type="float">
            <text:p>3803600070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74" office:value-type="float">
            <text:p>1597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001014" office:value-type="float">
            <text:p>3803600070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75" office:value-type="float">
            <text:p>1597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001015" office:value-type="float">
            <text:p>3803600070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76" office:value-type="float">
            <text:p>1597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001016" office:value-type="float">
            <text:p>3803600070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77" office:value-type="float">
            <text:p>1597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001017" office:value-type="float">
            <text:p>3803600070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78" office:value-type="float">
            <text:p>1597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001018" office:value-type="float">
            <text:p>3803600070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79" office:value-type="float">
            <text:p>1597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001019" office:value-type="float">
            <text:p>3803600070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80" office:value-type="float">
            <text:p>1598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001020" office:value-type="float">
            <text:p>3803600070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81" office:value-type="float">
            <text:p>1598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001021" office:value-type="float">
            <text:p>3803600070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82" office:value-type="float">
            <text:p>1598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001022" office:value-type="float">
            <text:p>3803600070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83" office:value-type="float">
            <text:p>1598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001023" office:value-type="float">
            <text:p>3803600070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84" office:value-type="float">
            <text:p>1598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001024" office:value-type="float">
            <text:p>3803600070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85" office:value-type="float">
            <text:p>1598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001025" office:value-type="float">
            <text:p>3803600070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86" office:value-type="float">
            <text:p>1598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001026" office:value-type="float">
            <text:p>3803600070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87" office:value-type="float">
            <text:p>1598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001027" office:value-type="float">
            <text:p>3803600070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88" office:value-type="float">
            <text:p>1598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001028" office:value-type="float">
            <text:p>3803600070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89" office:value-type="float">
            <text:p>1598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001029" office:value-type="float">
            <text:p>3803600070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90" office:value-type="float">
            <text:p>1599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001030" office:value-type="float">
            <text:p>3803600070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91" office:value-type="float">
            <text:p>1599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001031" office:value-type="float">
            <text:p>3803600070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92" office:value-type="float">
            <text:p>1599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001032" office:value-type="float">
            <text:p>3803600070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93" office:value-type="float">
            <text:p>1599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001033" office:value-type="float">
            <text:p>3803600070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94" office:value-type="float">
            <text:p>1599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001034" office:value-type="float">
            <text:p>3803600070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95" office:value-type="float">
            <text:p>1599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001035" office:value-type="float">
            <text:p>3803600070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96" office:value-type="float">
            <text:p>1599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001036" office:value-type="float">
            <text:p>3803600070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97" office:value-type="float">
            <text:p>1599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001037" office:value-type="float">
            <text:p>3803600070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98" office:value-type="float">
            <text:p>1599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001038" office:value-type="float">
            <text:p>3803600070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5999" office:value-type="float">
            <text:p>1599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001039" office:value-type="float">
            <text:p>3803600070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00" office:value-type="float">
            <text:p>1600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001040" office:value-type="float">
            <text:p>3803600070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01" office:value-type="float">
            <text:p>1600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001041" office:value-type="float">
            <text:p>3803600070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02" office:value-type="float">
            <text:p>1600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001042" office:value-type="float">
            <text:p>3803600070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03" office:value-type="float">
            <text:p>1600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001043" office:value-type="float">
            <text:p>3803600070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04" office:value-type="float">
            <text:p>1600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001044" office:value-type="float">
            <text:p>3803600070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05" office:value-type="float">
            <text:p>1600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001045" office:value-type="float">
            <text:p>3803600070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06" office:value-type="float">
            <text:p>1600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001046" office:value-type="float">
            <text:p>3803600070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07" office:value-type="float">
            <text:p>1600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001047" office:value-type="float">
            <text:p>3803600070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08" office:value-type="float">
            <text:p>1600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001048" office:value-type="float">
            <text:p>3803600070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09" office:value-type="float">
            <text:p>1600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001049" office:value-type="float">
            <text:p>3803600070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10" office:value-type="float">
            <text:p>1601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001050" office:value-type="float">
            <text:p>3803600070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11" office:value-type="float">
            <text:p>1601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001051" office:value-type="float">
            <text:p>3803600070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12" office:value-type="float">
            <text:p>1601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001052" office:value-type="float">
            <text:p>3803600070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13" office:value-type="float">
            <text:p>1601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001053" office:value-type="float">
            <text:p>3803600070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14" office:value-type="float">
            <text:p>1601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101001" office:value-type="float">
            <text:p>3803600071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15" office:value-type="float">
            <text:p>1601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101002" office:value-type="float">
            <text:p>3803600071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16" office:value-type="float">
            <text:p>1601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101003" office:value-type="float">
            <text:p>3803600071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17" office:value-type="float">
            <text:p>1601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101004" office:value-type="float">
            <text:p>3803600071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18" office:value-type="float">
            <text:p>1601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101005" office:value-type="float">
            <text:p>3803600071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19" office:value-type="float">
            <text:p>1601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101006" office:value-type="float">
            <text:p>3803600071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20" office:value-type="float">
            <text:p>1602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101007" office:value-type="float">
            <text:p>3803600071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21" office:value-type="float">
            <text:p>1602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101008" office:value-type="float">
            <text:p>3803600071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22" office:value-type="float">
            <text:p>1602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101009" office:value-type="float">
            <text:p>3803600071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23" office:value-type="float">
            <text:p>1602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101010" office:value-type="float">
            <text:p>3803600071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24" office:value-type="float">
            <text:p>1602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101011" office:value-type="float">
            <text:p>3803600071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25" office:value-type="float">
            <text:p>1602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101012" office:value-type="float">
            <text:p>3803600071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26" office:value-type="float">
            <text:p>1602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101013" office:value-type="float">
            <text:p>3803600071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27" office:value-type="float">
            <text:p>1602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101014" office:value-type="float">
            <text:p>3803600071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28" office:value-type="float">
            <text:p>1602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101015" office:value-type="float">
            <text:p>3803600071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29" office:value-type="float">
            <text:p>1602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101016" office:value-type="float">
            <text:p>3803600071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30" office:value-type="float">
            <text:p>1603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101017" office:value-type="float">
            <text:p>3803600071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31" office:value-type="float">
            <text:p>1603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101018" office:value-type="float">
            <text:p>3803600071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32" office:value-type="float">
            <text:p>1603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101019" office:value-type="float">
            <text:p>3803600071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33" office:value-type="float">
            <text:p>1603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101020" office:value-type="float">
            <text:p>3803600071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34" office:value-type="float">
            <text:p>1603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101021" office:value-type="float">
            <text:p>3803600071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35" office:value-type="float">
            <text:p>1603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101022" office:value-type="float">
            <text:p>3803600071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36" office:value-type="float">
            <text:p>1603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101023" office:value-type="float">
            <text:p>3803600071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37" office:value-type="float">
            <text:p>1603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101024" office:value-type="float">
            <text:p>3803600071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38" office:value-type="float">
            <text:p>1603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101025" office:value-type="float">
            <text:p>3803600071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39" office:value-type="float">
            <text:p>1603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101026" office:value-type="float">
            <text:p>3803600071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40" office:value-type="float">
            <text:p>1604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101027" office:value-type="float">
            <text:p>3803600071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41" office:value-type="float">
            <text:p>1604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101028" office:value-type="float">
            <text:p>3803600071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42" office:value-type="float">
            <text:p>1604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101029" office:value-type="float">
            <text:p>3803600071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43" office:value-type="float">
            <text:p>1604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101030" office:value-type="float">
            <text:p>3803600071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44" office:value-type="float">
            <text:p>1604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101031" office:value-type="float">
            <text:p>3803600071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45" office:value-type="float">
            <text:p>1604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101032" office:value-type="float">
            <text:p>3803600071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46" office:value-type="float">
            <text:p>1604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101033" office:value-type="float">
            <text:p>3803600071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47" office:value-type="float">
            <text:p>1604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101034" office:value-type="float">
            <text:p>3803600071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48" office:value-type="float">
            <text:p>1604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101035" office:value-type="float">
            <text:p>3803600071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49" office:value-type="float">
            <text:p>1604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101036" office:value-type="float">
            <text:p>3803600071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50" office:value-type="float">
            <text:p>1605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101037" office:value-type="float">
            <text:p>3803600071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51" office:value-type="float">
            <text:p>1605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0007101038" office:value-type="float">
            <text:p>3803600071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52" office:value-type="float">
            <text:p>1605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201001" office:value-type="float">
            <text:p>380361007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53" office:value-type="float">
            <text:p>1605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201002" office:value-type="float">
            <text:p>3803610072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54" office:value-type="float">
            <text:p>1605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201003" office:value-type="float">
            <text:p>3803610072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55" office:value-type="float">
            <text:p>1605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201004" office:value-type="float">
            <text:p>3803610072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56" office:value-type="float">
            <text:p>1605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201005" office:value-type="float">
            <text:p>3803610072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57" office:value-type="float">
            <text:p>1605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201006" office:value-type="float">
            <text:p>3803610072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58" office:value-type="float">
            <text:p>1605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201007" office:value-type="float">
            <text:p>3803610072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59" office:value-type="float">
            <text:p>1605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201008" office:value-type="float">
            <text:p>3803610072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60" office:value-type="float">
            <text:p>1606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201009" office:value-type="float">
            <text:p>3803610072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61" office:value-type="float">
            <text:p>1606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201010" office:value-type="float">
            <text:p>3803610072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62" office:value-type="float">
            <text:p>1606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201011" office:value-type="float">
            <text:p>3803610072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63" office:value-type="float">
            <text:p>1606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201012" office:value-type="float">
            <text:p>3803610072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64" office:value-type="float">
            <text:p>1606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201013" office:value-type="float">
            <text:p>3803610072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65" office:value-type="float">
            <text:p>1606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201014" office:value-type="float">
            <text:p>3803610072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66" office:value-type="float">
            <text:p>1606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201015" office:value-type="float">
            <text:p>3803610072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67" office:value-type="float">
            <text:p>1606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201016" office:value-type="float">
            <text:p>3803610072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68" office:value-type="float">
            <text:p>1606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201017" office:value-type="float">
            <text:p>3803610072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69" office:value-type="float">
            <text:p>1606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201018" office:value-type="float">
            <text:p>3803610072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70" office:value-type="float">
            <text:p>1607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201019" office:value-type="float">
            <text:p>3803610072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71" office:value-type="float">
            <text:p>1607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201020" office:value-type="float">
            <text:p>3803610072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72" office:value-type="float">
            <text:p>1607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201021" office:value-type="float">
            <text:p>3803610072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73" office:value-type="float">
            <text:p>1607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201022" office:value-type="float">
            <text:p>3803610072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74" office:value-type="float">
            <text:p>1607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201023" office:value-type="float">
            <text:p>3803610072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75" office:value-type="float">
            <text:p>1607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201024" office:value-type="float">
            <text:p>3803610072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76" office:value-type="float">
            <text:p>1607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201025" office:value-type="float">
            <text:p>3803610072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77" office:value-type="float">
            <text:p>1607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201026" office:value-type="float">
            <text:p>3803610072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78" office:value-type="float">
            <text:p>1607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201027" office:value-type="float">
            <text:p>3803610072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79" office:value-type="float">
            <text:p>1607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201028" office:value-type="float">
            <text:p>3803610072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80" office:value-type="float">
            <text:p>1608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201029" office:value-type="float">
            <text:p>3803610072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81" office:value-type="float">
            <text:p>1608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201030" office:value-type="float">
            <text:p>3803610072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82" office:value-type="float">
            <text:p>1608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201031" office:value-type="float">
            <text:p>3803610072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83" office:value-type="float">
            <text:p>1608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201032" office:value-type="float">
            <text:p>3803610072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84" office:value-type="float">
            <text:p>1608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201033" office:value-type="float">
            <text:p>3803610072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85" office:value-type="float">
            <text:p>1608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201034" office:value-type="float">
            <text:p>3803610072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86" office:value-type="float">
            <text:p>1608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201035" office:value-type="float">
            <text:p>3803610072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87" office:value-type="float">
            <text:p>1608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201036" office:value-type="float">
            <text:p>3803610072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88" office:value-type="float">
            <text:p>1608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201037" office:value-type="float">
            <text:p>3803610072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89" office:value-type="float">
            <text:p>1608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201038" office:value-type="float">
            <text:p>3803610072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90" office:value-type="float">
            <text:p>1609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201039" office:value-type="float">
            <text:p>3803610072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91" office:value-type="float">
            <text:p>1609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201040" office:value-type="float">
            <text:p>3803610072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92" office:value-type="float">
            <text:p>1609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201041" office:value-type="float">
            <text:p>3803610072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93" office:value-type="float">
            <text:p>1609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201042" office:value-type="float">
            <text:p>3803610072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94" office:value-type="float">
            <text:p>1609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201043" office:value-type="float">
            <text:p>3803610072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95" office:value-type="float">
            <text:p>1609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201044" office:value-type="float">
            <text:p>3803610072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96" office:value-type="float">
            <text:p>1609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201045" office:value-type="float">
            <text:p>3803610072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97" office:value-type="float">
            <text:p>1609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201046" office:value-type="float">
            <text:p>3803610072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98" office:value-type="float">
            <text:p>1609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201047" office:value-type="float">
            <text:p>3803610072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099" office:value-type="float">
            <text:p>1609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201048" office:value-type="float">
            <text:p>3803610072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00" office:value-type="float">
            <text:p>1610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201049" office:value-type="float">
            <text:p>3803610072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01" office:value-type="float">
            <text:p>1610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201050" office:value-type="float">
            <text:p>3803610072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02" office:value-type="float">
            <text:p>1610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201051" office:value-type="float">
            <text:p>3803610072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03" office:value-type="float">
            <text:p>1610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201052" office:value-type="float">
            <text:p>3803610072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04" office:value-type="float">
            <text:p>1610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201053" office:value-type="float">
            <text:p>3803610072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05" office:value-type="float">
            <text:p>1610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301001" office:value-type="float">
            <text:p>3803610073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06" office:value-type="float">
            <text:p>1610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301002" office:value-type="float">
            <text:p>3803610073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07" office:value-type="float">
            <text:p>1610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301003" office:value-type="float">
            <text:p>3803610073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08" office:value-type="float">
            <text:p>1610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301004" office:value-type="float">
            <text:p>3803610073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09" office:value-type="float">
            <text:p>1610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301005" office:value-type="float">
            <text:p>3803610073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10" office:value-type="float">
            <text:p>1611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301006" office:value-type="float">
            <text:p>3803610073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11" office:value-type="float">
            <text:p>1611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301007" office:value-type="float">
            <text:p>3803610073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12" office:value-type="float">
            <text:p>1611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301008" office:value-type="float">
            <text:p>3803610073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13" office:value-type="float">
            <text:p>1611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301009" office:value-type="float">
            <text:p>3803610073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14" office:value-type="float">
            <text:p>1611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301010" office:value-type="float">
            <text:p>3803610073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15" office:value-type="float">
            <text:p>1611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301011" office:value-type="float">
            <text:p>3803610073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16" office:value-type="float">
            <text:p>1611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301012" office:value-type="float">
            <text:p>3803610073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17" office:value-type="float">
            <text:p>1611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301013" office:value-type="float">
            <text:p>3803610073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18" office:value-type="float">
            <text:p>1611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301014" office:value-type="float">
            <text:p>3803610073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19" office:value-type="float">
            <text:p>1611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301015" office:value-type="float">
            <text:p>3803610073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20" office:value-type="float">
            <text:p>1612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301016" office:value-type="float">
            <text:p>3803610073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21" office:value-type="float">
            <text:p>1612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301017" office:value-type="float">
            <text:p>3803610073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22" office:value-type="float">
            <text:p>1612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301018" office:value-type="float">
            <text:p>3803610073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23" office:value-type="float">
            <text:p>1612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301019" office:value-type="float">
            <text:p>3803610073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24" office:value-type="float">
            <text:p>1612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301020" office:value-type="float">
            <text:p>3803610073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25" office:value-type="float">
            <text:p>1612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301021" office:value-type="float">
            <text:p>3803610073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26" office:value-type="float">
            <text:p>1612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301022" office:value-type="float">
            <text:p>3803610073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27" office:value-type="float">
            <text:p>1612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301023" office:value-type="float">
            <text:p>3803610073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28" office:value-type="float">
            <text:p>1612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301024" office:value-type="float">
            <text:p>3803610073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29" office:value-type="float">
            <text:p>1612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301025" office:value-type="float">
            <text:p>3803610073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30" office:value-type="float">
            <text:p>1613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301026" office:value-type="float">
            <text:p>3803610073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31" office:value-type="float">
            <text:p>1613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301027" office:value-type="float">
            <text:p>3803610073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32" office:value-type="float">
            <text:p>1613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301028" office:value-type="float">
            <text:p>3803610073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33" office:value-type="float">
            <text:p>1613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301029" office:value-type="float">
            <text:p>3803610073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34" office:value-type="float">
            <text:p>1613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301030" office:value-type="float">
            <text:p>3803610073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35" office:value-type="float">
            <text:p>1613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301031" office:value-type="float">
            <text:p>3803610073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36" office:value-type="float">
            <text:p>1613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301032" office:value-type="float">
            <text:p>3803610073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37" office:value-type="float">
            <text:p>1613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301033" office:value-type="float">
            <text:p>3803610073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38" office:value-type="float">
            <text:p>1613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301034" office:value-type="float">
            <text:p>3803610073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39" office:value-type="float">
            <text:p>1613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301035" office:value-type="float">
            <text:p>3803610073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40" office:value-type="float">
            <text:p>1614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301036" office:value-type="float">
            <text:p>3803610073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41" office:value-type="float">
            <text:p>1614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301037" office:value-type="float">
            <text:p>3803610073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42" office:value-type="float">
            <text:p>1614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301038" office:value-type="float">
            <text:p>3803610073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43" office:value-type="float">
            <text:p>1614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301039" office:value-type="float">
            <text:p>3803610073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44" office:value-type="float">
            <text:p>1614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301040" office:value-type="float">
            <text:p>3803610073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45" office:value-type="float">
            <text:p>1614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301041" office:value-type="float">
            <text:p>3803610073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46" office:value-type="float">
            <text:p>1614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301042" office:value-type="float">
            <text:p>3803610073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47" office:value-type="float">
            <text:p>1614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301043" office:value-type="float">
            <text:p>3803610073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48" office:value-type="float">
            <text:p>1614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301044" office:value-type="float">
            <text:p>3803610073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49" office:value-type="float">
            <text:p>1614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301045" office:value-type="float">
            <text:p>3803610073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50" office:value-type="float">
            <text:p>1615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301046" office:value-type="float">
            <text:p>3803610073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51" office:value-type="float">
            <text:p>1615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301047" office:value-type="float">
            <text:p>3803610073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52" office:value-type="float">
            <text:p>1615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301048" office:value-type="float">
            <text:p>3803610073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53" office:value-type="float">
            <text:p>1615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301049" office:value-type="float">
            <text:p>3803610073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54" office:value-type="float">
            <text:p>1615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301050" office:value-type="float">
            <text:p>3803610073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55" office:value-type="float">
            <text:p>1615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1007301051" office:value-type="float">
            <text:p>3803610073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56" office:value-type="float">
            <text:p>1615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401001" office:value-type="float">
            <text:p>3803620074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57" office:value-type="float">
            <text:p>1615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401002" office:value-type="float">
            <text:p>3803620074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58" office:value-type="float">
            <text:p>1615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401003" office:value-type="float">
            <text:p>3803620074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59" office:value-type="float">
            <text:p>1615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401004" office:value-type="float">
            <text:p>3803620074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60" office:value-type="float">
            <text:p>1616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401005" office:value-type="float">
            <text:p>3803620074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61" office:value-type="float">
            <text:p>1616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401006" office:value-type="float">
            <text:p>3803620074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62" office:value-type="float">
            <text:p>1616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401007" office:value-type="float">
            <text:p>3803620074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63" office:value-type="float">
            <text:p>1616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401008" office:value-type="float">
            <text:p>3803620074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64" office:value-type="float">
            <text:p>1616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401009" office:value-type="float">
            <text:p>3803620074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65" office:value-type="float">
            <text:p>1616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401010" office:value-type="float">
            <text:p>3803620074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66" office:value-type="float">
            <text:p>1616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401011" office:value-type="float">
            <text:p>3803620074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67" office:value-type="float">
            <text:p>1616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401012" office:value-type="float">
            <text:p>3803620074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68" office:value-type="float">
            <text:p>1616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401013" office:value-type="float">
            <text:p>3803620074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69" office:value-type="float">
            <text:p>1616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401014" office:value-type="float">
            <text:p>3803620074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70" office:value-type="float">
            <text:p>1617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401015" office:value-type="float">
            <text:p>3803620074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71" office:value-type="float">
            <text:p>1617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401016" office:value-type="float">
            <text:p>3803620074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72" office:value-type="float">
            <text:p>1617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401017" office:value-type="float">
            <text:p>3803620074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73" office:value-type="float">
            <text:p>1617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401018" office:value-type="float">
            <text:p>3803620074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74" office:value-type="float">
            <text:p>1617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401019" office:value-type="float">
            <text:p>3803620074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75" office:value-type="float">
            <text:p>1617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401020" office:value-type="float">
            <text:p>3803620074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76" office:value-type="float">
            <text:p>1617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401021" office:value-type="float">
            <text:p>3803620074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77" office:value-type="float">
            <text:p>1617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401022" office:value-type="float">
            <text:p>3803620074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78" office:value-type="float">
            <text:p>1617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401023" office:value-type="float">
            <text:p>3803620074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79" office:value-type="float">
            <text:p>1617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401024" office:value-type="float">
            <text:p>3803620074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80" office:value-type="float">
            <text:p>1618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401025" office:value-type="float">
            <text:p>3803620074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81" office:value-type="float">
            <text:p>1618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401026" office:value-type="float">
            <text:p>3803620074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82" office:value-type="float">
            <text:p>1618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401027" office:value-type="float">
            <text:p>3803620074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83" office:value-type="float">
            <text:p>1618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401028" office:value-type="float">
            <text:p>3803620074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84" office:value-type="float">
            <text:p>1618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401029" office:value-type="float">
            <text:p>3803620074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85" office:value-type="float">
            <text:p>1618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401030" office:value-type="float">
            <text:p>3803620074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86" office:value-type="float">
            <text:p>1618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401031" office:value-type="float">
            <text:p>3803620074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87" office:value-type="float">
            <text:p>1618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401032" office:value-type="float">
            <text:p>3803620074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88" office:value-type="float">
            <text:p>1618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401033" office:value-type="float">
            <text:p>3803620074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89" office:value-type="float">
            <text:p>1618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401034" office:value-type="float">
            <text:p>3803620074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90" office:value-type="float">
            <text:p>1619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401035" office:value-type="float">
            <text:p>3803620074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91" office:value-type="float">
            <text:p>1619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401036" office:value-type="float">
            <text:p>3803620074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92" office:value-type="float">
            <text:p>1619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401037" office:value-type="float">
            <text:p>3803620074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93" office:value-type="float">
            <text:p>1619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401038" office:value-type="float">
            <text:p>3803620074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94" office:value-type="float">
            <text:p>1619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401039" office:value-type="float">
            <text:p>3803620074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95" office:value-type="float">
            <text:p>1619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401040" office:value-type="float">
            <text:p>3803620074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96" office:value-type="float">
            <text:p>1619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401041" office:value-type="float">
            <text:p>3803620074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97" office:value-type="float">
            <text:p>1619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401042" office:value-type="float">
            <text:p>3803620074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98" office:value-type="float">
            <text:p>1619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401043" office:value-type="float">
            <text:p>3803620074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199" office:value-type="float">
            <text:p>1619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401044" office:value-type="float">
            <text:p>3803620074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00" office:value-type="float">
            <text:p>1620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401045" office:value-type="float">
            <text:p>3803620074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01" office:value-type="float">
            <text:p>1620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401046" office:value-type="float">
            <text:p>3803620074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02" office:value-type="float">
            <text:p>1620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401047" office:value-type="float">
            <text:p>3803620074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03" office:value-type="float">
            <text:p>1620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401048" office:value-type="float">
            <text:p>3803620074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04" office:value-type="float">
            <text:p>1620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401049" office:value-type="float">
            <text:p>3803620074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05" office:value-type="float">
            <text:p>1620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401050" office:value-type="float">
            <text:p>3803620074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06" office:value-type="float">
            <text:p>1620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401051" office:value-type="float">
            <text:p>3803620074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07" office:value-type="float">
            <text:p>1620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401052" office:value-type="float">
            <text:p>3803620074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08" office:value-type="float">
            <text:p>1620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401053" office:value-type="float">
            <text:p>3803620074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09" office:value-type="float">
            <text:p>1620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501001" office:value-type="float">
            <text:p>380362007501001</text:p>
          </table:table-cell>
          <table:table-cell ns41:value-type="string" table:style-name="TL Metadata" office:value-type="string">
            <text:p>380362007501001* <text:s/>Hieronder begrepen de fabrijkanten van katoen, hennep, vlas, wol en zijde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10" office:value-type="float">
            <text:p>1621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501002" office:value-type="float">
            <text:p>3803620075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11" office:value-type="float">
            <text:p>1621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501003" office:value-type="float">
            <text:p>3803620075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12" office:value-type="float">
            <text:p>1621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501004" office:value-type="float">
            <text:p>3803620075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13" office:value-type="float">
            <text:p>1621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501005" office:value-type="float">
            <text:p>3803620075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14" office:value-type="float">
            <text:p>1621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501006" office:value-type="float">
            <text:p>3803620075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15" office:value-type="float">
            <text:p>1621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501007" office:value-type="float">
            <text:p>3803620075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16" office:value-type="float">
            <text:p>1621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501008" office:value-type="float">
            <text:p>3803620075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17" office:value-type="float">
            <text:p>1621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501009" office:value-type="float">
            <text:p>3803620075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18" office:value-type="float">
            <text:p>1621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501010" office:value-type="float">
            <text:p>3803620075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19" office:value-type="float">
            <text:p>1621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501011" office:value-type="float">
            <text:p>3803620075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20" office:value-type="float">
            <text:p>1622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501012" office:value-type="float">
            <text:p>3803620075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21" office:value-type="float">
            <text:p>1622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501013" office:value-type="float">
            <text:p>3803620075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22" office:value-type="float">
            <text:p>1622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501014" office:value-type="float">
            <text:p>3803620075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23" office:value-type="float">
            <text:p>1622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501015" office:value-type="float">
            <text:p>3803620075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24" office:value-type="float">
            <text:p>1622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501016" office:value-type="float">
            <text:p>3803620075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25" office:value-type="float">
            <text:p>1622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501017" office:value-type="float">
            <text:p>3803620075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26" office:value-type="float">
            <text:p>1622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501018" office:value-type="float">
            <text:p>3803620075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27" office:value-type="float">
            <text:p>1622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501019" office:value-type="float">
            <text:p>3803620075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28" office:value-type="float">
            <text:p>1622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501020" office:value-type="float">
            <text:p>3803620075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29" office:value-type="float">
            <text:p>1622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501021" office:value-type="float">
            <text:p>3803620075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30" office:value-type="float">
            <text:p>1623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501022" office:value-type="float">
            <text:p>3803620075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31" office:value-type="float">
            <text:p>1623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501023" office:value-type="float">
            <text:p>3803620075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32" office:value-type="float">
            <text:p>1623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501024" office:value-type="float">
            <text:p>380362007501024</text:p>
          </table:table-cell>
          <table:table-cell ns41:value-type="string" table:style-name="TL Metadata" office:value-type="string">
            <text:p>380362007501024? <text:s/>De boden zij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33" office:value-type="float">
            <text:p>1623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501025" office:value-type="float">
            <text:p>3803620075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34" office:value-type="float">
            <text:p>1623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501026" office:value-type="float">
            <text:p>380362007501026</text:p>
          </table:table-cell>
          <table:table-cell ns41:value-type="string" table:style-name="TL Metadata" office:value-type="string">
            <text:p>380362007501024? <text:s/>De boden zij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35" office:value-type="float">
            <text:p>1623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501027" office:value-type="float">
            <text:p>3803620075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36" office:value-type="float">
            <text:p>1623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501028" office:value-type="float">
            <text:p>3803620075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37" office:value-type="float">
            <text:p>1623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501029" office:value-type="float">
            <text:p>3803620075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38" office:value-type="float">
            <text:p>1623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501030" office:value-type="float">
            <text:p>3803620075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39" office:value-type="float">
            <text:p>1623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501031" office:value-type="float">
            <text:p>3803620075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40" office:value-type="float">
            <text:p>1624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501032" office:value-type="float">
            <text:p>3803620075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41" office:value-type="float">
            <text:p>1624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501033" office:value-type="float">
            <text:p>3803620075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42" office:value-type="float">
            <text:p>1624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501034" office:value-type="float">
            <text:p>3803620075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43" office:value-type="float">
            <text:p>1624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501035" office:value-type="float">
            <text:p>3803620075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44" office:value-type="float">
            <text:p>1624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501036" office:value-type="float">
            <text:p>3803620075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45" office:value-type="float">
            <text:p>1624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501037" office:value-type="float">
            <text:p>3803620075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46" office:value-type="float">
            <text:p>1624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501038" office:value-type="float">
            <text:p>3803620075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47" office:value-type="float">
            <text:p>1624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501039" office:value-type="float">
            <text:p>3803620075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48" office:value-type="float">
            <text:p>1624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501040" office:value-type="float">
            <text:p>3803620075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49" office:value-type="float">
            <text:p>1624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501041" office:value-type="float">
            <text:p>3803620075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50" office:value-type="float">
            <text:p>1625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501042" office:value-type="float">
            <text:p>3803620075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51" office:value-type="float">
            <text:p>1625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501043" office:value-type="float">
            <text:p>3803620075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52" office:value-type="float">
            <text:p>1625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501044" office:value-type="float">
            <text:p>3803620075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53" office:value-type="float">
            <text:p>1625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501045" office:value-type="float">
            <text:p>3803620075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54" office:value-type="float">
            <text:p>1625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501046" office:value-type="float">
            <text:p>3803620075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55" office:value-type="float">
            <text:p>1625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501047" office:value-type="float">
            <text:p>3803620075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56" office:value-type="float">
            <text:p>1625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501048" office:value-type="float">
            <text:p>3803620075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57" office:value-type="float">
            <text:p>1625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501049" office:value-type="float">
            <text:p>3803620075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58" office:value-type="float">
            <text:p>1625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2007501050" office:value-type="float">
            <text:p>3803620075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59" office:value-type="float">
            <text:p>1625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601001" office:value-type="float">
            <text:p>3803630076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60" office:value-type="float">
            <text:p>1626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601002" office:value-type="float">
            <text:p>3803630076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61" office:value-type="float">
            <text:p>1626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601003" office:value-type="float">
            <text:p>3803630076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62" office:value-type="float">
            <text:p>1626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601004" office:value-type="float">
            <text:p>3803630076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63" office:value-type="float">
            <text:p>1626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601005" office:value-type="float">
            <text:p>3803630076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64" office:value-type="float">
            <text:p>1626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601006" office:value-type="float">
            <text:p>3803630076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65" office:value-type="float">
            <text:p>1626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601007" office:value-type="float">
            <text:p>3803630076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66" office:value-type="float">
            <text:p>1626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601008" office:value-type="float">
            <text:p>3803630076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67" office:value-type="float">
            <text:p>1626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601009" office:value-type="float">
            <text:p>3803630076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68" office:value-type="float">
            <text:p>1626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601010" office:value-type="float">
            <text:p>3803630076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69" office:value-type="float">
            <text:p>1626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601011" office:value-type="float">
            <text:p>3803630076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70" office:value-type="float">
            <text:p>1627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601012" office:value-type="float">
            <text:p>3803630076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71" office:value-type="float">
            <text:p>1627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601013" office:value-type="float">
            <text:p>3803630076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72" office:value-type="float">
            <text:p>1627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601014" office:value-type="float">
            <text:p>3803630076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73" office:value-type="float">
            <text:p>1627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601015" office:value-type="float">
            <text:p>3803630076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74" office:value-type="float">
            <text:p>1627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601016" office:value-type="float">
            <text:p>3803630076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75" office:value-type="float">
            <text:p>1627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601017" office:value-type="float">
            <text:p>3803630076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76" office:value-type="float">
            <text:p>1627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601018" office:value-type="float">
            <text:p>3803630076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77" office:value-type="float">
            <text:p>1627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601019" office:value-type="float">
            <text:p>3803630076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78" office:value-type="float">
            <text:p>1627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601020" office:value-type="float">
            <text:p>3803630076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79" office:value-type="float">
            <text:p>1627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601021" office:value-type="float">
            <text:p>3803630076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80" office:value-type="float">
            <text:p>1628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601022" office:value-type="float">
            <text:p>3803630076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81" office:value-type="float">
            <text:p>1628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601023" office:value-type="float">
            <text:p>3803630076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82" office:value-type="float">
            <text:p>1628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601024" office:value-type="float">
            <text:p>3803630076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83" office:value-type="float">
            <text:p>1628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601025" office:value-type="float">
            <text:p>3803630076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84" office:value-type="float">
            <text:p>1628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601026" office:value-type="float">
            <text:p>3803630076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85" office:value-type="float">
            <text:p>1628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601027" office:value-type="float">
            <text:p>3803630076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86" office:value-type="float">
            <text:p>1628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601028" office:value-type="float">
            <text:p>3803630076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87" office:value-type="float">
            <text:p>1628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601029" office:value-type="float">
            <text:p>3803630076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88" office:value-type="float">
            <text:p>1628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601030" office:value-type="float">
            <text:p>3803630076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89" office:value-type="float">
            <text:p>1628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601031" office:value-type="float">
            <text:p>3803630076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90" office:value-type="float">
            <text:p>1629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601032" office:value-type="float">
            <text:p>3803630076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91" office:value-type="float">
            <text:p>1629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601033" office:value-type="float">
            <text:p>3803630076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92" office:value-type="float">
            <text:p>1629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601034" office:value-type="float">
            <text:p>3803630076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93" office:value-type="float">
            <text:p>1629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601035" office:value-type="float">
            <text:p>3803630076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94" office:value-type="float">
            <text:p>1629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601036" office:value-type="float">
            <text:p>3803630076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95" office:value-type="float">
            <text:p>1629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601037" office:value-type="float">
            <text:p>3803630076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96" office:value-type="float">
            <text:p>1629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601038" office:value-type="float">
            <text:p>3803630076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97" office:value-type="float">
            <text:p>1629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601039" office:value-type="float">
            <text:p>3803630076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98" office:value-type="float">
            <text:p>1629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601040" office:value-type="float">
            <text:p>3803630076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299" office:value-type="float">
            <text:p>1629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601041" office:value-type="float">
            <text:p>3803630076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00" office:value-type="float">
            <text:p>1630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601042" office:value-type="float">
            <text:p>3803630076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01" office:value-type="float">
            <text:p>1630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601043" office:value-type="float">
            <text:p>3803630076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02" office:value-type="float">
            <text:p>1630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601044" office:value-type="float">
            <text:p>3803630076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03" office:value-type="float">
            <text:p>1630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601045" office:value-type="float">
            <text:p>3803630076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04" office:value-type="float">
            <text:p>1630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601046" office:value-type="float">
            <text:p>3803630076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05" office:value-type="float">
            <text:p>1630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601047" office:value-type="float">
            <text:p>3803630076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06" office:value-type="float">
            <text:p>1630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601048" office:value-type="float">
            <text:p>3803630076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07" office:value-type="float">
            <text:p>1630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601049" office:value-type="float">
            <text:p>3803630076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08" office:value-type="float">
            <text:p>1630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601050" office:value-type="float">
            <text:p>3803630076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09" office:value-type="float">
            <text:p>1630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601051" office:value-type="float">
            <text:p>3803630076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10" office:value-type="float">
            <text:p>1631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601052" office:value-type="float">
            <text:p>3803630076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11" office:value-type="float">
            <text:p>1631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601053" office:value-type="float">
            <text:p>3803630076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12" office:value-type="float">
            <text:p>1631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701001" office:value-type="float">
            <text:p>3803630077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13" office:value-type="float">
            <text:p>1631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701002" office:value-type="float">
            <text:p>3803630077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14" office:value-type="float">
            <text:p>1631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701003" office:value-type="float">
            <text:p>3803630077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15" office:value-type="float">
            <text:p>1631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701004" office:value-type="float">
            <text:p>3803630077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16" office:value-type="float">
            <text:p>1631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701005" office:value-type="float">
            <text:p>3803630077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17" office:value-type="float">
            <text:p>1631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701006" office:value-type="float">
            <text:p>3803630077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18" office:value-type="float">
            <text:p>1631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701007" office:value-type="float">
            <text:p>3803630077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19" office:value-type="float">
            <text:p>1631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701008" office:value-type="float">
            <text:p>3803630077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20" office:value-type="float">
            <text:p>1632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701009" office:value-type="float">
            <text:p>3803630077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21" office:value-type="float">
            <text:p>1632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701010" office:value-type="float">
            <text:p>3803630077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22" office:value-type="float">
            <text:p>1632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701011" office:value-type="float">
            <text:p>3803630077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23" office:value-type="float">
            <text:p>1632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701012" office:value-type="float">
            <text:p>3803630077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24" office:value-type="float">
            <text:p>1632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701013" office:value-type="float">
            <text:p>3803630077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25" office:value-type="float">
            <text:p>1632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701014" office:value-type="float">
            <text:p>3803630077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26" office:value-type="float">
            <text:p>1632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701015" office:value-type="float">
            <text:p>3803630077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27" office:value-type="float">
            <text:p>1632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701016" office:value-type="float">
            <text:p>3803630077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28" office:value-type="float">
            <text:p>1632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701017" office:value-type="float">
            <text:p>3803630077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29" office:value-type="float">
            <text:p>1632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701018" office:value-type="float">
            <text:p>3803630077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30" office:value-type="float">
            <text:p>1633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701019" office:value-type="float">
            <text:p>3803630077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31" office:value-type="float">
            <text:p>1633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701020" office:value-type="float">
            <text:p>3803630077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32" office:value-type="float">
            <text:p>1633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701021" office:value-type="float">
            <text:p>3803630077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33" office:value-type="float">
            <text:p>1633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701022" office:value-type="float">
            <text:p>3803630077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34" office:value-type="float">
            <text:p>1633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701023" office:value-type="float">
            <text:p>3803630077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35" office:value-type="float">
            <text:p>1633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701024" office:value-type="float">
            <text:p>3803630077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36" office:value-type="float">
            <text:p>1633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701025" office:value-type="float">
            <text:p>3803630077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37" office:value-type="float">
            <text:p>1633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701026" office:value-type="float">
            <text:p>3803630077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38" office:value-type="float">
            <text:p>1633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701027" office:value-type="float">
            <text:p>3803630077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39" office:value-type="float">
            <text:p>1633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701028" office:value-type="float">
            <text:p>3803630077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40" office:value-type="float">
            <text:p>1634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701029" office:value-type="float">
            <text:p>3803630077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41" office:value-type="float">
            <text:p>1634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701030" office:value-type="float">
            <text:p>3803630077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42" office:value-type="float">
            <text:p>1634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701031" office:value-type="float">
            <text:p>3803630077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43" office:value-type="float">
            <text:p>1634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701032" office:value-type="float">
            <text:p>3803630077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44" office:value-type="float">
            <text:p>1634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701033" office:value-type="float">
            <text:p>3803630077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45" office:value-type="float">
            <text:p>1634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701034" office:value-type="float">
            <text:p>3803630077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46" office:value-type="float">
            <text:p>1634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701035" office:value-type="float">
            <text:p>3803630077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47" office:value-type="float">
            <text:p>1634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701036" office:value-type="float">
            <text:p>3803630077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48" office:value-type="float">
            <text:p>1634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701037" office:value-type="float">
            <text:p>3803630077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49" office:value-type="float">
            <text:p>1634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3007701038" office:value-type="float">
            <text:p>3803630077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50" office:value-type="float">
            <text:p>1635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801001" office:value-type="float">
            <text:p>380364007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51" office:value-type="float">
            <text:p>1635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801002" office:value-type="float">
            <text:p>3803640078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52" office:value-type="float">
            <text:p>1635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801003" office:value-type="float">
            <text:p>3803640078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53" office:value-type="float">
            <text:p>1635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801004" office:value-type="float">
            <text:p>3803640078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54" office:value-type="float">
            <text:p>1635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801005" office:value-type="float">
            <text:p>3803640078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55" office:value-type="float">
            <text:p>1635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801006" office:value-type="float">
            <text:p>3803640078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56" office:value-type="float">
            <text:p>1635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801007" office:value-type="float">
            <text:p>3803640078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57" office:value-type="float">
            <text:p>1635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801008" office:value-type="float">
            <text:p>3803640078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58" office:value-type="float">
            <text:p>1635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801009" office:value-type="float">
            <text:p>3803640078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59" office:value-type="float">
            <text:p>1635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801010" office:value-type="float">
            <text:p>3803640078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60" office:value-type="float">
            <text:p>1636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801011" office:value-type="float">
            <text:p>3803640078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61" office:value-type="float">
            <text:p>1636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801012" office:value-type="float">
            <text:p>3803640078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62" office:value-type="float">
            <text:p>1636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801013" office:value-type="float">
            <text:p>3803640078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63" office:value-type="float">
            <text:p>1636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801014" office:value-type="float">
            <text:p>3803640078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64" office:value-type="float">
            <text:p>1636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801015" office:value-type="float">
            <text:p>3803640078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65" office:value-type="float">
            <text:p>1636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801016" office:value-type="float">
            <text:p>3803640078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66" office:value-type="float">
            <text:p>1636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801017" office:value-type="float">
            <text:p>3803640078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67" office:value-type="float">
            <text:p>1636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801018" office:value-type="float">
            <text:p>3803640078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68" office:value-type="float">
            <text:p>1636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801019" office:value-type="float">
            <text:p>3803640078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69" office:value-type="float">
            <text:p>1636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801020" office:value-type="float">
            <text:p>3803640078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70" office:value-type="float">
            <text:p>1637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801021" office:value-type="float">
            <text:p>3803640078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71" office:value-type="float">
            <text:p>1637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801022" office:value-type="float">
            <text:p>3803640078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72" office:value-type="float">
            <text:p>1637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801023" office:value-type="float">
            <text:p>3803640078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73" office:value-type="float">
            <text:p>1637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801024" office:value-type="float">
            <text:p>3803640078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74" office:value-type="float">
            <text:p>1637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801025" office:value-type="float">
            <text:p>3803640078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75" office:value-type="float">
            <text:p>1637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801026" office:value-type="float">
            <text:p>3803640078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76" office:value-type="float">
            <text:p>1637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801027" office:value-type="float">
            <text:p>3803640078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77" office:value-type="float">
            <text:p>1637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801028" office:value-type="float">
            <text:p>3803640078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78" office:value-type="float">
            <text:p>1637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801029" office:value-type="float">
            <text:p>3803640078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79" office:value-type="float">
            <text:p>1637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801030" office:value-type="float">
            <text:p>3803640078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80" office:value-type="float">
            <text:p>1638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801031" office:value-type="float">
            <text:p>3803640078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81" office:value-type="float">
            <text:p>1638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801032" office:value-type="float">
            <text:p>3803640078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82" office:value-type="float">
            <text:p>1638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801033" office:value-type="float">
            <text:p>3803640078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83" office:value-type="float">
            <text:p>1638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801034" office:value-type="float">
            <text:p>3803640078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84" office:value-type="float">
            <text:p>1638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801035" office:value-type="float">
            <text:p>3803640078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85" office:value-type="float">
            <text:p>1638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801036" office:value-type="float">
            <text:p>3803640078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86" office:value-type="float">
            <text:p>1638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801037" office:value-type="float">
            <text:p>3803640078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87" office:value-type="float">
            <text:p>1638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801038" office:value-type="float">
            <text:p>3803640078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88" office:value-type="float">
            <text:p>1638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801039" office:value-type="float">
            <text:p>3803640078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89" office:value-type="float">
            <text:p>1638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801040" office:value-type="float">
            <text:p>3803640078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90" office:value-type="float">
            <text:p>1639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801041" office:value-type="float">
            <text:p>3803640078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91" office:value-type="float">
            <text:p>1639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801042" office:value-type="float">
            <text:p>3803640078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92" office:value-type="float">
            <text:p>1639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801043" office:value-type="float">
            <text:p>3803640078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93" office:value-type="float">
            <text:p>1639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801044" office:value-type="float">
            <text:p>3803640078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94" office:value-type="float">
            <text:p>1639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801045" office:value-type="float">
            <text:p>3803640078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95" office:value-type="float">
            <text:p>1639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801046" office:value-type="float">
            <text:p>3803640078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96" office:value-type="float">
            <text:p>1639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801047" office:value-type="float">
            <text:p>3803640078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97" office:value-type="float">
            <text:p>1639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801048" office:value-type="float">
            <text:p>3803640078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98" office:value-type="float">
            <text:p>1639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801049" office:value-type="float">
            <text:p>3803640078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399" office:value-type="float">
            <text:p>1639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801050" office:value-type="float">
            <text:p>3803640078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00" office:value-type="float">
            <text:p>1640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801051" office:value-type="float">
            <text:p>3803640078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01" office:value-type="float">
            <text:p>1640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801052" office:value-type="float">
            <text:p>3803640078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02" office:value-type="float">
            <text:p>1640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801053" office:value-type="float">
            <text:p>3803640078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03" office:value-type="float">
            <text:p>1640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901001" office:value-type="float">
            <text:p>3803640079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04" office:value-type="float">
            <text:p>1640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901002" office:value-type="float">
            <text:p>3803640079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05" office:value-type="float">
            <text:p>1640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901003" office:value-type="float">
            <text:p>3803640079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06" office:value-type="float">
            <text:p>1640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901004" office:value-type="float">
            <text:p>3803640079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07" office:value-type="float">
            <text:p>1640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901005" office:value-type="float">
            <text:p>3803640079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08" office:value-type="float">
            <text:p>1640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901006" office:value-type="float">
            <text:p>3803640079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09" office:value-type="float">
            <text:p>1640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901007" office:value-type="float">
            <text:p>3803640079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10" office:value-type="float">
            <text:p>1641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901008" office:value-type="float">
            <text:p>3803640079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11" office:value-type="float">
            <text:p>1641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901009" office:value-type="float">
            <text:p>3803640079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12" office:value-type="float">
            <text:p>1641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901010" office:value-type="float">
            <text:p>3803640079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string" table:style-name="TL Metadata" office:value-type="string">
            <text:p>16412A</text:p>
          </table:table-cell>
          <table:table-cell ns41:value-type="string" table:style-name="TL Metadata" office:value-type="string">
            <text:p>Li-4edl</text:p>
          </table:table-cell>
          <table:table-cell table:style-name="TL Metadata"/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13" office:value-type="float">
            <text:p>1641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901011" office:value-type="float">
            <text:p>3803640079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14" office:value-type="float">
            <text:p>1641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901012" office:value-type="float">
            <text:p>3803640079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15" office:value-type="float">
            <text:p>1641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901013" office:value-type="float">
            <text:p>3803640079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16" office:value-type="float">
            <text:p>1641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901014" office:value-type="float">
            <text:p>3803640079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17" office:value-type="float">
            <text:p>1641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901015" office:value-type="float">
            <text:p>3803640079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18" office:value-type="float">
            <text:p>1641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901016" office:value-type="float">
            <text:p>3803640079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19" office:value-type="float">
            <text:p>1641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901017" office:value-type="float">
            <text:p>3803640079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20" office:value-type="float">
            <text:p>1642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901018" office:value-type="float">
            <text:p>3803640079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21" office:value-type="float">
            <text:p>1642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901019" office:value-type="float">
            <text:p>3803640079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22" office:value-type="float">
            <text:p>1642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901020" office:value-type="float">
            <text:p>3803640079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23" office:value-type="float">
            <text:p>1642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901021" office:value-type="float">
            <text:p>3803640079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24" office:value-type="float">
            <text:p>1642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901022" office:value-type="float">
            <text:p>3803640079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25" office:value-type="float">
            <text:p>1642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901023" office:value-type="float">
            <text:p>3803640079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26" office:value-type="float">
            <text:p>1642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901024" office:value-type="float">
            <text:p>3803640079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27" office:value-type="float">
            <text:p>1642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901025" office:value-type="float">
            <text:p>3803640079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28" office:value-type="float">
            <text:p>1642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901026" office:value-type="float">
            <text:p>3803640079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29" office:value-type="float">
            <text:p>1642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901027" office:value-type="float">
            <text:p>3803640079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30" office:value-type="float">
            <text:p>1643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901028" office:value-type="float">
            <text:p>3803640079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31" office:value-type="float">
            <text:p>1643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901029" office:value-type="float">
            <text:p>3803640079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32" office:value-type="float">
            <text:p>1643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901030" office:value-type="float">
            <text:p>3803640079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33" office:value-type="float">
            <text:p>1643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901031" office:value-type="float">
            <text:p>3803640079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34" office:value-type="float">
            <text:p>1643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901032" office:value-type="float">
            <text:p>3803640079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35" office:value-type="float">
            <text:p>1643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901033" office:value-type="float">
            <text:p>3803640079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36" office:value-type="float">
            <text:p>1643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901034" office:value-type="float">
            <text:p>3803640079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37" office:value-type="float">
            <text:p>1643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901035" office:value-type="float">
            <text:p>3803640079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38" office:value-type="float">
            <text:p>1643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901036" office:value-type="float">
            <text:p>3803640079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39" office:value-type="float">
            <text:p>1643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901037" office:value-type="float">
            <text:p>3803640079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40" office:value-type="float">
            <text:p>1644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901038" office:value-type="float">
            <text:p>3803640079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41" office:value-type="float">
            <text:p>1644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901039" office:value-type="float">
            <text:p>3803640079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42" office:value-type="float">
            <text:p>1644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901040" office:value-type="float">
            <text:p>3803640079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43" office:value-type="float">
            <text:p>1644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901041" office:value-type="float">
            <text:p>3803640079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44" office:value-type="float">
            <text:p>1644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901042" office:value-type="float">
            <text:p>3803640079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45" office:value-type="float">
            <text:p>1644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901043" office:value-type="float">
            <text:p>3803640079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46" office:value-type="float">
            <text:p>1644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901044" office:value-type="float">
            <text:p>3803640079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47" office:value-type="float">
            <text:p>1644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901045" office:value-type="float">
            <text:p>3803640079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48" office:value-type="float">
            <text:p>1644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901046" office:value-type="float">
            <text:p>3803640079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49" office:value-type="float">
            <text:p>1644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901047" office:value-type="float">
            <text:p>3803640079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50" office:value-type="float">
            <text:p>1645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901048" office:value-type="float">
            <text:p>3803640079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51" office:value-type="float">
            <text:p>1645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901049" office:value-type="float">
            <text:p>3803640079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52" office:value-type="float">
            <text:p>1645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4007901050" office:value-type="float">
            <text:p>3803640079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53" office:value-type="float">
            <text:p>1645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001001" office:value-type="float">
            <text:p>380365008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54" office:value-type="float">
            <text:p>1645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001002" office:value-type="float">
            <text:p>3803650080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55" office:value-type="float">
            <text:p>1645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001003" office:value-type="float">
            <text:p>3803650080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56" office:value-type="float">
            <text:p>1645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001004" office:value-type="float">
            <text:p>3803650080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57" office:value-type="float">
            <text:p>1645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001005" office:value-type="float">
            <text:p>3803650080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58" office:value-type="float">
            <text:p>1645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001006" office:value-type="float">
            <text:p>3803650080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59" office:value-type="float">
            <text:p>1645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001007" office:value-type="float">
            <text:p>3803650080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60" office:value-type="float">
            <text:p>1646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001008" office:value-type="float">
            <text:p>3803650080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61" office:value-type="float">
            <text:p>1646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001009" office:value-type="float">
            <text:p>3803650080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62" office:value-type="float">
            <text:p>1646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001010" office:value-type="float">
            <text:p>3803650080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63" office:value-type="float">
            <text:p>1646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001011" office:value-type="float">
            <text:p>3803650080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64" office:value-type="float">
            <text:p>1646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001012" office:value-type="float">
            <text:p>3803650080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65" office:value-type="float">
            <text:p>1646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001013" office:value-type="float">
            <text:p>3803650080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66" office:value-type="float">
            <text:p>1646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001014" office:value-type="float">
            <text:p>3803650080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67" office:value-type="float">
            <text:p>1646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001015" office:value-type="float">
            <text:p>3803650080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68" office:value-type="float">
            <text:p>1646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001016" office:value-type="float">
            <text:p>3803650080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69" office:value-type="float">
            <text:p>1646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001017" office:value-type="float">
            <text:p>3803650080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70" office:value-type="float">
            <text:p>1647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001018" office:value-type="float">
            <text:p>3803650080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71" office:value-type="float">
            <text:p>1647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001019" office:value-type="float">
            <text:p>3803650080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72" office:value-type="float">
            <text:p>1647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001020" office:value-type="float">
            <text:p>3803650080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73" office:value-type="float">
            <text:p>1647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001021" office:value-type="float">
            <text:p>3803650080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74" office:value-type="float">
            <text:p>1647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001022" office:value-type="float">
            <text:p>3803650080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75" office:value-type="float">
            <text:p>1647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001023" office:value-type="float">
            <text:p>3803650080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76" office:value-type="float">
            <text:p>1647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001024" office:value-type="float">
            <text:p>3803650080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77" office:value-type="float">
            <text:p>1647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001025" office:value-type="float">
            <text:p>3803650080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78" office:value-type="float">
            <text:p>1647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001026" office:value-type="float">
            <text:p>3803650080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79" office:value-type="float">
            <text:p>1647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001027" office:value-type="float">
            <text:p>3803650080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80" office:value-type="float">
            <text:p>1648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001028" office:value-type="float">
            <text:p>3803650080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81" office:value-type="float">
            <text:p>1648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001029" office:value-type="float">
            <text:p>3803650080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82" office:value-type="float">
            <text:p>1648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001030" office:value-type="float">
            <text:p>3803650080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83" office:value-type="float">
            <text:p>1648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001031" office:value-type="float">
            <text:p>3803650080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84" office:value-type="float">
            <text:p>1648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001032" office:value-type="float">
            <text:p>3803650080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85" office:value-type="float">
            <text:p>1648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001033" office:value-type="float">
            <text:p>3803650080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86" office:value-type="float">
            <text:p>1648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001034" office:value-type="float">
            <text:p>3803650080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87" office:value-type="float">
            <text:p>1648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001035" office:value-type="float">
            <text:p>3803650080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88" office:value-type="float">
            <text:p>1648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001036" office:value-type="float">
            <text:p>3803650080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89" office:value-type="float">
            <text:p>1648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001037" office:value-type="float">
            <text:p>3803650080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90" office:value-type="float">
            <text:p>1649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001038" office:value-type="float">
            <text:p>3803650080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91" office:value-type="float">
            <text:p>1649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001039" office:value-type="float">
            <text:p>3803650080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92" office:value-type="float">
            <text:p>1649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001040" office:value-type="float">
            <text:p>3803650080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93" office:value-type="float">
            <text:p>1649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001041" office:value-type="float">
            <text:p>3803650080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94" office:value-type="float">
            <text:p>1649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001042" office:value-type="float">
            <text:p>3803650080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95" office:value-type="float">
            <text:p>1649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001043" office:value-type="float">
            <text:p>3803650080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96" office:value-type="float">
            <text:p>1649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001044" office:value-type="float">
            <text:p>3803650080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97" office:value-type="float">
            <text:p>1649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001045" office:value-type="float">
            <text:p>3803650080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98" office:value-type="float">
            <text:p>1649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001046" office:value-type="float">
            <text:p>3803650080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499" office:value-type="float">
            <text:p>1649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001047" office:value-type="float">
            <text:p>3803650080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00" office:value-type="float">
            <text:p>1650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001048" office:value-type="float">
            <text:p>3803650080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01" office:value-type="float">
            <text:p>1650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001049" office:value-type="float">
            <text:p>3803650080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02" office:value-type="float">
            <text:p>1650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001050" office:value-type="float">
            <text:p>3803650080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03" office:value-type="float">
            <text:p>1650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001051" office:value-type="float">
            <text:p>3803650080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04" office:value-type="float">
            <text:p>1650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001052" office:value-type="float">
            <text:p>3803650080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05" office:value-type="float">
            <text:p>1650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001053" office:value-type="float">
            <text:p>3803650080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06" office:value-type="float">
            <text:p>1650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101001" office:value-type="float">
            <text:p>380365008101001</text:p>
          </table:table-cell>
          <table:table-cell ns41:value-type="string" table:style-name="TL Metadata" office:value-type="string">
            <text:p>380365008101001* <text:s/>Hieronder begrepen de fabrijkanten van katoen, hennep, vlas, wol en zijde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07" office:value-type="float">
            <text:p>1650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101002" office:value-type="float">
            <text:p>3803650081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08" office:value-type="float">
            <text:p>1650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101003" office:value-type="float">
            <text:p>3803650081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09" office:value-type="float">
            <text:p>1650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101004" office:value-type="float">
            <text:p>3803650081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10" office:value-type="float">
            <text:p>1651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101005" office:value-type="float">
            <text:p>3803650081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11" office:value-type="float">
            <text:p>1651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101006" office:value-type="float">
            <text:p>3803650081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12" office:value-type="float">
            <text:p>1651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101007" office:value-type="float">
            <text:p>3803650081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13" office:value-type="float">
            <text:p>1651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101008" office:value-type="float">
            <text:p>3803650081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14" office:value-type="float">
            <text:p>1651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101009" office:value-type="float">
            <text:p>3803650081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15" office:value-type="float">
            <text:p>1651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101010" office:value-type="float">
            <text:p>3803650081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16" office:value-type="float">
            <text:p>1651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101011" office:value-type="float">
            <text:p>3803650081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17" office:value-type="float">
            <text:p>1651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101012" office:value-type="float">
            <text:p>3803650081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18" office:value-type="float">
            <text:p>1651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101013" office:value-type="float">
            <text:p>3803650081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19" office:value-type="float">
            <text:p>1651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101014" office:value-type="float">
            <text:p>3803650081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20" office:value-type="float">
            <text:p>1652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101015" office:value-type="float">
            <text:p>3803650081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21" office:value-type="float">
            <text:p>1652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101016" office:value-type="float">
            <text:p>3803650081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22" office:value-type="float">
            <text:p>1652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101017" office:value-type="float">
            <text:p>3803650081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23" office:value-type="float">
            <text:p>1652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101018" office:value-type="float">
            <text:p>3803650081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24" office:value-type="float">
            <text:p>1652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101019" office:value-type="float">
            <text:p>3803650081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25" office:value-type="float">
            <text:p>1652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101020" office:value-type="float">
            <text:p>3803650081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26" office:value-type="float">
            <text:p>1652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101021" office:value-type="float">
            <text:p>3803650081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27" office:value-type="float">
            <text:p>1652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101022" office:value-type="float">
            <text:p>3803650081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28" office:value-type="float">
            <text:p>1652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101023" office:value-type="float">
            <text:p>3803650081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29" office:value-type="float">
            <text:p>1652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101024" office:value-type="float">
            <text:p>380365008101024</text:p>
          </table:table-cell>
          <table:table-cell ns41:value-type="string" table:style-name="TL Metadata" office:value-type="string">
            <text:p>380365008101024? <text:s/>De boden zij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30" office:value-type="float">
            <text:p>1653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101025" office:value-type="float">
            <text:p>3803650081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31" office:value-type="float">
            <text:p>1653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101026" office:value-type="float">
            <text:p>380365008101026</text:p>
          </table:table-cell>
          <table:table-cell ns41:value-type="string" table:style-name="TL Metadata" office:value-type="string">
            <text:p>380365008101024? <text:s/>De boden zijn hieronder begrepen.</text:p>
          </table:table-cell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32" office:value-type="float">
            <text:p>1653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101027" office:value-type="float">
            <text:p>3803650081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33" office:value-type="float">
            <text:p>1653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101028" office:value-type="float">
            <text:p>3803650081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34" office:value-type="float">
            <text:p>1653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101029" office:value-type="float">
            <text:p>3803650081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35" office:value-type="float">
            <text:p>1653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101030" office:value-type="float">
            <text:p>3803650081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36" office:value-type="float">
            <text:p>1653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101031" office:value-type="float">
            <text:p>3803650081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37" office:value-type="float">
            <text:p>1653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101032" office:value-type="float">
            <text:p>3803650081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38" office:value-type="float">
            <text:p>1653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101033" office:value-type="float">
            <text:p>3803650081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39" office:value-type="float">
            <text:p>1653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101034" office:value-type="float">
            <text:p>3803650081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40" office:value-type="float">
            <text:p>1654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101035" office:value-type="float">
            <text:p>3803650081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41" office:value-type="float">
            <text:p>1654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101036" office:value-type="float">
            <text:p>3803650081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42" office:value-type="float">
            <text:p>1654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101037" office:value-type="float">
            <text:p>3803650081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43" office:value-type="float">
            <text:p>1654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101038" office:value-type="float">
            <text:p>3803650081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44" office:value-type="float">
            <text:p>1654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101039" office:value-type="float">
            <text:p>3803650081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45" office:value-type="float">
            <text:p>1654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101040" office:value-type="float">
            <text:p>3803650081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46" office:value-type="float">
            <text:p>1654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101041" office:value-type="float">
            <text:p>3803650081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47" office:value-type="float">
            <text:p>1654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101042" office:value-type="float">
            <text:p>3803650081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48" office:value-type="float">
            <text:p>1654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101043" office:value-type="float">
            <text:p>3803650081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49" office:value-type="float">
            <text:p>1654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101044" office:value-type="float">
            <text:p>3803650081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50" office:value-type="float">
            <text:p>1655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101045" office:value-type="float">
            <text:p>3803650081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51" office:value-type="float">
            <text:p>1655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101046" office:value-type="float">
            <text:p>3803650081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52" office:value-type="float">
            <text:p>1655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101047" office:value-type="float">
            <text:p>3803650081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53" office:value-type="float">
            <text:p>1655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101048" office:value-type="float">
            <text:p>3803650081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54" office:value-type="float">
            <text:p>1655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101049" office:value-type="float">
            <text:p>3803650081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55" office:value-type="float">
            <text:p>1655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5008101050" office:value-type="float">
            <text:p>3803650081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56" office:value-type="float">
            <text:p>1655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201001" office:value-type="float">
            <text:p>380366008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57" office:value-type="float">
            <text:p>1655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201002" office:value-type="float">
            <text:p>3803660082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58" office:value-type="float">
            <text:p>1655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201003" office:value-type="float">
            <text:p>3803660082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59" office:value-type="float">
            <text:p>1655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201004" office:value-type="float">
            <text:p>3803660082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60" office:value-type="float">
            <text:p>1656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201005" office:value-type="float">
            <text:p>3803660082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61" office:value-type="float">
            <text:p>1656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201006" office:value-type="float">
            <text:p>3803660082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62" office:value-type="float">
            <text:p>1656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201007" office:value-type="float">
            <text:p>3803660082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63" office:value-type="float">
            <text:p>1656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201008" office:value-type="float">
            <text:p>3803660082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64" office:value-type="float">
            <text:p>1656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201009" office:value-type="float">
            <text:p>3803660082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65" office:value-type="float">
            <text:p>1656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201010" office:value-type="float">
            <text:p>3803660082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66" office:value-type="float">
            <text:p>1656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201011" office:value-type="float">
            <text:p>3803660082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67" office:value-type="float">
            <text:p>1656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201012" office:value-type="float">
            <text:p>3803660082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68" office:value-type="float">
            <text:p>1656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201013" office:value-type="float">
            <text:p>3803660082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69" office:value-type="float">
            <text:p>1656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201014" office:value-type="float">
            <text:p>3803660082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70" office:value-type="float">
            <text:p>1657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201015" office:value-type="float">
            <text:p>3803660082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71" office:value-type="float">
            <text:p>1657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201016" office:value-type="float">
            <text:p>3803660082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72" office:value-type="float">
            <text:p>1657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201017" office:value-type="float">
            <text:p>3803660082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73" office:value-type="float">
            <text:p>1657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201018" office:value-type="float">
            <text:p>3803660082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74" office:value-type="float">
            <text:p>1657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201019" office:value-type="float">
            <text:p>3803660082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75" office:value-type="float">
            <text:p>1657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201020" office:value-type="float">
            <text:p>3803660082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76" office:value-type="float">
            <text:p>1657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201021" office:value-type="float">
            <text:p>3803660082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77" office:value-type="float">
            <text:p>1657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201022" office:value-type="float">
            <text:p>3803660082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78" office:value-type="float">
            <text:p>1657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201023" office:value-type="float">
            <text:p>3803660082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79" office:value-type="float">
            <text:p>1657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201024" office:value-type="float">
            <text:p>3803660082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80" office:value-type="float">
            <text:p>1658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201025" office:value-type="float">
            <text:p>3803660082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81" office:value-type="float">
            <text:p>1658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201026" office:value-type="float">
            <text:p>3803660082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82" office:value-type="float">
            <text:p>1658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201027" office:value-type="float">
            <text:p>3803660082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83" office:value-type="float">
            <text:p>1658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201028" office:value-type="float">
            <text:p>3803660082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84" office:value-type="float">
            <text:p>1658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201029" office:value-type="float">
            <text:p>3803660082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85" office:value-type="float">
            <text:p>1658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201030" office:value-type="float">
            <text:p>3803660082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86" office:value-type="float">
            <text:p>1658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201031" office:value-type="float">
            <text:p>3803660082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87" office:value-type="float">
            <text:p>1658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201032" office:value-type="float">
            <text:p>3803660082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88" office:value-type="float">
            <text:p>1658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201033" office:value-type="float">
            <text:p>3803660082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89" office:value-type="float">
            <text:p>1658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201034" office:value-type="float">
            <text:p>3803660082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90" office:value-type="float">
            <text:p>1659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201035" office:value-type="float">
            <text:p>3803660082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91" office:value-type="float">
            <text:p>1659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201036" office:value-type="float">
            <text:p>3803660082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92" office:value-type="float">
            <text:p>1659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201037" office:value-type="float">
            <text:p>3803660082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93" office:value-type="float">
            <text:p>1659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201038" office:value-type="float">
            <text:p>3803660082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94" office:value-type="float">
            <text:p>1659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201039" office:value-type="float">
            <text:p>3803660082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95" office:value-type="float">
            <text:p>1659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201040" office:value-type="float">
            <text:p>3803660082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96" office:value-type="float">
            <text:p>1659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201041" office:value-type="float">
            <text:p>3803660082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97" office:value-type="float">
            <text:p>1659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201042" office:value-type="float">
            <text:p>3803660082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98" office:value-type="float">
            <text:p>1659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201043" office:value-type="float">
            <text:p>3803660082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599" office:value-type="float">
            <text:p>1659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201044" office:value-type="float">
            <text:p>3803660082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600" office:value-type="float">
            <text:p>1660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201045" office:value-type="float">
            <text:p>3803660082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601" office:value-type="float">
            <text:p>1660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201046" office:value-type="float">
            <text:p>3803660082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602" office:value-type="float">
            <text:p>1660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201047" office:value-type="float">
            <text:p>3803660082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603" office:value-type="float">
            <text:p>1660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201048" office:value-type="float">
            <text:p>3803660082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604" office:value-type="float">
            <text:p>1660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201049" office:value-type="float">
            <text:p>3803660082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605" office:value-type="float">
            <text:p>1660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201050" office:value-type="float">
            <text:p>3803660082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606" office:value-type="float">
            <text:p>1660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201051" office:value-type="float">
            <text:p>3803660082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607" office:value-type="float">
            <text:p>1660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201052" office:value-type="float">
            <text:p>3803660082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608" office:value-type="float">
            <text:p>1660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201053" office:value-type="float">
            <text:p>3803660082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609" office:value-type="float">
            <text:p>1660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301001" office:value-type="float">
            <text:p>3803660083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610" office:value-type="float">
            <text:p>1661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301002" office:value-type="float">
            <text:p>3803660083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611" office:value-type="float">
            <text:p>1661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301003" office:value-type="float">
            <text:p>3803660083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612" office:value-type="float">
            <text:p>1661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301004" office:value-type="float">
            <text:p>3803660083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613" office:value-type="float">
            <text:p>1661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301005" office:value-type="float">
            <text:p>3803660083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614" office:value-type="float">
            <text:p>1661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301006" office:value-type="float">
            <text:p>3803660083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615" office:value-type="float">
            <text:p>1661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301007" office:value-type="float">
            <text:p>3803660083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616" office:value-type="float">
            <text:p>1661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301008" office:value-type="float">
            <text:p>3803660083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617" office:value-type="float">
            <text:p>1661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301009" office:value-type="float">
            <text:p>3803660083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618" office:value-type="float">
            <text:p>1661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301010" office:value-type="float">
            <text:p>3803660083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619" office:value-type="float">
            <text:p>1661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301011" office:value-type="float">
            <text:p>3803660083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620" office:value-type="float">
            <text:p>1662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301012" office:value-type="float">
            <text:p>3803660083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621" office:value-type="float">
            <text:p>1662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301013" office:value-type="float">
            <text:p>3803660083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622" office:value-type="float">
            <text:p>1662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301014" office:value-type="float">
            <text:p>3803660083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623" office:value-type="float">
            <text:p>1662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301015" office:value-type="float">
            <text:p>3803660083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624" office:value-type="float">
            <text:p>1662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301016" office:value-type="float">
            <text:p>3803660083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625" office:value-type="float">
            <text:p>1662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301017" office:value-type="float">
            <text:p>3803660083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626" office:value-type="float">
            <text:p>1662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301018" office:value-type="float">
            <text:p>3803660083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627" office:value-type="float">
            <text:p>1662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301019" office:value-type="float">
            <text:p>3803660083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628" office:value-type="float">
            <text:p>1662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301020" office:value-type="float">
            <text:p>3803660083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629" office:value-type="float">
            <text:p>1662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301021" office:value-type="float">
            <text:p>3803660083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630" office:value-type="float">
            <text:p>1663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301022" office:value-type="float">
            <text:p>3803660083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631" office:value-type="float">
            <text:p>1663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301023" office:value-type="float">
            <text:p>3803660083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632" office:value-type="float">
            <text:p>1663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301024" office:value-type="float">
            <text:p>3803660083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633" office:value-type="float">
            <text:p>1663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301025" office:value-type="float">
            <text:p>3803660083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634" office:value-type="float">
            <text:p>1663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301026" office:value-type="float">
            <text:p>3803660083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635" office:value-type="float">
            <text:p>1663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301027" office:value-type="float">
            <text:p>3803660083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636" office:value-type="float">
            <text:p>1663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301028" office:value-type="float">
            <text:p>3803660083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637" office:value-type="float">
            <text:p>16637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301029" office:value-type="float">
            <text:p>3803660083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638" office:value-type="float">
            <text:p>16638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301030" office:value-type="float">
            <text:p>3803660083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639" office:value-type="float">
            <text:p>16639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301031" office:value-type="float">
            <text:p>3803660083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640" office:value-type="float">
            <text:p>16640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301032" office:value-type="float">
            <text:p>3803660083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641" office:value-type="float">
            <text:p>16641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301033" office:value-type="float">
            <text:p>3803660083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642" office:value-type="float">
            <text:p>16642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301034" office:value-type="float">
            <text:p>3803660083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643" office:value-type="float">
            <text:p>16643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301035" office:value-type="float">
            <text:p>3803660083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644" office:value-type="float">
            <text:p>16644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301036" office:value-type="float">
            <text:p>3803660083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645" office:value-type="float">
            <text:p>16645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301037" office:value-type="float">
            <text:p>3803660083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TL Metadata" office:value="16646" office:value-type="float">
            <text:p>16646</text:p>
          </table:table-cell>
          <table:table-cell ns41:value-type="string" table:style-name="TL Metadata" office:value-type="string">
            <text:p>Li-4edl</text:p>
          </table:table-cell>
          <table:table-cell ns41:value-type="float" table:style-name="TL Metadata" office:value="380366008301038" office:value-type="float">
            <text:p>3803660083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style-name="ce18"/>
          <table:table-cell table:style-name="ce2"/>
          <table:table-cell table:style-name="ce44"/>
          <table:table-cell table:style-name="ce18" table:number-columns-repeated="4"/>
          <table:table-cell table:style-name="ce45"/>
          <table:table-cell table:style-name="ce18" table:number-columns-repeated="13"/>
          <table:table-cell table:style-name="ce2" table:number-columns-repeated="51"/>
          <table:table-cell table:number-columns-repeated="952"/>
        </table:table-row>
        <table:table-row table:style-name="ro4">
          <table:table-cell table:style-name="ce10"/>
          <table:table-cell table:style-name="ce2"/>
          <table:table-cell table:style-name="ce43"/>
          <table:table-cell table:number-columns-repeated="4"/>
          <table:table-cell table:style-name="ce45"/>
          <table:table-cell table:number-columns-repeated="1016"/>
        </table:table-row>
        <table:table-row table:style-name="ro4">
          <table:table-cell table:style-name="ce10"/>
          <table:table-cell/>
          <table:table-cell table:style-name="ce43"/>
          <table:table-cell table:number-columns-repeated="1021"/>
        </table:table-row>
        <table:table-row table:style-name="ro4">
          <table:table-cell table:style-name="ce10" table:number-columns-repeated="181"/>
          <table:table-cell table:number-columns-repeated="843"/>
        </table:table-row>
        <table:table-row table:style-name="ro4" table:number-rows-repeated="104736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ERDE_20_GEDEELTE" style:page-layout-name="Mpm3" style:display-name="PageStyle_VIERDE GEDEELTE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page-layout-name="Mpm3" style:display-name="PageStyle_Opmerking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15T11:22:04</meta:creation-date>
    <dc:creator>Helpdesk</dc:creator>
    <dc:date>2004-12-20T18:19:20</dc:date>
    <meta:document-statistic meta:object-count="0" meta:cell-count="10871" meta:table-count="2"/>
    <meta:generator>ODFPY/1.3.0dev</meta:generator>
  </office:meta>
</office:document-meta>
</file>